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ourier" svg:font-family="Courier"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835in"/>
    </style:style>
    <style:style style:name="co2" style:family="table-column">
      <style:table-column-properties fo:break-before="auto" style:column-width="0.5417in"/>
    </style:style>
    <style:style style:name="co3" style:family="table-column">
      <style:table-column-properties fo:break-before="auto" style:column-width="0.6874in"/>
    </style:style>
    <style:style style:name="co4" style:family="table-column">
      <style:table-column-properties fo:break-before="auto" style:column-width="0.5835in"/>
    </style:style>
    <style:style style:name="co5" style:family="table-column">
      <style:table-column-properties fo:break-before="auto" style:column-width="0.8957in"/>
    </style:style>
    <style:style style:name="co6" style:family="table-column">
      <style:table-column-properties fo:break-before="auto" style:column-width="6.7291in"/>
    </style:style>
    <style:style style:name="co7" style:family="table-column">
      <style:table-column-properties fo:break-before="auto" style:column-width="3.5937in"/>
    </style:style>
    <style:style style:name="co8" style:family="table-column">
      <style:table-column-properties fo:break-before="auto" style:column-width="2.948in"/>
    </style:style>
    <style:style style:name="co9" style:family="table-column">
      <style:table-column-properties fo:break-before="auto" style:column-width="1.25in"/>
    </style:style>
    <style:style style:name="co10" style:family="table-column">
      <style:table-column-properties fo:break-before="auto" style:column-width="0.8925in"/>
    </style:style>
    <style:style style:name="ro1" style:family="table-row">
      <style:table-row-properties style:row-height="0.2008in" fo:break-before="auto" style:use-optimal-row-height="true"/>
    </style:style>
    <style:style style:name="ro2" style:family="table-row">
      <style:table-row-properties style:row-height="0.1736in" fo:break-before="auto" style:use-optimal-row-height="true"/>
    </style:style>
    <style:style style:name="ro3" style:family="table-row">
      <style:table-row-properties style:row-height="2.1925in" fo:break-before="auto" style:use-optimal-row-height="true"/>
    </style:style>
    <style:style style:name="ro4" style:family="table-row">
      <style:table-row-properties style:row-height="0.3283in" fo:break-before="auto" style:use-optimal-row-height="true"/>
    </style:style>
    <style:style style:name="ro5" style:family="table-row">
      <style:table-row-properties style:row-height="0.4839in" fo:break-before="auto" style:use-optimal-row-height="true"/>
    </style:style>
    <style:style style:name="ro6" style:family="table-row">
      <style:table-row-properties style:row-height="1.7264in" fo:break-before="auto" style:use-optimal-row-height="true"/>
    </style:style>
    <style:style style:name="ro7" style:family="table-row">
      <style:table-row-properties style:row-height="0.7945in" fo:break-before="auto" style:use-optimal-row-height="true"/>
    </style:style>
    <style:style style:name="ro8" style:family="table-row">
      <style:table-row-properties style:row-height="0.6398in" fo:break-before="auto" style:use-optimal-row-height="true"/>
    </style:style>
    <style:style style:name="ro9" style:family="table-row">
      <style:table-row-properties style:row-height="1.4161in" fo:break-before="auto" style:use-optimal-row-height="true"/>
    </style:style>
    <style:style style:name="ro10" style:family="table-row">
      <style:table-row-properties style:row-height="3.1252in" fo:break-before="auto" style:use-optimal-row-height="true"/>
    </style:style>
    <style:style style:name="ro11" style:family="table-row">
      <style:table-row-properties style:row-height="2.0374in" fo:break-before="auto" style:use-optimal-row-height="true"/>
    </style:style>
    <style:style style:name="ro12" style:family="table-row">
      <style:table-row-properties style:row-height="1.5717in" fo:break-before="auto" style:use-optimal-row-height="true"/>
    </style:style>
    <style:style style:name="ro13" style:family="table-row">
      <style:table-row-properties style:row-height="1.8819in" fo:break-before="auto" style:use-optimal-row-height="true"/>
    </style:style>
    <style:style style:name="ro14" style:family="table-row">
      <style:table-row-properties style:row-height="1.2602in" fo:break-before="auto" style:use-optimal-row-height="true"/>
    </style:style>
    <style:style style:name="ro15" style:family="table-row">
      <style:table-row-properties style:row-height="0.95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data-style-name="N116">
      <style:table-cell-properties fo:wrap-option="wrap" style:vertical-align="bottom"/>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2" style:family="table-cell" style:parent-style-name="Default" style:data-style-name="N132">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134">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fo:wrap-option="wrap" style:vertical-align="bottom"/>
      <style:text-properties style:use-window-font-color="true" style:text-line-through-style="none" style:font-name="Arial1" fo:font-size="12pt" fo:font-style="normal" style:text-underline-style="none" fo:font-weight="bold" style:font-name-asian="Arial1" style:font-size-asian="12pt" style:font-style-asian="normal" style:font-weight-asian="bold" style:font-size-complex="12pt" style:font-style-complex="normal" style:font-weight-complex="bold"/>
    </style:style>
    <style:style style:name="ce5"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7" style:family="table-cell" style:parent-style-name="Default" style:data-style-name="N0">
      <style:table-cell-properties fo:wrap-option="wrap" style:vertical-align="bottom"/>
      <style:text-properties fo:color="#000000"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fo:wrap-option="wrap" style:vertical-align="bottom"/>
      <style:text-properties style:use-window-font-color="true"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font-name="Courier"/>
    </style:style>
    <style:style style:name="T3" style:family="text">
      <style:text-properties style:font-name="Courier" style:text-underline-style="solid" style:text-underline-width="auto" style:text-underline-color="font-color"/>
    </style:style>
    <style:style style:name="T4" style:family="text">
      <style:text-properties style:text-underline-style="none"/>
    </style:style>
    <style:style style:name="T5" style:family="text">
      <style:text-properties style:font-name="Arial"/>
    </style:style>
  </office:automatic-styles>
  <office:body>
    <office:spreadsheet>
      <table:table table:name="Sheet1" table:style-name="ta1" table:print="false">
        <office:forms form:automatic-focus="false" form:apply-design-mode="false"/>
        <table:table-column table:style-name="co1" table:visibility="collapse" table:default-cell-style-name="ce3"/>
        <table:table-column table:style-name="co2" table:visibility="collapse" table:default-cell-style-name="ce2"/>
        <table:table-column table:style-name="co3" table:visibility="collapse" table:default-cell-style-name="ce3"/>
        <table:table-column table:style-name="co4" table:default-cell-style-name="ce2"/>
        <table:table-column table:style-name="co5" table:default-cell-style-name="ce5"/>
        <table:table-column table:style-name="co6" table:default-cell-style-name="ce5"/>
        <table:table-column table:style-name="co7" table:default-cell-style-name="Default"/>
        <table:table-column table:style-name="co8" table:default-cell-style-name="Default"/>
        <table:table-column table:style-name="co9" table:number-columns-repeated="248" table:default-cell-style-name="Default"/>
        <table:table-row table:style-name="ro1">
          <table:table-cell table:style-name="ce1" office:value-type="string">
            <text:p>front</text:p>
          </table:table-cell>
          <table:table-cell table:style-name="ce4" office:value-type="string">
            <text:p>scr</text:p>
          </table:table-cell>
          <table:table-cell table:style-name="ce4" office:value-type="string">
            <text:p>side</text:p>
          </table:table-cell>
          <table:table-cell table:style-name="ce4" office:value-type="string">
            <text:p>tid</text:p>
          </table:table-cell>
          <table:table-cell table:style-name="ce4" office:value-type="string">
            <text:p>Hvem</text:p>
          </table:table-cell>
          <table:table-cell table:style-name="ce4" office:value-type="string">
            <text:p>Verbalt</text:p>
          </table:table-cell>
          <table:table-cell table:style-name="ce4" office:value-type="string">
            <text:p>Non-verbalt</text:p>
          </table:table-cell>
          <table:table-cell table:style-name="ce4" office:value-type="string">
            <text:p>kommentar</text:p>
          </table:table-cell>
          <table:table-cell table:style-name="ce4" office:value-type="string">
            <text:p>Kategori</text:p>
          </table:table-cell>
          <table:table-cell table:number-columns-repeated="247"/>
        </table:table-row>
        <table:table-row table:style-name="ro2">
          <table:table-cell table:style-name="ce2" office:value-type="float" office:value="1.03819444444444">
            <text:p>24:55:00</text:p>
          </table:table-cell>
          <table:table-cell table:style-name="ce3" office:value-type="float" office:value="0.032638888888889">
            <text:p>0:47:00</text:p>
          </table:table-cell>
          <table:table-cell table:style-name="ce2" office:value-type="float" office:value="1.02986111111111">
            <text:p>24:43:00</text:p>
          </table:table-cell>
          <table:table-cell table:style-name="Default" table:number-columns-repeated="3"/>
          <table:table-cell table:number-columns-repeated="250"/>
        </table:table-row>
        <table:table-row table:style-name="ro3">
          <table:table-cell table:style-name="Default" table:number-columns-repeated="3"/>
          <table:table-cell table:style-name="ce6" office:value-type="string">
            <text:p>Hypotesetesting: Utelukker at temperaturen er merkverdig forskjellig i skapet og vinduet</text:p>
          </table:table-cell>
          <table:table-cell table:style-name="Default" table:number-columns-repeated="2"/>
          <table:table-cell table:number-columns-repeated="250"/>
        </table:table-row>
        <table:table-row table:style-name="ro4">
          <table:table-cell office:value-type="float" office:value="0.000694444444444">
            <text:p>0:01:00</text:p>
          </table:table-cell>
          <table:table-cell table:formula="of:=SUM(([.D4]+[.B$2]))" office:value-type="float" office:value="1.07152777777777">
            <text:p>25:43:00</text:p>
          </table:table-cell>
          <table:table-cell table:formula="of:=SUM(([.D4]-[.C$2]))" office:value-type="float" office:value="0.00902777777777408">
            <text:p>0:13:00</text:p>
          </table:table-cell>
          <table:table-cell table:formula="of:=SUM(([.A$2]+[.A4]))" office:value-type="float" office:value="1.03888888888888">
            <text:p>24:56:00</text:p>
          </table:table-cell>
          <table:table-cell office:value-type="string">
            <text:p>Nora</text:p>
          </table:table-cell>
          <table:table-cell office:value-type="string">
            <text:p>..så vi det på?..</text:p>
          </table:table-cell>
          <table:table-cell table:number-columns-repeated="250"/>
        </table:table-row>
        <table:table-row table:style-name="ro4">
          <table:table-cell office:value-type="float" office:value="0.001388888888889">
            <text:p>0:02:00</text:p>
          </table:table-cell>
          <table:table-cell table:formula="of:=SUM(([.D5]+[.B$2]))" office:value-type="float" office:value="1.07222222222222">
            <text:p>25:44:00</text:p>
          </table:table-cell>
          <table:table-cell table:formula="of:=SUM(([.D5]-[.C$2]))" office:value-type="float" office:value="0.00972222222221908">
            <text:p>0:14:00</text:p>
          </table:table-cell>
          <table:table-cell table:formula="of:=SUM(([.A$2]+[.A5]))" office:value-type="float" office:value="1.03958333333333">
            <text:p>24:57:00</text:p>
          </table:table-cell>
          <table:table-cell office:value-type="string">
            <text:p>Siri</text:p>
          </table:table-cell>
          <table:table-cell office:value-type="string">
            <text:p>Temperaturen?</text:p>
          </table:table-cell>
          <table:table-cell table:number-columns-repeated="250"/>
        </table:table-row>
        <table:table-row table:style-name="ro4">
          <table:table-cell office:value-type="float" office:value="0.002083333333333">
            <text:p>0:03:00</text:p>
          </table:table-cell>
          <table:table-cell table:formula="of:=SUM(([.D6]+[.B$2]))" office:value-type="float" office:value="1.07291666666666">
            <text:p>25:45:00</text:p>
          </table:table-cell>
          <table:table-cell table:formula="of:=SUM(([.D6]-[.C$2]))" office:value-type="float" office:value="0.010416666666663">
            <text:p>0:15:00</text:p>
          </table:table-cell>
          <table:table-cell table:formula="of:=SUM(([.A$2]+[.A6]))" office:value-type="float" office:value="1.04027777777777">
            <text:p>24:58:00</text:p>
          </table:table-cell>
          <table:table-cell office:value-type="string">
            <text:p>Nora</text:p>
          </table:table-cell>
          <table:table-cell office:value-type="string">
            <text:p>...mhm..</text:p>
          </table:table-cell>
          <table:table-cell table:number-columns-repeated="250"/>
        </table:table-row>
        <table:table-row table:style-name="ro4">
          <table:table-cell office:value-type="float" office:value="0.002777777777778">
            <text:p>0:04:00</text:p>
          </table:table-cell>
          <table:table-cell table:formula="of:=SUM(([.D7]+[.B$2]))" office:value-type="float" office:value="1.07361111111111">
            <text:p>25:46:00</text:p>
          </table:table-cell>
          <table:table-cell table:formula="of:=SUM(([.D7]-[.C$2]))" office:value-type="float" office:value="0.011111111111108">
            <text:p>0:16:00</text:p>
          </table:table-cell>
          <table:table-cell table:formula="of:=SUM(([.A$2]+[.A7]))" office:value-type="float" office:value="1.04097222222222">
            <text:p>24:59:00</text:p>
          </table:table-cell>
          <table:table-cell office:value-type="string">
            <text:p>Siri</text:p>
          </table:table-cell>
          <table:table-cell office:value-type="string">
            <text:p>Jeg tror det</text:p>
          </table:table-cell>
          <table:table-cell table:style-name="ce5" office:value-type="string">
            <text:p>Går inn på siden med oversikt over alle videoene</text:p>
          </table:table-cell>
          <table:table-cell table:number-columns-repeated="249"/>
        </table:table-row>
        <table:table-row table:style-name="ro4">
          <table:table-cell office:value-type="float" office:value="0.004861111111111">
            <text:p>0:07:00</text:p>
          </table:table-cell>
          <table:table-cell table:formula="of:=SUM(([.D8]+[.B$2]))" office:value-type="float" office:value="1.07569444444444">
            <text:p>25:49:00</text:p>
          </table:table-cell>
          <table:table-cell table:formula="of:=SUM(([.D8]-[.C$2]))" office:value-type="float" office:value="0.013194444444441">
            <text:p>0:19:00</text:p>
          </table:table-cell>
          <table:table-cell table:formula="of:=SUM(([.A$2]+[.A8]))" office:value-type="float" office:value="1.04305555555555">
            <text:p>25:02:00</text:p>
          </table:table-cell>
          <table:table-cell office:value-type="string">
            <text:p>Siri</text:p>
          </table:table-cell>
          <table:table-cell office:value-type="string">
            <text:p>Ihvertfall ganske lik</text:p>
          </table:table-cell>
          <table:table-cell table:style-name="ce5" office:value-type="string">
            <text:p>Alles oppmerksomhet rettet mot skjerm</text:p>
          </table:table-cell>
          <table:table-cell table:number-columns-repeated="249"/>
        </table:table-row>
        <table:table-row table:style-name="ro4">
          <table:table-cell office:value-type="float" office:value="0.005555555555556">
            <text:p>0:08:00</text:p>
          </table:table-cell>
          <table:table-cell table:formula="of:=SUM(([.D9]+[.B$2]))" office:value-type="float" office:value="1.07638888888889">
            <text:p>25:50:00</text:p>
          </table:table-cell>
          <table:table-cell table:formula="of:=SUM(([.D9]-[.C$2]))" office:value-type="float" office:value="0.013888888888886">
            <text:p>0:20:00</text:p>
          </table:table-cell>
          <table:table-cell table:formula="of:=SUM(([.A$2]+[.A9]))" office:value-type="float" office:value="1.04375">
            <text:p>25:03:00</text:p>
          </table:table-cell>
          <table:table-cell office:value-type="string">
            <text:p>Nora</text:p>
          </table:table-cell>
          <table:table-cell office:value-type="string">
            <text:p>gå på grafen ((refererer til temperaturgraf på skjermen))</text:p>
          </table:table-cell>
          <table:table-cell table:number-columns-repeated="250"/>
        </table:table-row>
        <table:table-row table:style-name="ro4">
          <table:table-cell office:value-type="float" office:value="0.00625">
            <text:p>0:09:00</text:p>
          </table:table-cell>
          <table:table-cell table:formula="of:=SUM(([.D10]+[.B$2]))" office:value-type="float" office:value="1.07708333333333">
            <text:p>25:51:00</text:p>
          </table:table-cell>
          <table:table-cell table:formula="of:=SUM(([.D10]-[.C$2]))" office:value-type="float" office:value="0.0145833333333301">
            <text:p>0:21:00</text:p>
          </table:table-cell>
          <table:table-cell table:formula="of:=SUM(([.A$2]+[.A10]))" office:value-type="float" office:value="1.04444444444444">
            <text:p>25:04:00</text:p>
          </table:table-cell>
          <table:table-cell office:value-type="string">
            <text:p>Siri</text:p>
          </table:table-cell>
          <table:table-cell office:value-type="string">
            <text:p>..det står...men det står her <text:span text:style-name="T1">også</text:span></text:p>
          </table:table-cell>
          <table:table-cell/>
          <table:table-cell table:style-name="ce5" office:value-type="string">
            <text:p>Står her også refererer til maks og minimumsverdiene for dagene videoene er fra</text:p>
          </table:table-cell>
          <table:table-cell table:number-columns-repeated="248"/>
        </table:table-row>
        <table:table-row table:style-name="ro4">
          <table:table-cell office:value-type="float" office:value="0.009722222222222">
            <text:p>0:14:00</text:p>
          </table:table-cell>
          <table:table-cell table:formula="of:=SUM(([.D11]+[.B$2]))" office:value-type="float" office:value="1.08055555555555">
            <text:p>25:56:00</text:p>
          </table:table-cell>
          <table:table-cell table:formula="of:=SUM(([.D11]-[.C$2]))" office:value-type="float" office:value="0.0180555555555519">
            <text:p>0:26:00</text:p>
          </table:table-cell>
          <table:table-cell table:formula="of:=SUM(([.A$2]+[.A11]))" office:value-type="float" office:value="1.04791666666666">
            <text:p>25:09:00</text:p>
          </table:table-cell>
          <table:table-cell office:value-type="string">
            <text:p>Siri</text:p>
          </table:table-cell>
          <table:table-cell office:value-type="string">
            <text:p>...hvor er det? ((snakker til seg selv))</text:p>
          </table:table-cell>
          <table:table-cell table:style-name="ce5" office:value-type="string">
            <text:p>Klikker</text:p>
          </table:table-cell>
          <table:table-cell table:number-columns-repeated="249"/>
        </table:table-row>
        <table:table-row table:style-name="ro4">
          <table:table-cell office:value-type="float" office:value="0.011805555555556">
            <text:p>0:17:00</text:p>
          </table:table-cell>
          <table:table-cell table:formula="of:=SUM(([.D12]+[.B$2]))" office:value-type="float" office:value="1.08263888888889">
            <text:p>25:59:00</text:p>
          </table:table-cell>
          <table:table-cell table:formula="of:=SUM(([.D12]-[.C$2]))" office:value-type="float" office:value="0.020138888888886">
            <text:p>0:29:00</text:p>
          </table:table-cell>
          <table:table-cell table:formula="of:=SUM(([.A$2]+[.A12]))" office:value-type="float" office:value="1.05">
            <text:p>25:12:00</text:p>
          </table:table-cell>
          <table:table-cell office:value-type="string">
            <text:p>Nora</text:p>
          </table:table-cell>
          <table:table-cell office:value-type="string">
            <text:p>fjerde november</text:p>
          </table:table-cell>
          <table:table-cell table:style-name="ce5" office:value-type="string">
            <text:p>Peker mot skjermen</text:p>
          </table:table-cell>
          <table:table-cell table:number-columns-repeated="249"/>
        </table:table-row>
        <table:table-row table:style-name="ro4">
          <table:table-cell office:value-type="float" office:value="0.015972222222222">
            <text:p>0:23:00</text:p>
          </table:table-cell>
          <table:table-cell table:formula="of:=SUM(([.D13]+[.B$2]))" office:value-type="float" office:value="1.08680555555555">
            <text:p>26:05:00</text:p>
          </table:table-cell>
          <table:table-cell table:formula="of:=SUM(([.D13]-[.C$2]))" office:value-type="float" office:value="0.024305555555552">
            <text:p>0:35:00</text:p>
          </table:table-cell>
          <table:table-cell table:formula="of:=SUM(([.A$2]+[.A13]))" office:value-type="float" office:value="1.05416666666666">
            <text:p>25:18:00</text:p>
          </table:table-cell>
          <table:table-cell office:value-type="string">
            <text:p>Siri</text:p>
          </table:table-cell>
          <table:table-cell office:value-type="string">
            <text:p>mellom 21 og 22...litt rundt det?</text:p>
          </table:table-cell>
          <table:table-cell/>
          <table:table-cell table:style-name="ce5" office:value-type="string">
            <text:p>Refererer til maks og minimumsverdiene for temperaturen i videoen mandag 4. november</text:p>
          </table:table-cell>
          <table:table-cell table:number-columns-repeated="248"/>
        </table:table-row>
        <table:table-row table:style-name="ro4">
          <table:table-cell office:value-type="float" office:value="0.020138888888889">
            <text:p>0:29:00</text:p>
          </table:table-cell>
          <table:table-cell table:formula="of:=SUM(([.D14]+[.B$2]))" office:value-type="float" office:value="1.09097222222222">
            <text:p>26:11:00</text:p>
          </table:table-cell>
          <table:table-cell table:formula="of:=SUM(([.D14]-[.C$2]))" office:value-type="float" office:value="0.0284722222222189">
            <text:p>0:41:00</text:p>
          </table:table-cell>
          <table:table-cell table:formula="of:=SUM(([.A$2]+[.A14]))" office:value-type="float" office:value="1.05833333333333">
            <text:p>25:24:00</text:p>
          </table:table-cell>
          <table:table-cell office:value-type="string">
            <text:p>Nora</text:p>
          </table:table-cell>
          <table:table-cell office:value-type="string">
            <text:p>mhm</text:p>
          </table:table-cell>
          <table:table-cell table:number-columns-repeated="250"/>
        </table:table-row>
        <table:table-row table:style-name="ro4">
          <table:table-cell office:value-type="float" office:value="0.020833333333333">
            <text:p>0:30:00</text:p>
          </table:table-cell>
          <table:table-cell table:formula="of:=SUM(([.D15]+[.B$2]))" office:value-type="float" office:value="1.09166666666666">
            <text:p>26:12:00</text:p>
          </table:table-cell>
          <table:table-cell table:formula="of:=SUM(([.D15]-[.C$2]))" office:value-type="float" office:value="0.029166666666663">
            <text:p>0:42:00</text:p>
          </table:table-cell>
          <table:table-cell table:formula="of:=SUM(([.A$2]+[.A15]))" office:value-type="float" office:value="1.05902777777777">
            <text:p>25:25:00</text:p>
          </table:table-cell>
          <table:table-cell office:value-type="string">
            <text:p>Siri</text:p>
          </table:table-cell>
          <table:table-cell office:value-type="string">
            <text:p>Også...den andre</text:p>
          </table:table-cell>
          <table:table-cell table:number-columns-repeated="250"/>
        </table:table-row>
        <table:table-row table:style-name="ro4">
          <table:table-cell office:value-type="float" office:value="0.021527777777778">
            <text:p>0:31:00</text:p>
          </table:table-cell>
          <table:table-cell table:formula="of:=SUM(([.D16]+[.B$2]))" office:value-type="float" office:value="1.09236111111111">
            <text:p>26:13:00</text:p>
          </table:table-cell>
          <table:table-cell table:formula="of:=SUM(([.D16]-[.C$2]))" office:value-type="float" office:value="0.029861111111108">
            <text:p>0:43:00</text:p>
          </table:table-cell>
          <table:table-cell table:formula="of:=SUM(([.A$2]+[.A16]))" office:value-type="float" office:value="1.05972222222222">
            <text:p>25:26:00</text:p>
          </table:table-cell>
          <table:table-cell office:value-type="string">
            <text:p>Nora</text:p>
          </table:table-cell>
          <table:table-cell office:value-type="string">
            <text:p>ja</text:p>
          </table:table-cell>
          <table:table-cell table:number-columns-repeated="250"/>
        </table:table-row>
        <table:table-row table:style-name="ro4">
          <table:table-cell office:value-type="float" office:value="0.022222222222222">
            <text:p>0:32:00</text:p>
          </table:table-cell>
          <table:table-cell table:formula="of:=SUM(([.D17]+[.B$2]))" office:value-type="float" office:value="1.09305555555555">
            <text:p>26:14:00</text:p>
          </table:table-cell>
          <table:table-cell table:formula="of:=SUM(([.D17]-[.C$2]))" office:value-type="float" office:value="0.0305555555555519">
            <text:p>0:44:00</text:p>
          </table:table-cell>
          <table:table-cell table:formula="of:=SUM(([.A$2]+[.A17]))" office:value-type="float" office:value="1.06041666666666">
            <text:p>25:27:00</text:p>
          </table:table-cell>
          <table:table-cell office:value-type="string">
            <text:p>Fredrik</text:p>
          </table:table-cell>
          <table:table-cell office:value-type="string">
            <text:p>ja</text:p>
          </table:table-cell>
          <table:table-cell table:number-columns-repeated="250"/>
        </table:table-row>
        <table:table-row table:style-name="ro4">
          <table:table-cell office:value-type="float" office:value="0.022916666666667">
            <text:p>0:33:00</text:p>
          </table:table-cell>
          <table:table-cell table:formula="of:=SUM(([.D18]+[.B$2]))" office:value-type="float" office:value="1.09375">
            <text:p>26:15:00</text:p>
          </table:table-cell>
          <table:table-cell table:formula="of:=SUM(([.D18]-[.C$2]))" office:value-type="float" office:value="0.0312499999999969">
            <text:p>0:45:00</text:p>
          </table:table-cell>
          <table:table-cell table:formula="of:=SUM(([.A$2]+[.A18]))" office:value-type="float" office:value="1.06111111111111">
            <text:p>25:28:00</text:p>
          </table:table-cell>
          <table:table-cell office:value-type="string">
            <text:p>Siri</text:p>
          </table:table-cell>
          <table:table-cell office:value-type="string">
            <text:p>ja</text:p>
          </table:table-cell>
          <table:table-cell table:number-columns-repeated="250"/>
        </table:table-row>
        <table:table-row table:style-name="ro5">
          <table:table-cell office:value-type="float" office:value="0.023611111111111">
            <text:p>0:34:00</text:p>
          </table:table-cell>
          <table:table-cell table:formula="of:=SUM(([.D19]+[.B$2]))" office:value-type="float" office:value="1.09444444444444">
            <text:p>26:16:00</text:p>
          </table:table-cell>
          <table:table-cell table:formula="of:=SUM(([.D19]-[.C$2]))" office:value-type="float" office:value="0.031944444444441">
            <text:p>0:46:00</text:p>
          </table:table-cell>
          <table:table-cell table:formula="of:=SUM(([.A$2]+[.A19]))" office:value-type="float" office:value="1.06180555555555">
            <text:p>25:29:00</text:p>
          </table:table-cell>
          <table:table-cell office:value-type="string">
            <text:p>Siri</text:p>
          </table:table-cell>
          <table:table-cell office:value-type="string">
            <text:p>Det var cirka likt!</text:p>
          </table:table-cell>
          <table:table-cell table:style-name="ce5" office:value-type="string">
            <text:p>smiler</text:p>
          </table:table-cell>
          <table:table-cell table:style-name="ce5" office:value-type="string">
            <text:p>Refererer til maks og minimumsverdiene for temperaturen i videoen tirsdag 29. oktober i forhold til mandag 4. november</text:p>
          </table:table-cell>
          <table:table-cell table:number-columns-repeated="248"/>
        </table:table-row>
        <table:table-row table:style-name="ro2">
          <table:table-cell office:value-type="float" office:value="0.03125">
            <text:p>0:45:00</text:p>
          </table:table-cell>
          <table:table-cell table:style-name="Default" table:number-columns-repeated="2"/>
          <table:table-cell table:formula="of:=SUM(([.A$2]+[.A20]))" office:value-type="float" office:value="1.06944444444444">
            <text:p>25:40:00</text:p>
          </table:table-cell>
          <table:table-cell office:value-type="string">
            <text:p>Nora</text:p>
          </table:table-cell>
          <table:table-cell office:value-type="string">
            <text:p>det var circa en grad forskjell</text:p>
          </table:table-cell>
          <table:table-cell table:number-columns-repeated="250"/>
        </table:table-row>
        <table:table-row table:style-name="ro2">
          <table:table-cell office:value-type="float" office:value="0.031944444444444">
            <text:p>0:46:00</text:p>
          </table:table-cell>
          <table:table-cell table:style-name="Default" table:number-columns-repeated="2"/>
          <table:table-cell table:formula="of:=SUM(([.A$2]+[.A21]))" office:value-type="float" office:value="1.07013888888888">
            <text:p>25:41:00</text:p>
          </table:table-cell>
          <table:table-cell office:value-type="string">
            <text:p>Siri</text:p>
          </table:table-cell>
          <table:table-cell office:value-type="string">
            <text:p>Ja, men jeg tror ikke <text:span text:style-name="T1">det</text:span> har noe å si,</text:p>
          </table:table-cell>
          <table:table-cell table:number-columns-repeated="250"/>
        </table:table-row>
        <table:table-row table:style-name="ro4">
          <table:table-cell table:style-name="Default"/>
          <table:table-cell table:formula="of:=SUM(([.D22]+[.B$2]))" office:value-type="float" office:value="1.10277777777778">
            <text:p>26:28:00</text:p>
          </table:table-cell>
          <table:table-cell table:formula="of:=SUM(([.D22]-[.C$2]))" office:value-type="float" office:value="0.0402777777777801">
            <text:p>0:58:00</text:p>
          </table:table-cell>
          <table:table-cell office:value-type="float" office:value="1.07013888888889">
            <text:p>25:41:00</text:p>
          </table:table-cell>
          <table:table-cell table:style-name="Default" table:number-columns-repeated="2"/>
          <table:table-cell table:style-name="ce5" office:value-type="string">
            <text:p>Siri går inn på grafen over jordfuktighet og zoomer ut slilk at grafen viser hele perioden. </text:p>
          </table:table-cell>
          <table:table-cell table:number-columns-repeated="249"/>
        </table:table-row>
        <table:table-row table:style-name="ro6">
          <table:table-cell table:style-name="Default" table:number-columns-repeated="3"/>
          <table:table-cell table:style-name="ce6" office:value-type="string">
            <text:p>Går videre til oppgave 3c ettersom de allerede har snakket om 3b</text:p>
          </table:table-cell>
          <table:table-cell table:style-name="Default" table:number-columns-repeated="2"/>
          <table:table-cell table:number-columns-repeated="250"/>
        </table:table-row>
        <table:table-row table:style-name="ro2">
          <table:table-cell table:style-name="Default" table:number-columns-repeated="3"/>
          <table:table-cell office:value-type="float" office:value="1.07083333333333">
            <text:p>25:42:00</text:p>
          </table:table-cell>
          <table:table-cell office:value-type="string">
            <text:p>Alle</text:p>
          </table:table-cell>
          <table:table-cell table:style-name="Default"/>
          <table:table-cell table:style-name="ce5" office:value-type="string">
            <text:p>Leser på oppgavearket</text:p>
          </table:table-cell>
          <table:table-cell table:number-columns-repeated="249"/>
        </table:table-row>
        <table:table-row table:style-name="ro4">
          <table:table-cell office:value-type="float" office:value="0.039583333333333">
            <text:p>0:57:00</text:p>
          </table:table-cell>
          <table:table-cell table:formula="of:=SUM(([.D25]+[.B$2]))" office:value-type="float" office:value="1.11041666666666">
            <text:p>26:39:00</text:p>
          </table:table-cell>
          <table:table-cell table:formula="of:=SUM(([.D25]-[.C$2]))" office:value-type="float" office:value="0.0479166666666631">
            <text:p>1:09:00</text:p>
          </table:table-cell>
          <table:table-cell table:formula="of:=SUM(([.A$2]+[.A25]))" office:value-type="float" office:value="1.07777777777777">
            <text:p>25:52:00</text:p>
          </table:table-cell>
          <table:table-cell office:value-type="string">
            <text:p>Siri</text:p>
          </table:table-cell>
          <table:table-cell table:style-name="ce7" office:value-type="string">
            <text:p>Ja...vi har jo også snakket om hva som kan være...årsakene til at...til at...det er så...eller til den forskjellen ((refererer til oppgave 3b))</text:p>
          </table:table-cell>
          <table:table-cell table:number-columns-repeated="250"/>
        </table:table-row>
        <table:table-row table:style-name="ro4">
          <table:table-cell office:value-type="float" office:value="0.047222222222222">
            <text:p>1:08:00</text:p>
          </table:table-cell>
          <table:table-cell table:formula="of:=SUM(([.D26]+[.B$2]))" office:value-type="float" office:value="1.11805555555555">
            <text:p>26:50:00</text:p>
          </table:table-cell>
          <table:table-cell table:formula="of:=SUM(([.D26]-[.C$2]))" office:value-type="float" office:value="0.055555555555552">
            <text:p>1:20:00</text:p>
          </table:table-cell>
          <table:table-cell table:formula="of:=SUM(([.A$2]+[.A26]))" office:value-type="float" office:value="1.08541666666666">
            <text:p>26:03:00</text:p>
          </table:table-cell>
          <table:table-cell office:value-type="string">
            <text:p>Nora</text:p>
          </table:table-cell>
          <table:table-cell office:value-type="string">
            <text:p>mhm</text:p>
          </table:table-cell>
          <table:table-cell table:number-columns-repeated="250"/>
        </table:table-row>
        <table:table-row table:style-name="ro5">
          <table:table-cell office:value-type="float" office:value="0.055555555555556">
            <text:p>1:20:00</text:p>
          </table:table-cell>
          <table:table-cell table:formula="of:=SUM(([.D27]+[.B$2]))" office:value-type="float" office:value="1.12638888888889">
            <text:p>27:02:00</text:p>
          </table:table-cell>
          <table:table-cell table:formula="of:=SUM(([.D27]-[.C$2]))" office:value-type="float" office:value="0.063888888888886">
            <text:p>1:32:00</text:p>
          </table:table-cell>
          <table:table-cell table:formula="of:=SUM(([.A$2]+[.A27]))" office:value-type="float" office:value="1.09375">
            <text:p>26:15:00</text:p>
          </table:table-cell>
          <table:table-cell office:value-type="string">
            <text:p>Fredrik</text:p>
          </table:table-cell>
          <table:table-cell office:value-type="string">
            <text:p><text:span text:style-name="T2">Hvorfor den </text:span><text:span text:style-name="T3">flater</text:span><text:span text:style-name="T2"> </text:span><text:span text:style-name="T3">ut</text:span> ((refererer til oppgave 3c))...det er jo...</text:p>
          </table:table-cell>
          <table:table-cell table:style-name="ce5" office:value-type="string">
            <text:p>Siri beveger musepekeren over punktene i slutten av grafen, der den flater ut, og ser på bildene som dukekr opp</text:p>
          </table:table-cell>
          <table:table-cell table:number-columns-repeated="249"/>
        </table:table-row>
        <table:table-row table:style-name="ro4">
          <table:table-cell office:value-type="float" office:value="0.056944444444444">
            <text:p>1:22:00</text:p>
          </table:table-cell>
          <table:table-cell table:formula="of:=SUM(([.D28]+[.B$2]))" office:value-type="float" office:value="1.12777777777777">
            <text:p>27:04:00</text:p>
          </table:table-cell>
          <table:table-cell table:formula="of:=SUM(([.D28]-[.C$2]))" office:value-type="float" office:value="0.065277777777774">
            <text:p>1:34:00</text:p>
          </table:table-cell>
          <table:table-cell table:formula="of:=SUM(([.A$2]+[.A28]))" office:value-type="float" office:value="1.09513888888888">
            <text:p>26:17:00</text:p>
          </table:table-cell>
          <table:table-cell office:value-type="string">
            <text:p>Siri</text:p>
          </table:table-cell>
          <table:table-cell office:value-type="string">
            <text:p>...kanskje...</text:p>
          </table:table-cell>
          <table:table-cell table:number-columns-repeated="250"/>
        </table:table-row>
        <table:table-row table:style-name="ro4">
          <table:table-cell office:value-type="float" office:value="0.057638888888889">
            <text:p>1:23:00</text:p>
          </table:table-cell>
          <table:table-cell table:formula="of:=SUM(([.D29]+[.B$2]))" office:value-type="float" office:value="1.12847222222222">
            <text:p>27:05:00</text:p>
          </table:table-cell>
          <table:table-cell table:formula="of:=SUM(([.D29]-[.C$2]))" office:value-type="float" office:value="0.065972222222219">
            <text:p>1:35:00</text:p>
          </table:table-cell>
          <table:table-cell table:formula="of:=SUM(([.A$2]+[.A29]))" office:value-type="float" office:value="1.09583333333333">
            <text:p>26:18:00</text:p>
          </table:table-cell>
          <table:table-cell office:value-type="string">
            <text:p>Fredrik</text:p>
          </table:table-cell>
          <table:table-cell office:value-type="string">
            <text:p>...ja kanskje den begynner på en måte å bli <text:span text:style-name="T1">ferdig vokst</text:span> da?</text:p>
          </table:table-cell>
          <table:table-cell table:number-columns-repeated="250"/>
        </table:table-row>
        <table:table-row table:style-name="ro4">
          <table:table-cell office:value-type="float" office:value="0.060416666666667">
            <text:p>1:27:00</text:p>
          </table:table-cell>
          <table:table-cell table:formula="of:=SUM(([.D30]+[.B$2]))" office:value-type="float" office:value="1.13125">
            <text:p>27:09:00</text:p>
          </table:table-cell>
          <table:table-cell table:formula="of:=SUM(([.D30]-[.C$2]))" office:value-type="float" office:value="0.068749999999997">
            <text:p>1:39:00</text:p>
          </table:table-cell>
          <table:table-cell table:formula="of:=SUM(([.A$2]+[.A30]))" office:value-type="float" office:value="1.09861111111111">
            <text:p>26:22:00</text:p>
          </table:table-cell>
          <table:table-cell office:value-type="string">
            <text:p>Siri</text:p>
          </table:table-cell>
          <table:table-cell office:value-type="string">
            <text:p>..mhm siden her er den jo <text:span text:style-name="T1">veldig</text:span> høy</text:p>
          </table:table-cell>
          <table:table-cell/>
          <table:table-cell table:style-name="ce5" office:value-type="string">
            <text:p>Refererer til bildet på skjermen fra den 11. nov kl 22:24</text:p>
          </table:table-cell>
          <table:table-cell table:number-columns-repeated="248"/>
        </table:table-row>
        <table:table-row table:style-name="ro4">
          <table:table-cell office:value-type="float" office:value="0.061805555555556">
            <text:p>1:29:00</text:p>
          </table:table-cell>
          <table:table-cell table:formula="of:=SUM(([.D31]+[.B$2]))" office:value-type="float" office:value="1.13263888888889">
            <text:p>27:11:00</text:p>
          </table:table-cell>
          <table:table-cell table:formula="of:=SUM(([.D31]-[.C$2]))" office:value-type="float" office:value="0.0701388888888861">
            <text:p>1:41:00</text:p>
          </table:table-cell>
          <table:table-cell table:formula="of:=SUM(([.A$2]+[.A31]))" office:value-type="float" office:value="1.1">
            <text:p>26:24:00</text:p>
          </table:table-cell>
          <table:table-cell office:value-type="string">
            <text:p>Fredrik</text:p>
          </table:table-cell>
          <table:table-cell office:value-type="string">
            <text:p>mhm</text:p>
          </table:table-cell>
          <table:table-cell table:number-columns-repeated="250"/>
        </table:table-row>
        <table:table-row table:style-name="ro4">
          <table:table-cell office:value-type="float" office:value="0.064583333333333">
            <text:p>1:33:00</text:p>
          </table:table-cell>
          <table:table-cell table:formula="of:=SUM(([.D32]+[.B$2]))" office:value-type="float" office:value="1.13541666666666">
            <text:p>27:15:00</text:p>
          </table:table-cell>
          <table:table-cell table:formula="of:=SUM(([.D32]-[.C$2]))" office:value-type="float" office:value="0.072916666666663">
            <text:p>1:45:00</text:p>
          </table:table-cell>
          <table:table-cell table:formula="of:=SUM(([.A$2]+[.A32]))" office:value-type="float" office:value="1.10277777777777">
            <text:p>26:28:00</text:p>
          </table:table-cell>
          <table:table-cell office:value-type="string">
            <text:p>Siri</text:p>
          </table:table-cell>
          <table:table-cell office:value-type="string">
            <text:p>...at den ikke <text:span text:style-name="T1">kan</text:span> vokse så veldig mye mer!</text:p>
          </table:table-cell>
          <table:table-cell table:number-columns-repeated="250"/>
        </table:table-row>
        <table:table-row table:style-name="ro4">
          <table:table-cell office:value-type="float" office:value="0.065277777777778">
            <text:p>1:34:00</text:p>
          </table:table-cell>
          <table:table-cell table:formula="of:=SUM(([.D33]+[.B$2]))" office:value-type="float" office:value="1.13611111111111">
            <text:p>27:16:00</text:p>
          </table:table-cell>
          <table:table-cell table:formula="of:=SUM(([.D33]-[.C$2]))" office:value-type="float" office:value="0.073611111111108">
            <text:p>1:46:00</text:p>
          </table:table-cell>
          <table:table-cell table:formula="of:=SUM(([.A$2]+[.A33]))" office:value-type="float" office:value="1.10347222222222">
            <text:p>26:29:00</text:p>
          </table:table-cell>
          <table:table-cell office:value-type="string">
            <text:p>Fredrik</text:p>
          </table:table-cell>
          <table:table-cell office:value-type="string">
            <text:p>mhm</text:p>
          </table:table-cell>
          <table:table-cell table:style-name="ce5" office:value-type="string">
            <text:p>Siri blar seg gjennom punktene i slutten av grafen for å se på bildene</text:p>
          </table:table-cell>
          <table:table-cell table:number-columns-repeated="249"/>
        </table:table-row>
        <table:table-row table:style-name="ro4">
          <table:table-cell office:value-type="float" office:value="0.068055555555556">
            <text:p>1:38:00</text:p>
          </table:table-cell>
          <table:table-cell table:formula="of:=SUM(([.D34]+[.B$2]))" office:value-type="float" office:value="1.13888888888889">
            <text:p>27:20:00</text:p>
          </table:table-cell>
          <table:table-cell table:formula="of:=SUM(([.D34]-[.C$2]))" office:value-type="float" office:value="0.076388888888886">
            <text:p>1:50:00</text:p>
          </table:table-cell>
          <table:table-cell table:formula="of:=SUM(([.A$2]+[.A34]))" office:value-type="float" office:value="1.10625">
            <text:p>26:33:00</text:p>
          </table:table-cell>
          <table:table-cell office:value-type="string">
            <text:p>Siri</text:p>
          </table:table-cell>
          <table:table-cell office:value-type="string">
            <text:p>Fordi hvis den vokser veldig mye så blir den kanskje så tung at den bøyer seg nedover?</text:p>
          </table:table-cell>
          <table:table-cell table:number-columns-repeated="250"/>
        </table:table-row>
        <table:table-row table:style-name="ro5">
          <table:table-cell office:value-type="float" office:value="0.072916666666667">
            <text:p>1:45:00</text:p>
          </table:table-cell>
          <table:table-cell table:formula="of:=SUM(([.D35]+[.B$2]))" office:value-type="float" office:value="1.14375">
            <text:p>27:27:00</text:p>
          </table:table-cell>
          <table:table-cell table:formula="of:=SUM(([.D35]-[.C$2]))" office:value-type="float" office:value="0.0812499999999969">
            <text:p>1:57:00</text:p>
          </table:table-cell>
          <table:table-cell table:formula="of:=SUM(([.A$2]+[.A35]))" office:value-type="float" office:value="1.11111111111111">
            <text:p>26:40:00</text:p>
          </table:table-cell>
          <table:table-cell office:value-type="string">
            <text:p>Nora</text:p>
          </table:table-cell>
          <table:table-cell office:value-type="string">
            <text:p>Den ((kurven)) flater seg ut der også? ((refererer til graf))</text:p>
          </table:table-cell>
          <table:table-cell table:style-name="ce5" office:value-type="string">
            <text:p>Nora holder musepekeren over ett tidligere punkt i grafen, hvor de fleste punktene også ligger rundt samme y-verdi</text:p>
          </table:table-cell>
          <table:table-cell table:number-columns-repeated="249"/>
        </table:table-row>
        <table:table-row table:style-name="ro4">
          <table:table-cell office:value-type="float" office:value="0.074305555555556">
            <text:p>1:47:00</text:p>
          </table:table-cell>
          <table:table-cell table:formula="of:=SUM(([.D36]+[.B$2]))" office:value-type="float" office:value="1.14513888888889">
            <text:p>27:29:00</text:p>
          </table:table-cell>
          <table:table-cell table:formula="of:=SUM(([.D36]-[.C$2]))" office:value-type="float" office:value="0.082638888888886">
            <text:p>1:59:00</text:p>
          </table:table-cell>
          <table:table-cell table:formula="of:=SUM(([.A$2]+[.A36]))" office:value-type="float" office:value="1.1125">
            <text:p>26:42:00</text:p>
          </table:table-cell>
          <table:table-cell office:value-type="string">
            <text:p>Siri</text:p>
          </table:table-cell>
          <table:table-cell office:value-type="string">
            <text:p>...ja men det er fordi at det er så tørt tror jeg?</text:p>
          </table:table-cell>
          <table:table-cell/>
          <table:table-cell table:style-name="ce5" office:value-type="string">
            <text:p>Kan mene at y-verdiene er like fordi vannet fordamper senere når det er lite</text:p>
          </table:table-cell>
          <table:table-cell table:number-columns-repeated="248"/>
        </table:table-row>
        <table:table-row table:style-name="ro4">
          <table:table-cell office:value-type="float" office:value="0.076388888888889">
            <text:p>1:50:00</text:p>
          </table:table-cell>
          <table:table-cell table:formula="of:=SUM(([.D37]+[.B$2]))" office:value-type="float" office:value="1.14722222222222">
            <text:p>27:32:00</text:p>
          </table:table-cell>
          <table:table-cell table:formula="of:=SUM(([.D37]-[.C$2]))" office:value-type="float" office:value="0.084722222222219">
            <text:p>2:02:00</text:p>
          </table:table-cell>
          <table:table-cell table:formula="of:=SUM(([.A$2]+[.A37]))" office:value-type="float" office:value="1.11458333333333">
            <text:p>26:45:00</text:p>
          </table:table-cell>
          <table:table-cell office:value-type="string">
            <text:p>Siri</text:p>
          </table:table-cell>
          <table:table-cell office:value-type="string">
            <text:p>Men her så flater den seg liksom...her går den mye <text:span text:style-name="T1">jevnere</text:span> ned</text:p>
          </table:table-cell>
          <table:table-cell table:style-name="ce5" office:value-type="string">
            <text:p>Viser med mus på skjerm</text:p>
          </table:table-cell>
          <table:table-cell table:style-name="ce5" office:value-type="string">
            <text:p>Refererer til forskjellen mellom absorbasjonsraten i de to siste vanningene</text:p>
          </table:table-cell>
          <table:table-cell table:number-columns-repeated="248"/>
        </table:table-row>
        <table:table-row table:style-name="ro4">
          <table:table-cell office:value-type="float" office:value="0.079166666666667">
            <text:p>1:54:00</text:p>
          </table:table-cell>
          <table:table-cell table:formula="of:=SUM(([.D38]+[.B$2]))" office:value-type="float" office:value="1.15">
            <text:p>27:36:00</text:p>
          </table:table-cell>
          <table:table-cell table:formula="of:=SUM(([.D38]-[.C$2]))" office:value-type="float" office:value="0.087499999999997">
            <text:p>2:06:00</text:p>
          </table:table-cell>
          <table:table-cell table:formula="of:=SUM(([.A$2]+[.A38]))" office:value-type="float" office:value="1.11736111111111">
            <text:p>26:49:00</text:p>
          </table:table-cell>
          <table:table-cell office:value-type="string">
            <text:p>Siri</text:p>
          </table:table-cell>
          <table:table-cell office:value-type="string">
            <text:p>her går den ((kurven)) veldig brått ned sånn at den ((planten)) bruker veldig mye vann veldig fort </text:p>
          </table:table-cell>
          <table:table-cell table:style-name="ce5" office:value-type="string">
            <text:p>Holder musepeker over nest siste vanning i grafen</text:p>
          </table:table-cell>
          <table:table-cell table:number-columns-repeated="249"/>
        </table:table-row>
        <table:table-row table:style-name="ro4">
          <table:table-cell office:value-type="float" office:value="0.083333333333333">
            <text:p>2:00:00</text:p>
          </table:table-cell>
          <table:table-cell table:formula="of:=SUM(([.D39]+[.B$2]))" office:value-type="float" office:value="1.15416666666666">
            <text:p>27:42:00</text:p>
          </table:table-cell>
          <table:table-cell table:formula="of:=SUM(([.D39]-[.C$2]))" office:value-type="float" office:value="0.091666666666663">
            <text:p>2:12:00</text:p>
          </table:table-cell>
          <table:table-cell table:formula="of:=SUM(([.A$2]+[.A39]))" office:value-type="float" office:value="1.12152777777777">
            <text:p>26:55:00</text:p>
          </table:table-cell>
          <table:table-cell office:value-type="string">
            <text:p>Siri</text:p>
          </table:table-cell>
          <table:table-cell office:value-type="string">
            <text:p>her vokser den sikkert bare litt kanskje? </text:p>
          </table:table-cell>
          <table:table-cell table:style-name="ce5" office:value-type="string">
            <text:p>Holder musepeker over siste vanning i grafen</text:p>
          </table:table-cell>
          <table:table-cell table:style-name="ce5" office:value-type="string">
            <text:p>Kan mene at planten vokser mindre når mindre vann absorberes</text:p>
          </table:table-cell>
          <table:table-cell table:number-columns-repeated="248"/>
        </table:table-row>
        <table:table-row table:style-name="ro7">
          <table:table-cell table:style-name="Default" table:number-columns-repeated="3"/>
          <table:table-cell table:style-name="ce6" office:value-type="string">
            <text:p>Går videre til oppgave 3d</text:p>
          </table:table-cell>
          <table:table-cell table:style-name="Default" table:number-columns-repeated="2"/>
          <table:table-cell table:number-columns-repeated="250"/>
        </table:table-row>
        <table:table-row table:style-name="ro2">
          <table:table-cell table:style-name="Default" table:number-columns-repeated="2"/>
          <table:table-cell table:formula="of:=SUM(([.D41]-[.C$2]))" office:value-type="float" office:value="0.09513888888889">
            <text:p>2:17:00</text:p>
          </table:table-cell>
          <table:table-cell office:value-type="float" office:value="1.125">
            <text:p>27:00:00</text:p>
          </table:table-cell>
          <table:table-cell office:value-type="string">
            <text:p>Alle</text:p>
          </table:table-cell>
          <table:table-cell table:style-name="Default"/>
          <table:table-cell table:style-name="ce5" office:value-type="string">
            <text:p>leser på oppgavearket</text:p>
          </table:table-cell>
          <table:table-cell table:number-columns-repeated="249"/>
        </table:table-row>
        <table:table-row table:style-name="ro8">
          <table:table-cell office:value-type="float" office:value="0.095138888888889">
            <text:p>2:17:00</text:p>
          </table:table-cell>
          <table:table-cell table:formula="of:=SUM(([.D42]+[.B$2]))" office:value-type="float" office:value="1.16597222222222">
            <text:p>27:59:00</text:p>
          </table:table-cell>
          <table:table-cell table:formula="of:=SUM(([.D42]-[.C$2]))" office:value-type="float" office:value="0.103472222222219">
            <text:p>2:29:00</text:p>
          </table:table-cell>
          <table:table-cell table:formula="of:=SUM(([.A$2]+[.A42]))" office:value-type="float" office:value="1.13333333333333">
            <text:p>27:12:00</text:p>
          </table:table-cell>
          <table:table-cell office:value-type="string">
            <text:p>Siri</text:p>
          </table:table-cell>
          <table:table-cell office:value-type="string">
            <text:p>Det var jo det med fotosyntese...det var jo det vi snakket om at hvis den ikke bruker fotosyntese så kan det hende at den bruker <text:span text:style-name="T1">veldig mye</text:span> vann <text:span text:style-name="T1">veldig</text:span> fort ((peker på nest siste vanning i grafen med mus på skjerm))...mens her ((peker på aller første vanning på planten i vinduet i graf)) så bruker den bare...eller bruker ganske jevnt fordi den hele tiden har fotosyntese?</text:p>
          </table:table-cell>
          <table:table-cell table:style-name="ce5" office:value-type="string">
            <text:p>Beveger musepeker frem og tilbake i jordfuktighetsgrafen</text:p>
          </table:table-cell>
          <table:table-cell table:style-name="ce5" office:value-type="string">
            <text:p>Svarer på oppgave 3d, men svaret passer bedre på 3b</text:p>
          </table:table-cell>
          <table:table-cell table:number-columns-repeated="248"/>
        </table:table-row>
        <table:table-row table:style-name="ro4">
          <table:table-cell office:value-type="float" office:value="0.111805555555556">
            <text:p>2:41:00</text:p>
          </table:table-cell>
          <table:table-cell table:formula="of:=SUM(([.D43]+[.B$2]))" office:value-type="float" office:value="1.18263888888889">
            <text:p>28:23:00</text:p>
          </table:table-cell>
          <table:table-cell table:formula="of:=SUM(([.D43]-[.C$2]))" office:value-type="float" office:value="0.120138888888886">
            <text:p>2:53:00</text:p>
          </table:table-cell>
          <table:table-cell table:formula="of:=SUM(([.A$2]+[.A43]))" office:value-type="float" office:value="1.15">
            <text:p>27:36:00</text:p>
          </table:table-cell>
          <table:table-cell office:value-type="string">
            <text:p>Siri</text:p>
          </table:table-cell>
          <table:table-cell office:value-type="string">
            <text:p>Ja og at vi kanskje tenkte at den andre planten ((planten i skapet)) må bruke mer vann?</text:p>
          </table:table-cell>
          <table:table-cell table:number-columns-repeated="250"/>
        </table:table-row>
        <table:table-row table:style-name="ro4">
          <table:table-cell office:value-type="float" office:value="0.114583333333333">
            <text:p>2:45:00</text:p>
          </table:table-cell>
          <table:table-cell table:formula="of:=SUM(([.D44]+[.B$2]))" office:value-type="float" office:value="1.18541666666666">
            <text:p>28:27:00</text:p>
          </table:table-cell>
          <table:table-cell table:formula="of:=SUM(([.D44]-[.C$2]))" office:value-type="float" office:value="0.122916666666663">
            <text:p>2:57:00</text:p>
          </table:table-cell>
          <table:table-cell table:formula="of:=SUM(([.A$2]+[.A44]))" office:value-type="float" office:value="1.15277777777777">
            <text:p>27:40:00</text:p>
          </table:table-cell>
          <table:table-cell office:value-type="string">
            <text:p>Alle</text:p>
          </table:table-cell>
          <table:table-cell table:style-name="Default"/>
          <table:table-cell table:style-name="ce5" office:value-type="string">
            <text:p>Nikker</text:p>
          </table:table-cell>
          <table:table-cell table:number-columns-repeated="249"/>
        </table:table-row>
        <table:table-row table:style-name="ro4">
          <table:table-cell office:value-type="float" office:value="0.11875">
            <text:p>2:51:00</text:p>
          </table:table-cell>
          <table:table-cell table:formula="of:=SUM(([.D45]+[.B$2]))" office:value-type="float" office:value="1.18958333333333">
            <text:p>28:33:00</text:p>
          </table:table-cell>
          <table:table-cell table:formula="of:=SUM(([.D45]-[.C$2]))" office:value-type="float" office:value="0.12708333333333">
            <text:p>3:03:00</text:p>
          </table:table-cell>
          <table:table-cell table:formula="of:=SUM(([.A$2]+[.A45]))" office:value-type="float" office:value="1.15694444444444">
            <text:p>27:46:00</text:p>
          </table:table-cell>
          <table:table-cell office:value-type="string">
            <text:p>Nora</text:p>
          </table:table-cell>
          <table:table-cell office:value-type="string">
            <text:p>jepp</text:p>
          </table:table-cell>
          <table:table-cell table:number-columns-repeated="250"/>
        </table:table-row>
        <table:table-row table:style-name="ro4">
          <table:table-cell office:value-type="float" office:value="0.119444444444444">
            <text:p>2:52:00</text:p>
          </table:table-cell>
          <table:table-cell table:formula="of:=SUM(([.D46]+[.B$2]))" office:value-type="float" office:value="1.19027777777777">
            <text:p>28:34:00</text:p>
          </table:table-cell>
          <table:table-cell table:formula="of:=SUM(([.D46]-[.C$2]))" office:value-type="float" office:value="0.127777777777774">
            <text:p>3:04:00</text:p>
          </table:table-cell>
          <table:table-cell table:formula="of:=SUM(([.A$2]+[.A46]))" office:value-type="float" office:value="1.15763888888888">
            <text:p>27:47:00</text:p>
          </table:table-cell>
          <table:table-cell office:value-type="string">
            <text:p>Siri</text:p>
          </table:table-cell>
          <table:table-cell office:value-type="string">
            <text:p>Er det noe annet vi kan si på det der? ((refererer til oppgave 3d))</text:p>
          </table:table-cell>
          <table:table-cell table:number-columns-repeated="250"/>
        </table:table-row>
        <table:table-row table:style-name="ro9">
          <table:table-cell table:style-name="Default" table:number-columns-repeated="3"/>
          <table:table-cell table:style-name="ce6" office:value-type="string">
            <text:p>Intervensjon for å få dem til å snakke om fotosyntese</text:p>
          </table:table-cell>
          <table:table-cell table:style-name="Default" table:number-columns-repeated="2"/>
          <table:table-cell table:number-columns-repeated="250"/>
        </table:table-row>
        <table:table-row table:style-name="ro4">
          <table:table-cell office:value-type="float" office:value="0.122222222222222">
            <text:p>2:56:00</text:p>
          </table:table-cell>
          <table:table-cell table:formula="of:=SUM(([.D48]+[.B$2]))" office:value-type="float" office:value="1.19305555555555">
            <text:p>28:38:00</text:p>
          </table:table-cell>
          <table:table-cell table:formula="of:=SUM(([.D48]-[.C$2]))" office:value-type="float" office:value="0.130555555555552">
            <text:p>3:08:00</text:p>
          </table:table-cell>
          <table:table-cell table:formula="of:=SUM(([.A$2]+[.A48]))" office:value-type="float" office:value="1.16041666666666">
            <text:p>27:51:00</text:p>
          </table:table-cell>
          <table:table-cell office:value-type="string">
            <text:p>Sjur</text:p>
          </table:table-cell>
          <table:table-cell office:value-type="string">
            <text:p>Men hva er det en trenger for å ha fotosyntese...hvilke faktorer?</text:p>
          </table:table-cell>
          <table:table-cell table:style-name="ce5" office:value-type="string">
            <text:p>alle ser mot Sjur</text:p>
          </table:table-cell>
          <table:table-cell table:number-columns-repeated="249"/>
        </table:table-row>
        <table:table-row table:style-name="ro4">
          <table:table-cell office:value-type="float" office:value="0.125694444444444">
            <text:p>3:01:00</text:p>
          </table:table-cell>
          <table:table-cell table:formula="of:=SUM(([.D49]+[.B$2]))" office:value-type="float" office:value="1.19652777777777">
            <text:p>28:43:00</text:p>
          </table:table-cell>
          <table:table-cell table:formula="of:=SUM(([.D49]-[.C$2]))" office:value-type="float" office:value="0.134027777777774">
            <text:p>3:13:00</text:p>
          </table:table-cell>
          <table:table-cell table:formula="of:=SUM(([.A$2]+[.A49]))" office:value-type="float" office:value="1.16388888888888">
            <text:p>27:56:00</text:p>
          </table:table-cell>
          <table:table-cell office:value-type="string">
            <text:p>Nora</text:p>
          </table:table-cell>
          <table:table-cell office:value-type="string">
            <text:p>vann</text:p>
          </table:table-cell>
          <table:table-cell table:number-columns-repeated="250"/>
        </table:table-row>
        <table:table-row table:style-name="ro4">
          <table:table-cell office:value-type="float" office:value="0.126388888888889">
            <text:p>3:02:00</text:p>
          </table:table-cell>
          <table:table-cell table:formula="of:=SUM(([.D50]+[.B$2]))" office:value-type="float" office:value="1.19722222222222">
            <text:p>28:44:00</text:p>
          </table:table-cell>
          <table:table-cell table:formula="of:=SUM(([.D50]-[.C$2]))" office:value-type="float" office:value="0.134722222222219">
            <text:p>3:14:00</text:p>
          </table:table-cell>
          <table:table-cell table:formula="of:=SUM(([.A$2]+[.A50]))" office:value-type="float" office:value="1.16458333333333">
            <text:p>27:57:00</text:p>
          </table:table-cell>
          <table:table-cell office:value-type="string">
            <text:p>Siri</text:p>
          </table:table-cell>
          <table:table-cell office:value-type="string">
            <text:p>lys</text:p>
          </table:table-cell>
          <table:table-cell table:style-name="ce5" office:value-type="string">
            <text:p>tar i oppgavearket og ser på det.</text:p>
          </table:table-cell>
          <table:table-cell table:number-columns-repeated="249"/>
        </table:table-row>
        <table:table-row table:style-name="ro4">
          <table:table-cell office:value-type="float" office:value="0.128472222222222">
            <text:p>3:05:00</text:p>
          </table:table-cell>
          <table:table-cell table:formula="of:=SUM(([.D51]+[.B$2]))" office:value-type="float" office:value="1.19930555555555">
            <text:p>28:47:00</text:p>
          </table:table-cell>
          <table:table-cell table:formula="of:=SUM(([.D51]-[.C$2]))" office:value-type="float" office:value="0.136805555555552">
            <text:p>3:17:00</text:p>
          </table:table-cell>
          <table:table-cell table:formula="of:=SUM(([.A$2]+[.A51]))" office:value-type="float" office:value="1.16666666666666">
            <text:p>28:00:00</text:p>
          </table:table-cell>
          <table:table-cell office:value-type="string">
            <text:p>Linda og Nora</text:p>
          </table:table-cell>
          <table:table-cell office:value-type="string">
            <text:p>og co2</text:p>
          </table:table-cell>
          <table:table-cell table:number-columns-repeated="250"/>
        </table:table-row>
        <table:table-row table:style-name="ro4">
          <table:table-cell office:value-type="float" office:value="0.13125">
            <text:p>3:09:00</text:p>
          </table:table-cell>
          <table:table-cell table:formula="of:=SUM(([.D52]+[.B$2]))" office:value-type="float" office:value="1.20208333333333">
            <text:p>28:51:00</text:p>
          </table:table-cell>
          <table:table-cell table:formula="of:=SUM(([.D52]-[.C$2]))" office:value-type="float" office:value="0.13958333333333">
            <text:p>3:21:00</text:p>
          </table:table-cell>
          <table:table-cell table:formula="of:=SUM(([.A$2]+[.A52]))" office:value-type="float" office:value="1.16944444444444">
            <text:p>28:04:00</text:p>
          </table:table-cell>
          <table:table-cell office:value-type="string">
            <text:p>Siri</text:p>
          </table:table-cell>
          <table:table-cell office:value-type="string">
            <text:p>det er jo co2 både i skapet og i vinduet</text:p>
          </table:table-cell>
          <table:table-cell table:number-columns-repeated="250"/>
        </table:table-row>
        <table:table-row table:style-name="ro10">
          <table:table-cell table:style-name="Default" table:number-columns-repeated="3"/>
          <table:table-cell table:style-name="ce6" office:value-type="string">
            <text:p>Intervensjon for å få elevene til å stille spørsmål med at de har sagt om at planten i skapet trenger mer vann fordi den har mindre lys.</text:p>
          </table:table-cell>
          <table:table-cell table:style-name="Default" table:number-columns-repeated="2"/>
          <table:table-cell table:number-columns-repeated="250"/>
        </table:table-row>
        <table:table-row table:style-name="ro4">
          <table:table-cell office:value-type="float" office:value="0.134722222222222">
            <text:p>3:14:00</text:p>
          </table:table-cell>
          <table:table-cell table:formula="of:=SUM(([.D54]+[.B$2]))" office:value-type="float" office:value="1.20555555555555">
            <text:p>28:56:00</text:p>
          </table:table-cell>
          <table:table-cell table:formula="of:=SUM(([.D54]-[.C$2]))" office:value-type="float" office:value="0.143055555555552">
            <text:p>3:26:00</text:p>
          </table:table-cell>
          <table:table-cell table:formula="of:=SUM(([.A$2]+[.A54]))" office:value-type="float" office:value="1.17291666666666">
            <text:p>28:09:00</text:p>
          </table:table-cell>
          <table:table-cell office:value-type="string">
            <text:p>Sjur</text:p>
          </table:table-cell>
          <table:table-cell office:value-type="string">
            <text:p>...men er det slik at hvis en mangler lys så kan en ta og kompensere med mer vann?</text:p>
          </table:table-cell>
          <table:table-cell table:number-columns-repeated="250"/>
        </table:table-row>
        <table:table-row table:style-name="ro4">
          <table:table-cell office:value-type="float" office:value="0.138194444444444">
            <text:p>3:19:00</text:p>
          </table:table-cell>
          <table:table-cell table:formula="of:=SUM(([.D55]+[.B$2]))" office:value-type="float" office:value="1.20902777777777">
            <text:p>29:01:00</text:p>
          </table:table-cell>
          <table:table-cell table:formula="of:=SUM(([.D55]-[.C$2]))" office:value-type="float" office:value="0.146527777777774">
            <text:p>3:31:00</text:p>
          </table:table-cell>
          <table:table-cell table:formula="of:=SUM(([.A$2]+[.A55]))" office:value-type="float" office:value="1.17638888888888">
            <text:p>28:14:00</text:p>
          </table:table-cell>
          <table:table-cell office:value-type="string">
            <text:p>alle</text:p>
          </table:table-cell>
          <table:table-cell table:style-name="ce8" office:value-type="string">
            <text:p>nei</text:p>
          </table:table-cell>
          <table:table-cell table:number-columns-repeated="250"/>
        </table:table-row>
        <table:table-row table:style-name="ro4">
          <table:table-cell office:value-type="float" office:value="0.139583333333333">
            <text:p>3:21:00</text:p>
          </table:table-cell>
          <table:table-cell table:formula="of:=SUM(([.D56]+[.B$2]))" office:value-type="float" office:value="1.21041666666666">
            <text:p>29:03:00</text:p>
          </table:table-cell>
          <table:table-cell table:formula="of:=SUM(([.D56]-[.C$2]))" office:value-type="float" office:value="0.147916666666663">
            <text:p>3:33:00</text:p>
          </table:table-cell>
          <table:table-cell table:formula="of:=SUM(([.A$2]+[.A56]))" office:value-type="float" office:value="1.17777777777777">
            <text:p>28:16:00</text:p>
          </table:table-cell>
          <table:table-cell office:value-type="string">
            <text:p>Siri</text:p>
          </table:table-cell>
          <table:table-cell office:value-type="string">
            <text:p>...ikke for å bruke fotosyntesen hvertfall</text:p>
          </table:table-cell>
          <table:table-cell table:number-columns-repeated="250"/>
        </table:table-row>
        <table:table-row table:style-name="ro5">
          <table:table-cell office:value-type="float" office:value="0.14375">
            <text:p>3:27:00</text:p>
          </table:table-cell>
          <table:table-cell table:formula="of:=SUM(([.D57]+[.B$2]))" office:value-type="float" office:value="1.21458333333333">
            <text:p>29:09:00</text:p>
          </table:table-cell>
          <table:table-cell table:formula="of:=SUM(([.D57]-[.C$2]))" office:value-type="float" office:value="0.15208333333333">
            <text:p>3:39:00</text:p>
          </table:table-cell>
          <table:table-cell table:formula="of:=SUM(([.A$2]+[.A57]))" office:value-type="float" office:value="1.18194444444444">
            <text:p>28:22:00</text:p>
          </table:table-cell>
          <table:table-cell office:value-type="string">
            <text:p>Siri</text:p>
          </table:table-cell>
          <table:table-cell office:value-type="string">
            <text:p>...men det virker jo som om den planten i skapet har brukt mye mer vann...siden når den har blitt vannet så har det gått veldig bratt ned ((refererer til jordfuktighetsgraf))...sånn at veldig mye av vannfuktigheten i jorda har blitt borte veldig fort!</text:p>
          </table:table-cell>
          <table:table-cell table:number-columns-repeated="250"/>
        </table:table-row>
        <table:table-row table:style-name="ro4">
          <table:table-cell office:value-type="float" office:value="0.159722222222222">
            <text:p>3:50:00</text:p>
          </table:table-cell>
          <table:table-cell table:formula="of:=SUM(([.D58]+[.B$2]))" office:value-type="float" office:value="1.23055555555555">
            <text:p>29:32:00</text:p>
          </table:table-cell>
          <table:table-cell table:formula="of:=SUM(([.D58]-[.C$2]))" office:value-type="float" office:value="0.168055555555552">
            <text:p>4:02:00</text:p>
          </table:table-cell>
          <table:table-cell table:formula="of:=SUM(([.A$2]+[.A58]))" office:value-type="float" office:value="1.19791666666666">
            <text:p>28:45:00</text:p>
          </table:table-cell>
          <table:table-cell office:value-type="string">
            <text:p>Sjur</text:p>
          </table:table-cell>
          <table:table-cell office:value-type="string">
            <text:p>men når han ((planten)) bruker mindre vann mot slutten av perioden...enn tidligere...hvilken innvirkning tror dere det hadde på fotosyntesen? eller hvordan henger det sammen med fotosyntesen?</text:p>
          </table:table-cell>
          <table:table-cell table:number-columns-repeated="250"/>
        </table:table-row>
        <table:table-row table:style-name="ro11">
          <table:table-cell table:style-name="Default" table:number-columns-repeated="3"/>
          <table:table-cell table:style-name="ce6" office:value-type="string">
            <text:p>Intervensjon for å få elevene til å se en relasjon mellom lite vannbruk og fotosyntese</text:p>
          </table:table-cell>
          <table:table-cell table:style-name="Default" table:number-columns-repeated="2"/>
          <table:table-cell table:number-columns-repeated="250"/>
        </table:table-row>
        <table:table-row table:style-name="ro4">
          <table:table-cell office:value-type="float" office:value="0.170138888888889">
            <text:p>4:05:00</text:p>
          </table:table-cell>
          <table:table-cell table:formula="of:=SUM(([.D60]+[.B$2]))" office:value-type="float" office:value="1.24097222222222">
            <text:p>29:47:00</text:p>
          </table:table-cell>
          <table:table-cell table:formula="of:=SUM(([.D60]-[.C$2]))" office:value-type="float" office:value="0.178472222222219">
            <text:p>4:17:00</text:p>
          </table:table-cell>
          <table:table-cell table:formula="of:=SUM(([.A$2]+[.A60]))" office:value-type="float" office:value="1.20833333333333">
            <text:p>29:00:00</text:p>
          </table:table-cell>
          <table:table-cell office:value-type="string">
            <text:p>Siri</text:p>
          </table:table-cell>
          <table:table-cell office:value-type="string">
            <text:p>hmm...kanskje den begynner å...jeg vet ikke...kanskje den bruker fotosyntesen mer da på en måte...eller...</text:p>
          </table:table-cell>
          <table:table-cell table:style-name="ce5" office:value-type="string">
            <text:p>virker veldig usikker, fikler med hendene og har et skeptisk ansiktsutrykk</text:p>
          </table:table-cell>
          <table:table-cell table:number-columns-repeated="249"/>
        </table:table-row>
        <table:table-row table:style-name="ro4">
          <table:table-cell office:value-type="float" office:value="0.177083333333333">
            <text:p>4:15:00</text:p>
          </table:table-cell>
          <table:table-cell table:formula="of:=SUM(([.D61]+[.B$2]))" office:value-type="float" office:value="1.24791666666666">
            <text:p>29:57:00</text:p>
          </table:table-cell>
          <table:table-cell table:formula="of:=SUM(([.D61]-[.C$2]))" office:value-type="float" office:value="0.185416666666663">
            <text:p>4:27:00</text:p>
          </table:table-cell>
          <table:table-cell table:formula="of:=SUM(([.A$2]+[.A61]))" office:value-type="float" office:value="1.21527777777777">
            <text:p>29:10:00</text:p>
          </table:table-cell>
          <table:table-cell office:value-type="string">
            <text:p>Nora</text:p>
          </table:table-cell>
          <table:table-cell office:value-type="string">
            <text:p>...ja men da...da...slutter...hvis den ikke har behov for vann så driver den jo ikke fotosyntese</text:p>
          </table:table-cell>
          <table:table-cell table:number-columns-repeated="250"/>
        </table:table-row>
        <table:table-row table:style-name="ro12">
          <table:table-cell table:style-name="Default" table:number-columns-repeated="3"/>
          <table:table-cell table:style-name="ce6" office:value-type="string">
            <text:p>Begynner å diskutere lysavhengig og lysuavhengig reaksjon</text:p>
          </table:table-cell>
          <table:table-cell table:style-name="Default" table:number-columns-repeated="2"/>
          <table:table-cell table:number-columns-repeated="250"/>
        </table:table-row>
        <table:table-row table:style-name="ro4">
          <table:table-cell office:value-type="float" office:value="0.18125">
            <text:p>4:21:00</text:p>
          </table:table-cell>
          <table:table-cell table:formula="of:=SUM(([.D63]+[.B$2]))" office:value-type="float" office:value="1.25208333333333">
            <text:p>30:03:00</text:p>
          </table:table-cell>
          <table:table-cell table:formula="of:=SUM(([.D63]-[.C$2]))" office:value-type="float" office:value="0.18958333333333">
            <text:p>4:33:00</text:p>
          </table:table-cell>
          <table:table-cell table:formula="of:=SUM(([.A$2]+[.A63]))" office:value-type="float" office:value="1.21944444444444">
            <text:p>29:16:00</text:p>
          </table:table-cell>
          <table:table-cell office:value-type="string">
            <text:p>Nora</text:p>
          </table:table-cell>
          <table:table-cell office:value-type="string">
            <text:p>men det er <text:span text:style-name="T1">sånn</text:span>...fordi vi har jo...det er jo den lysuavhengige delen av fotosyntesen også...jeg vet ikke om den har...atp og nad<text:span text:style-name="T1">ph</text:span> fra f...</text:p>
          </table:table-cell>
          <table:table-cell table:style-name="ce5" office:value-type="string">
            <text:p>ser mot Sjur mens hun snakker, vender seg mot Fredrik når han avbryter henne</text:p>
          </table:table-cell>
          <table:table-cell table:number-columns-repeated="249"/>
        </table:table-row>
        <table:table-row table:style-name="ro4">
          <table:table-cell office:value-type="float" office:value="0.188194444444444">
            <text:p>4:31:00</text:p>
          </table:table-cell>
          <table:table-cell table:formula="of:=SUM(([.D64]+[.B$2]))" office:value-type="float" office:value="1.25902777777777">
            <text:p>30:13:00</text:p>
          </table:table-cell>
          <table:table-cell table:formula="of:=SUM(([.D64]-[.C$2]))" office:value-type="float" office:value="0.196527777777774">
            <text:p>4:43:00</text:p>
          </table:table-cell>
          <table:table-cell table:formula="of:=SUM(([.A$2]+[.A64]))" office:value-type="float" office:value="1.22638888888888">
            <text:p>29:26:00</text:p>
          </table:table-cell>
          <table:table-cell office:value-type="string">
            <text:p>Fredrik</text:p>
          </table:table-cell>
          <table:table-cell office:value-type="string">
            <text:p>...den må jo ha den...først drive den lys... eller den må jo drive den lysavhengige også for å drive den lysuavhengige</text:p>
          </table:table-cell>
          <table:table-cell table:style-name="ce5" office:value-type="string">
            <text:p>bruker hendene til å vise at den lysuavhengige reaksjonen er avhengig av den lysavhengige reaksjonen</text:p>
          </table:table-cell>
          <table:table-cell table:number-columns-repeated="249"/>
        </table:table-row>
        <table:table-row table:style-name="ro4">
          <table:table-cell office:value-type="float" office:value="0.194444444444444">
            <text:p>4:40:00</text:p>
          </table:table-cell>
          <table:table-cell table:formula="of:=SUM(([.D65]+[.B$2]))" office:value-type="float" office:value="1.26527777777777">
            <text:p>30:22:00</text:p>
          </table:table-cell>
          <table:table-cell table:formula="of:=SUM(([.D65]-[.C$2]))" office:value-type="float" office:value="0.202777777777774">
            <text:p>4:52:00</text:p>
          </table:table-cell>
          <table:table-cell table:formula="of:=SUM(([.A$2]+[.A65]))" office:value-type="float" office:value="1.23263888888888">
            <text:p>29:35:00</text:p>
          </table:table-cell>
          <table:table-cell office:value-type="string">
            <text:p>Siri</text:p>
          </table:table-cell>
          <table:table-cell office:value-type="string">
            <text:p>mhm</text:p>
          </table:table-cell>
          <table:table-cell table:number-columns-repeated="250"/>
        </table:table-row>
        <table:table-row table:style-name="ro7">
          <table:table-cell office:value-type="float" office:value="0.195138888888889">
            <text:p>4:41:00</text:p>
          </table:table-cell>
          <table:table-cell table:formula="of:=SUM(([.D66]+[.B$2]))" office:value-type="float" office:value="1.26597222222222">
            <text:p>30:23:00</text:p>
          </table:table-cell>
          <table:table-cell table:formula="of:=SUM(([.D66]-[.C$2]))" office:value-type="float" office:value="0.203472222222219">
            <text:p>4:53:00</text:p>
          </table:table-cell>
          <table:table-cell table:formula="of:=SUM(([.A$2]+[.A66]))" office:value-type="float" office:value="1.23333333333333">
            <text:p>29:36:00</text:p>
          </table:table-cell>
          <table:table-cell office:value-type="string">
            <text:p>Fredrik</text:p>
          </table:table-cell>
          <table:table-cell office:value-type="string">
            <text:p>...den har vel ikke atp eller nad<text:span text:style-name="T1">ph</text:span> fra før av?</text:p>
          </table:table-cell>
          <table:table-cell table:style-name="ce5" office:value-type="string">
            <text:p>alle ler</text:p>
          </table:table-cell>
          <table:table-cell table:style-name="ce5" office:value-type="string">
            <text:p>her er det interessant, Det kan hende at alle ler fordi de har kommet til et ytterpunkt av forståelsen sin og blir usikker. Evt kan det være at de ler siden de alle vet at de burde kunne dette siden det er pensum.</text:p>
          </table:table-cell>
          <table:table-cell table:number-columns-repeated="248"/>
        </table:table-row>
        <table:table-row table:style-name="ro4">
          <table:table-cell office:value-type="float" office:value="0.200694444444444">
            <text:p>4:49:00</text:p>
          </table:table-cell>
          <table:table-cell table:formula="of:=SUM(([.D67]+[.B$2]))" office:value-type="float" office:value="1.27152777777777">
            <text:p>30:31:00</text:p>
          </table:table-cell>
          <table:table-cell table:formula="of:=SUM(([.D67]-[.C$2]))" office:value-type="float" office:value="0.209027777777774">
            <text:p>5:01:00</text:p>
          </table:table-cell>
          <table:table-cell table:formula="of:=SUM(([.A$2]+[.A67]))" office:value-type="float" office:value="1.23888888888888">
            <text:p>29:44:00</text:p>
          </table:table-cell>
          <table:table-cell office:value-type="string">
            <text:p>Nora</text:p>
          </table:table-cell>
          <table:table-cell office:value-type="string">
            <text:p>ja det var det jeg lurte på også</text:p>
          </table:table-cell>
          <table:table-cell/>
          <table:table-cell table:style-name="ce5" office:value-type="string">
            <text:p>.</text:p>
          </table:table-cell>
          <table:table-cell table:number-columns-repeated="248"/>
        </table:table-row>
        <table:table-row table:style-name="ro4">
          <table:table-cell office:value-type="float" office:value="0.202083333333333">
            <text:p>4:51:00</text:p>
          </table:table-cell>
          <table:table-cell table:formula="of:=SUM(([.D68]+[.B$2]))" office:value-type="float" office:value="1.27291666666666">
            <text:p>30:33:00</text:p>
          </table:table-cell>
          <table:table-cell table:formula="of:=SUM(([.D68]-[.C$2]))" office:value-type="float" office:value="0.210416666666663">
            <text:p>5:03:00</text:p>
          </table:table-cell>
          <table:table-cell table:formula="of:=SUM(([.A$2]+[.A68]))" office:value-type="float" office:value="1.24027777777777">
            <text:p>29:46:00</text:p>
          </table:table-cell>
          <table:table-cell office:value-type="string">
            <text:p>Siri</text:p>
          </table:table-cell>
          <table:table-cell office:value-type="string">
            <text:p>nei det er vel den lysavhengige reaksjonen bruker til å danne det?</text:p>
          </table:table-cell>
          <table:table-cell table:number-columns-repeated="250"/>
        </table:table-row>
        <table:table-row table:style-name="ro9">
          <table:table-cell table:style-name="Default" table:number-columns-repeated="3"/>
          <table:table-cell table:style-name="ce6" office:value-type="string">
            <text:p>Hopper tilbake til å diskutere hvorfor grafen flater ut (3c)</text:p>
          </table:table-cell>
          <table:table-cell table:style-name="Default" table:number-columns-repeated="2"/>
          <table:table-cell table:number-columns-repeated="250"/>
        </table:table-row>
        <table:table-row table:style-name="ro4">
          <table:table-cell office:value-type="float" office:value="0.209027777777778">
            <text:p>5:01:00</text:p>
          </table:table-cell>
          <table:table-cell table:formula="of:=SUM(([.D70]+[.B$2]))" office:value-type="float" office:value="1.27986111111111">
            <text:p>30:43:00</text:p>
          </table:table-cell>
          <table:table-cell table:formula="of:=SUM(([.D70]-[.C$2]))" office:value-type="float" office:value="0.217361111111108">
            <text:p>5:13:00</text:p>
          </table:table-cell>
          <table:table-cell table:formula="of:=SUM(([.A$2]+[.A70]))" office:value-type="float" office:value="1.24722222222222">
            <text:p>29:56:00</text:p>
          </table:table-cell>
          <table:table-cell office:value-type="string">
            <text:p>Siri</text:p>
          </table:table-cell>
          <table:table-cell office:value-type="string">
            <text:p>men mot slutten...</text:p>
          </table:table-cell>
          <table:table-cell table:number-columns-repeated="250"/>
        </table:table-row>
        <table:table-row table:style-name="ro4">
          <table:table-cell office:value-type="float" office:value="0.209722222222222">
            <text:p>5:02:00</text:p>
          </table:table-cell>
          <table:table-cell table:formula="of:=SUM(([.D71]+[.B$2]))" office:value-type="float" office:value="1.28055555555555">
            <text:p>30:44:00</text:p>
          </table:table-cell>
          <table:table-cell table:formula="of:=SUM(([.D71]-[.C$2]))" office:value-type="float" office:value="0.218055555555552">
            <text:p>5:14:00</text:p>
          </table:table-cell>
          <table:table-cell table:formula="of:=SUM(([.A$2]+[.A71]))" office:value-type="float" office:value="1.24791666666666">
            <text:p>29:57:00</text:p>
          </table:table-cell>
          <table:table-cell office:value-type="string">
            <text:p>Nora</text:p>
          </table:table-cell>
          <table:table-cell office:value-type="string">
            <text:p>...men den hadde jo faktisk litt <text:span text:style-name="T1">lys</text:span>, det ble vi jo...</text:p>
          </table:table-cell>
          <table:table-cell table:style-name="ce5" office:value-type="string">
            <text:p>peker mot spektrometer-bildet</text:p>
          </table:table-cell>
          <table:table-cell table:number-columns-repeated="249"/>
        </table:table-row>
        <table:table-row table:style-name="ro4">
          <table:table-cell office:value-type="float" office:value="0.211111111111111">
            <text:p>5:04:00</text:p>
          </table:table-cell>
          <table:table-cell table:formula="of:=SUM(([.D72]+[.B$2]))" office:value-type="float" office:value="1.28194444444444">
            <text:p>30:46:00</text:p>
          </table:table-cell>
          <table:table-cell table:formula="of:=SUM(([.D72]-[.C$2]))" office:value-type="float" office:value="0.219444444444441">
            <text:p>5:16:00</text:p>
          </table:table-cell>
          <table:table-cell table:formula="of:=SUM(([.A$2]+[.A72]))" office:value-type="float" office:value="1.24930555555555">
            <text:p>29:59:00</text:p>
          </table:table-cell>
          <table:table-cell office:value-type="string">
            <text:p>Fredrik</text:p>
          </table:table-cell>
          <table:table-cell office:value-type="string">
            <text:p>ja</text:p>
          </table:table-cell>
          <table:table-cell table:number-columns-repeated="250"/>
        </table:table-row>
        <table:table-row table:style-name="ro5">
          <table:table-cell office:value-type="float" office:value="0.2125">
            <text:p>5:06:00</text:p>
          </table:table-cell>
          <table:table-cell table:formula="of:=SUM(([.D73]+[.B$2]))" office:value-type="float" office:value="1.28333333333333">
            <text:p>30:48:00</text:p>
          </table:table-cell>
          <table:table-cell table:formula="of:=SUM(([.D73]-[.C$2]))" office:value-type="float" office:value="0.22083333333333">
            <text:p>5:18:00</text:p>
          </table:table-cell>
          <table:table-cell table:formula="of:=SUM(([.A$2]+[.A73]))" office:value-type="float" office:value="1.25069444444444">
            <text:p>30:01:00</text:p>
          </table:table-cell>
          <table:table-cell office:value-type="string">
            <text:p>Siri</text:p>
          </table:table-cell>
          <table:table-cell office:value-type="string">
            <text:p>så den kan ihvertfall utnytte <text:span text:style-name="T1">litt</text:span> mer av det enn hvis det bare hadde vært det grønne lyset...som den utnytter veldig lite av...men mot slutten da vokste den jo mindre, og da kan det hende at den etterhvert...jeg vet ikke hvor lenge en karse varer holdt jeg på å si, men det kan jo hende at den etterhvert visner</text:p>
          </table:table-cell>
          <table:table-cell table:style-name="ce5" office:value-type="string">
            <text:p>alle ler når hun sier at hun ikke vet hvor lenge en karse varer.</text:p>
          </table:table-cell>
          <table:table-cell table:number-columns-repeated="249"/>
        </table:table-row>
        <table:table-row table:style-name="ro4">
          <table:table-cell office:value-type="float" office:value="0.231944444444444">
            <text:p>5:34:00</text:p>
          </table:table-cell>
          <table:table-cell table:formula="of:=SUM(([.D74]+[.B$2]))" office:value-type="float" office:value="1.30277777777777">
            <text:p>31:16:00</text:p>
          </table:table-cell>
          <table:table-cell table:formula="of:=SUM(([.D74]-[.C$2]))" office:value-type="float" office:value="0.240277777777774">
            <text:p>5:46:00</text:p>
          </table:table-cell>
          <table:table-cell table:formula="of:=SUM(([.A$2]+[.A74]))" office:value-type="float" office:value="1.27013888888888">
            <text:p>30:29:00</text:p>
          </table:table-cell>
          <table:table-cell office:value-type="string">
            <text:p>Siri</text:p>
          </table:table-cell>
          <table:table-cell office:value-type="string">
            <text:p>...og da vil, bruker den jo ikke så mye vann lenger!</text:p>
          </table:table-cell>
          <table:table-cell table:number-columns-repeated="250"/>
        </table:table-row>
        <table:table-row table:style-name="ro4">
          <table:table-cell office:value-type="float" office:value="0.234722222222222">
            <text:p>5:38:00</text:p>
          </table:table-cell>
          <table:table-cell table:formula="of:=SUM(([.D75]+[.B$2]))" office:value-type="float" office:value="1.30555555555555">
            <text:p>31:20:00</text:p>
          </table:table-cell>
          <table:table-cell table:formula="of:=SUM(([.D75]-[.C$2]))" office:value-type="float" office:value="0.243055555555552">
            <text:p>5:50:00</text:p>
          </table:table-cell>
          <table:table-cell table:formula="of:=SUM(([.A$2]+[.A75]))" office:value-type="float" office:value="1.27291666666666">
            <text:p>30:33:00</text:p>
          </table:table-cell>
          <table:table-cell office:value-type="string">
            <text:p>Fredrik</text:p>
          </table:table-cell>
          <table:table-cell office:value-type="string">
            <text:p>men det er vel den her</text:p>
          </table:table-cell>
          <table:table-cell table:style-name="ce5" office:value-type="string">
            <text:p>Peker på fysisk plante som står på pulten</text:p>
          </table:table-cell>
          <table:table-cell table:number-columns-repeated="249"/>
        </table:table-row>
        <table:table-row table:style-name="ro4">
          <table:table-cell office:value-type="float" office:value="0.236805555555556">
            <text:p>5:41:00</text:p>
          </table:table-cell>
          <table:table-cell table:formula="of:=SUM(([.D76]+[.B$2]))" office:value-type="float" office:value="1.30763888888889">
            <text:p>31:23:00</text:p>
          </table:table-cell>
          <table:table-cell table:formula="of:=SUM(([.D76]-[.C$2]))" office:value-type="float" office:value="0.245138888888886">
            <text:p>5:53:00</text:p>
          </table:table-cell>
          <table:table-cell table:formula="of:=SUM(([.A$2]+[.A76]))" office:value-type="float" office:value="1.275">
            <text:p>30:36:00</text:p>
          </table:table-cell>
          <table:table-cell office:value-type="string">
            <text:p>Fredrik</text:p>
          </table:table-cell>
          <table:table-cell office:value-type="string">
            <text:p>og det ser jo ikke ut som om den har visna helt...</text:p>
          </table:table-cell>
          <table:table-cell table:style-name="ce5" office:value-type="string">
            <text:p>Alle bortsett fra Siri ler.</text:p>
          </table:table-cell>
          <table:table-cell table:number-columns-repeated="249"/>
        </table:table-row>
        <table:table-row table:style-name="ro4">
          <table:table-cell office:value-type="float" office:value="0.238888888888889">
            <text:p>5:44:00</text:p>
          </table:table-cell>
          <table:table-cell table:formula="of:=SUM(([.D77]+[.B$2]))" office:value-type="float" office:value="1.30972222222222">
            <text:p>31:26:00</text:p>
          </table:table-cell>
          <table:table-cell table:formula="of:=SUM(([.D77]-[.C$2]))" office:value-type="float" office:value="0.247222222222219">
            <text:p>5:56:00</text:p>
          </table:table-cell>
          <table:table-cell table:formula="of:=SUM(([.A$2]+[.A77]))" office:value-type="float" office:value="1.27708333333333">
            <text:p>30:39:00</text:p>
          </table:table-cell>
          <table:table-cell office:value-type="string">
            <text:p>Siri</text:p>
          </table:table-cell>
          <table:table-cell office:value-type="string">
            <text:p>...men den har bøyd seg <text:span text:style-name="T1">litt nedover</text:span><text:span text:style-name="T4"> her da</text:span></text:p>
          </table:table-cell>
          <table:table-cell table:style-name="ce5" office:value-type="string">
            <text:p>Tar på stilkene til planten, og snur potten rundt for å se bedre</text:p>
          </table:table-cell>
          <table:table-cell table:number-columns-repeated="249"/>
        </table:table-row>
        <table:table-row table:style-name="ro4">
          <table:table-cell office:value-type="float" office:value="0.240277777777778">
            <text:p>5:46:00</text:p>
          </table:table-cell>
          <table:table-cell table:formula="of:=SUM(([.D78]+[.B$2]))" office:value-type="float" office:value="1.31111111111111">
            <text:p>31:28:00</text:p>
          </table:table-cell>
          <table:table-cell table:formula="of:=SUM(([.D78]-[.C$2]))" office:value-type="float" office:value="0.248611111111108">
            <text:p>5:58:00</text:p>
          </table:table-cell>
          <table:table-cell table:formula="of:=SUM(([.A$2]+[.A78]))" office:value-type="float" office:value="1.27847222222222">
            <text:p>30:41:00</text:p>
          </table:table-cell>
          <table:table-cell office:value-type="string">
            <text:p>Fredrik</text:p>
          </table:table-cell>
          <table:table-cell office:value-type="string">
            <text:p>ja...det er sant</text:p>
          </table:table-cell>
          <table:table-cell table:style-name="ce5" office:value-type="string">
            <text:p>Nora tar på stilkene</text:p>
          </table:table-cell>
          <table:table-cell table:number-columns-repeated="249"/>
        </table:table-row>
        <table:table-row table:style-name="ro4">
          <table:table-cell office:value-type="float" office:value="0.240972222222222">
            <text:p>5:47:00</text:p>
          </table:table-cell>
          <table:table-cell table:formula="of:=SUM(([.D79]+[.B$2]))" office:value-type="float" office:value="1.31180555555555">
            <text:p>31:29:00</text:p>
          </table:table-cell>
          <table:table-cell table:formula="of:=SUM(([.D79]-[.C$2]))" office:value-type="float" office:value="0.249305555555552">
            <text:p>5:59:00</text:p>
          </table:table-cell>
          <table:table-cell table:formula="of:=SUM(([.A$2]+[.A79]))" office:value-type="float" office:value="1.27916666666666">
            <text:p>30:42:00</text:p>
          </table:table-cell>
          <table:table-cell office:value-type="string">
            <text:p>Siri</text:p>
          </table:table-cell>
          <table:table-cell office:value-type="string">
            <text:p>den var jo helt...også er den veldig myk i bladene på en måte, den pleier, de pleier å være litt <text:span text:style-name="T1">fastere</text:span> i bladene, den er litt sånn slapp (( rister på planten for å vise)) ...</text:p>
          </table:table-cell>
          <table:table-cell table:style-name="ce5" office:value-type="string">
            <text:p>Tar på bladene og stilkene </text:p>
          </table:table-cell>
          <table:table-cell table:number-columns-repeated="249"/>
        </table:table-row>
        <table:table-row table:style-name="ro4">
          <table:table-cell office:value-type="float" office:value="0.247222222222222">
            <text:p>5:56:00</text:p>
          </table:table-cell>
          <table:table-cell table:formula="of:=SUM(([.D80]+[.B$2]))" office:value-type="float" office:value="1.31805555555555">
            <text:p>31:38:00</text:p>
          </table:table-cell>
          <table:table-cell table:formula="of:=SUM(([.D80]-[.C$2]))" office:value-type="float" office:value="0.255555555555552">
            <text:p>6:08:00</text:p>
          </table:table-cell>
          <table:table-cell table:formula="of:=SUM(([.A$2]+[.A80]))" office:value-type="float" office:value="1.28541666666666">
            <text:p>30:51:00</text:p>
          </table:table-cell>
          <table:table-cell office:value-type="string">
            <text:p>Fredrik</text:p>
          </table:table-cell>
          <table:table-cell office:value-type="string">
            <text:p>mhm</text:p>
          </table:table-cell>
          <table:table-cell table:number-columns-repeated="250"/>
        </table:table-row>
        <table:table-row table:style-name="ro13">
          <table:table-cell table:style-name="Default" table:number-columns-repeated="3"/>
          <table:table-cell table:style-name="ce6" office:value-type="string">
            <text:p>Intervensjon for å få elevene til å komme med teorier om hvorfor planten er slapp</text:p>
          </table:table-cell>
          <table:table-cell table:style-name="Default" table:number-columns-repeated="2"/>
          <table:table-cell table:number-columns-repeated="250"/>
        </table:table-row>
        <table:table-row table:style-name="ro4">
          <table:table-cell office:value-type="float" office:value="0.25">
            <text:p>6:00:00</text:p>
          </table:table-cell>
          <table:table-cell table:formula="of:=SUM(([.D82]+[.B$2]))" office:value-type="float" office:value="1.32083333333333">
            <text:p>31:42:00</text:p>
          </table:table-cell>
          <table:table-cell table:formula="of:=SUM(([.D82]-[.C$2]))" office:value-type="float" office:value="0.25833333333333">
            <text:p>6:12:00</text:p>
          </table:table-cell>
          <table:table-cell table:formula="of:=SUM(([.A$2]+[.A82]))" office:value-type="float" office:value="1.28819444444444">
            <text:p>30:55:00</text:p>
          </table:table-cell>
          <table:table-cell office:value-type="string">
            <text:p>Morten</text:p>
          </table:table-cell>
          <table:table-cell office:value-type="string">
            <text:p>hvorfor tror du den er <text:span text:style-name="T1">sånn?</text:span></text:p>
          </table:table-cell>
          <table:table-cell table:style-name="ce5" office:value-type="string">
            <text:p>alle ser mot Morten</text:p>
          </table:table-cell>
          <table:table-cell table:number-columns-repeated="249"/>
        </table:table-row>
        <table:table-row table:style-name="ro4">
          <table:table-cell office:value-type="float" office:value="0.252777777777778">
            <text:p>6:04:00</text:p>
          </table:table-cell>
          <table:table-cell table:formula="of:=SUM(([.D83]+[.B$2]))" office:value-type="float" office:value="1.32361111111111">
            <text:p>31:46:00</text:p>
          </table:table-cell>
          <table:table-cell table:formula="of:=SUM(([.D83]-[.C$2]))" office:value-type="float" office:value="0.261111111111108">
            <text:p>6:16:00</text:p>
          </table:table-cell>
          <table:table-cell table:formula="of:=SUM(([.A$2]+[.A83]))" office:value-type="float" office:value="1.29097222222222">
            <text:p>30:59:00</text:p>
          </table:table-cell>
          <table:table-cell office:value-type="string">
            <text:p>Nora</text:p>
          </table:table-cell>
          <table:table-cell office:value-type="string">
            <text:p>den mangler ett eller annet</text:p>
          </table:table-cell>
          <table:table-cell table:style-name="ce5" office:value-type="string">
            <text:p>Fredrik stikker en finger i jorden</text:p>
          </table:table-cell>
          <table:table-cell table:number-columns-repeated="249"/>
        </table:table-row>
        <table:table-row table:style-name="ro4">
          <table:table-cell office:value-type="float" office:value="0.254861111111111">
            <text:p>6:07:00</text:p>
          </table:table-cell>
          <table:table-cell table:formula="of:=SUM(([.D84]+[.B$2]))" office:value-type="float" office:value="1.32569444444444">
            <text:p>31:49:00</text:p>
          </table:table-cell>
          <table:table-cell table:formula="of:=SUM(([.D84]-[.C$2]))" office:value-type="float" office:value="0.263194444444441">
            <text:p>6:19:00</text:p>
          </table:table-cell>
          <table:table-cell table:formula="of:=SUM(([.A$2]+[.A84]))" office:value-type="float" office:value="1.29305555555555">
            <text:p>31:02:00</text:p>
          </table:table-cell>
          <table:table-cell office:value-type="string">
            <text:p>Siri</text:p>
          </table:table-cell>
          <table:table-cell office:value-type="string">
            <text:p>er den tørr?</text:p>
          </table:table-cell>
          <table:table-cell table:number-columns-repeated="250"/>
        </table:table-row>
        <table:table-row table:style-name="ro4">
          <table:table-cell office:value-type="float" office:value="0.25625">
            <text:p>6:09:00</text:p>
          </table:table-cell>
          <table:table-cell table:formula="of:=SUM(([.D85]+[.B$2]))" office:value-type="float" office:value="1.32708333333333">
            <text:p>31:51:00</text:p>
          </table:table-cell>
          <table:table-cell table:formula="of:=SUM(([.D85]-[.C$2]))" office:value-type="float" office:value="0.26458333333333">
            <text:p>6:21:00</text:p>
          </table:table-cell>
          <table:table-cell table:formula="of:=SUM(([.A$2]+[.A85]))" office:value-type="float" office:value="1.29444444444444">
            <text:p>31:04:00</text:p>
          </table:table-cell>
          <table:table-cell office:value-type="string">
            <text:p>Fredrik</text:p>
          </table:table-cell>
          <table:table-cell office:value-type="string">
            <text:p>den er ikke særlig tørr...littegrann men ikke...</text:p>
          </table:table-cell>
          <table:table-cell table:style-name="ce5" office:value-type="string">
            <text:p>ler av å ha fått jord på handa, børster det av på gulvet</text:p>
          </table:table-cell>
          <table:table-cell table:number-columns-repeated="249"/>
        </table:table-row>
        <table:table-row table:style-name="ro4">
          <table:table-cell office:value-type="float" office:value="0.259027777777778">
            <text:p>6:13:00</text:p>
          </table:table-cell>
          <table:table-cell table:formula="of:=SUM(([.D86]+[.B$2]))" office:value-type="float" office:value="1.32986111111111">
            <text:p>31:55:00</text:p>
          </table:table-cell>
          <table:table-cell table:formula="of:=SUM(([.D86]-[.C$2]))" office:value-type="float" office:value="0.267361111111108">
            <text:p>6:25:00</text:p>
          </table:table-cell>
          <table:table-cell table:formula="of:=SUM(([.A$2]+[.A86]))" office:value-type="float" office:value="1.29722222222222">
            <text:p>31:08:00</text:p>
          </table:table-cell>
          <table:table-cell office:value-type="string">
            <text:p>Siri</text:p>
          </table:table-cell>
          <table:table-cell office:value-type="string">
            <text:p>...kanskje det har med atte den begynner å visne etterhvert eller at kanskje når den har så lange <text:span text:style-name="T1">stilker</text:span> så blir det vanskelig for den å holde det <text:span text:style-name="T1">oppe</text:span></text:p>
          </table:table-cell>
          <table:table-cell table:number-columns-repeated="250"/>
        </table:table-row>
        <table:table-row table:style-name="ro4">
          <table:table-cell office:value-type="float" office:value="0.269444444444444">
            <text:p>6:28:00</text:p>
          </table:table-cell>
          <table:table-cell table:formula="of:=SUM(([.D87]+[.B$2]))" office:value-type="float" office:value="1.34027777777777">
            <text:p>32:10:00</text:p>
          </table:table-cell>
          <table:table-cell table:formula="of:=SUM(([.D87]-[.C$2]))" office:value-type="float" office:value="0.277777777777774">
            <text:p>6:40:00</text:p>
          </table:table-cell>
          <table:table-cell table:formula="of:=SUM(([.A$2]+[.A87]))" office:value-type="float" office:value="1.30763888888888">
            <text:p>31:23:00</text:p>
          </table:table-cell>
          <table:table-cell office:value-type="string">
            <text:p>Nora</text:p>
          </table:table-cell>
          <table:table-cell office:value-type="string">
            <text:p>***...sto den denne veien her? </text:p>
          </table:table-cell>
          <table:table-cell table:style-name="ce5" office:value-type="string">
            <text:p>holder på planten</text:p>
          </table:table-cell>
          <table:table-cell table:number-columns-repeated="249"/>
        </table:table-row>
        <table:table-row table:style-name="ro4">
          <table:table-cell office:value-type="float" office:value="0.271527777777778">
            <text:p>6:31:00</text:p>
          </table:table-cell>
          <table:table-cell table:formula="of:=SUM(([.D88]+[.B$2]))" office:value-type="float" office:value="1.34236111111111">
            <text:p>32:13:00</text:p>
          </table:table-cell>
          <table:table-cell table:formula="of:=SUM(([.D88]-[.C$2]))" office:value-type="float" office:value="0.279861111111108">
            <text:p>6:43:00</text:p>
          </table:table-cell>
          <table:table-cell table:formula="of:=SUM(([.A$2]+[.A88]))" office:value-type="float" office:value="1.30972222222222">
            <text:p>31:26:00</text:p>
          </table:table-cell>
          <table:table-cell office:value-type="string">
            <text:p>Nora</text:p>
          </table:table-cell>
          <table:table-cell office:value-type="string">
            <text:p>så den har strukket seg etter lyset som kom fra vinduet</text:p>
          </table:table-cell>
          <table:table-cell table:style-name="ce5" office:value-type="string">
            <text:p>peker mot vinduet</text:p>
          </table:table-cell>
          <table:table-cell table:number-columns-repeated="249"/>
        </table:table-row>
        <table:table-row table:style-name="ro4">
          <table:table-cell office:value-type="float" office:value="0.274305555555556">
            <text:p>6:35:00</text:p>
          </table:table-cell>
          <table:table-cell table:formula="of:=SUM(([.D89]+[.B$2]))" office:value-type="float" office:value="1.34513888888889">
            <text:p>32:17:00</text:p>
          </table:table-cell>
          <table:table-cell table:formula="of:=SUM(([.D89]-[.C$2]))" office:value-type="float" office:value="0.282638888888886">
            <text:p>6:47:00</text:p>
          </table:table-cell>
          <table:table-cell table:formula="of:=SUM(([.A$2]+[.A89]))" office:value-type="float" office:value="1.3125">
            <text:p>31:30:00</text:p>
          </table:table-cell>
          <table:table-cell office:value-type="string">
            <text:p>Sjur</text:p>
          </table:table-cell>
          <table:table-cell office:value-type="string">
            <text:p>den har stått i skapet</text:p>
          </table:table-cell>
          <table:table-cell table:number-columns-repeated="250"/>
        </table:table-row>
        <table:table-row table:style-name="ro2">
          <table:table-cell table:style-name="Default" table:number-columns-repeated="2"/>
          <table:table-cell table:formula="of:=SUM(([.D90]-[.C$2]))" office:value-type="float" office:value="0.28333333333333">
            <text:p>6:48:00</text:p>
          </table:table-cell>
          <table:table-cell office:value-type="float" office:value="1.31319444444444">
            <text:p>31:31:00</text:p>
          </table:table-cell>
          <table:table-cell office:value-type="string">
            <text:p>Morten</text:p>
          </table:table-cell>
          <table:table-cell office:value-type="string">
            <text:p>den har stått i skapet helt fram til nå</text:p>
          </table:table-cell>
          <table:table-cell table:number-columns-repeated="250"/>
        </table:table-row>
        <table:table-row table:style-name="ro4">
          <table:table-cell table:style-name="Default" table:number-columns-repeated="3"/>
          <table:table-cell office:value-type="float" office:value="1.31458333333333">
            <text:p>31:33:00</text:p>
          </table:table-cell>
          <table:table-cell office:value-type="string">
            <text:p>Sjur</text:p>
          </table:table-cell>
          <table:table-cell office:value-type="string">
            <text:p>men lyset sto kanskje <text:span text:style-name="T1">sånn</text:span></text:p>
          </table:table-cell>
          <table:table-cell table:style-name="ce5" office:value-type="string">
            <text:p>peker ned mot siden av planten for å illustrere at lyskilden var litt til høyre for planten</text:p>
          </table:table-cell>
          <table:table-cell table:number-columns-repeated="249"/>
        </table:table-row>
        <table:table-row table:style-name="ro4">
          <table:table-cell office:value-type="float" office:value="0.280555555555556">
            <text:p>6:44:00</text:p>
          </table:table-cell>
          <table:table-cell table:formula="of:=SUM(([.D92]+[.B$2]))" office:value-type="float" office:value="1.35138888888889">
            <text:p>32:26:00</text:p>
          </table:table-cell>
          <table:table-cell table:formula="of:=SUM(([.D92]-[.C$2]))" office:value-type="float" office:value="0.288888888888886">
            <text:p>6:56:00</text:p>
          </table:table-cell>
          <table:table-cell table:formula="of:=SUM(([.A$2]+[.A92]))" office:value-type="float" office:value="1.31875">
            <text:p>31:39:00</text:p>
          </table:table-cell>
          <table:table-cell office:value-type="string">
            <text:p>Siri</text:p>
          </table:table-cell>
          <table:table-cell office:value-type="string">
            <text:p>var den sånn når dere tok den ut av skapet?</text:p>
          </table:table-cell>
          <table:table-cell table:style-name="ce5" office:value-type="string">
            <text:p>peker på plante, alle ser mot Sjur</text:p>
          </table:table-cell>
          <table:table-cell table:number-columns-repeated="249"/>
        </table:table-row>
        <table:table-row table:style-name="ro4">
          <table:table-cell office:value-type="float" office:value="0.28125">
            <text:p>6:45:00</text:p>
          </table:table-cell>
          <table:table-cell table:formula="of:=SUM(([.D93]+[.B$2]))" office:value-type="float" office:value="1.35208333333333">
            <text:p>32:27:00</text:p>
          </table:table-cell>
          <table:table-cell table:formula="of:=SUM(([.D93]-[.C$2]))" office:value-type="float" office:value="0.28958333333333">
            <text:p>6:57:00</text:p>
          </table:table-cell>
          <table:table-cell table:formula="of:=SUM(([.A$2]+[.A93]))" office:value-type="float" office:value="1.31944444444444">
            <text:p>31:40:00</text:p>
          </table:table-cell>
          <table:table-cell office:value-type="string">
            <text:p>Sjur</text:p>
          </table:table-cell>
          <table:table-cell table:style-name="Default"/>
          <table:table-cell table:style-name="ce5" office:value-type="string">
            <text:p>nikker</text:p>
          </table:table-cell>
          <table:table-cell table:number-columns-repeated="249"/>
        </table:table-row>
        <table:table-row table:style-name="ro4">
          <table:table-cell office:value-type="float" office:value="0.282638888888889">
            <text:p>6:47:00</text:p>
          </table:table-cell>
          <table:table-cell table:formula="of:=SUM(([.D94]+[.B$2]))" office:value-type="float" office:value="1.35347222222222">
            <text:p>32:29:00</text:p>
          </table:table-cell>
          <table:table-cell table:formula="of:=SUM(([.D94]-[.C$2]))" office:value-type="float" office:value="0.290972222222219">
            <text:p>6:59:00</text:p>
          </table:table-cell>
          <table:table-cell table:formula="of:=SUM(([.A$2]+[.A94]))" office:value-type="float" office:value="1.32083333333333">
            <text:p>31:42:00</text:p>
          </table:table-cell>
          <table:table-cell office:value-type="string">
            <text:p>Siri</text:p>
          </table:table-cell>
          <table:table-cell office:value-type="string">
            <text:p>okei, da virker det som om den...begynner å visne eller noe sånt. </text:p>
          </table:table-cell>
          <table:table-cell table:number-columns-repeated="250"/>
        </table:table-row>
        <table:table-row table:style-name="ro4">
          <table:table-cell office:value-type="float" office:value="0.286805555555556">
            <text:p>6:53:00</text:p>
          </table:table-cell>
          <table:table-cell table:formula="of:=SUM(([.D95]+[.B$2]))" office:value-type="float" office:value="1.35763888888889">
            <text:p>32:35:00</text:p>
          </table:table-cell>
          <table:table-cell table:formula="of:=SUM(([.D95]-[.C$2]))" office:value-type="float" office:value="0.295138888888886">
            <text:p>7:05:00</text:p>
          </table:table-cell>
          <table:table-cell table:formula="of:=SUM(([.A$2]+[.A95]))" office:value-type="float" office:value="1.325">
            <text:p>31:48:00</text:p>
          </table:table-cell>
          <table:table-cell office:value-type="string">
            <text:p>Siri</text:p>
          </table:table-cell>
          <table:table-cell office:value-type="string">
            <text:p>noe av bladene er jo litt brune!</text:p>
          </table:table-cell>
          <table:table-cell table:style-name="ce5" office:value-type="string">
            <text:p>tar på plante. </text:p>
          </table:table-cell>
          <table:table-cell table:number-columns-repeated="249"/>
        </table:table-row>
        <table:table-row table:style-name="ro4">
          <table:table-cell office:value-type="float" office:value="0.288888888888889">
            <text:p>6:56:00</text:p>
          </table:table-cell>
          <table:table-cell table:formula="of:=SUM(([.D96]+[.B$2]))" office:value-type="float" office:value="1.35972222222222">
            <text:p>32:38:00</text:p>
          </table:table-cell>
          <table:table-cell table:formula="of:=SUM(([.D96]-[.C$2]))" office:value-type="float" office:value="0.297222222222219">
            <text:p>7:08:00</text:p>
          </table:table-cell>
          <table:table-cell table:formula="of:=SUM(([.A$2]+[.A96]))" office:value-type="float" office:value="1.32708333333333">
            <text:p>31:51:00</text:p>
          </table:table-cell>
          <table:table-cell office:value-type="string">
            <text:p>Nora</text:p>
          </table:table-cell>
          <table:table-cell office:value-type="string">
            <text:p>jeg tror det er frøet, er det ikke? skallet på frøet?</text:p>
          </table:table-cell>
          <table:table-cell table:style-name="ce5" office:value-type="string">
            <text:p>tar på bladene</text:p>
          </table:table-cell>
          <table:table-cell table:number-columns-repeated="249"/>
        </table:table-row>
        <table:table-row table:style-name="ro4">
          <table:table-cell office:value-type="float" office:value="0.292361111111111">
            <text:p>7:01:00</text:p>
          </table:table-cell>
          <table:table-cell table:formula="of:=SUM(([.D97]+[.B$2]))" office:value-type="float" office:value="1.36319444444444">
            <text:p>32:43:00</text:p>
          </table:table-cell>
          <table:table-cell table:formula="of:=SUM(([.D97]-[.C$2]))" office:value-type="float" office:value="0.300694444444441">
            <text:p>7:13:00</text:p>
          </table:table-cell>
          <table:table-cell table:formula="of:=SUM(([.A$2]+[.A97]))" office:value-type="float" office:value="1.33055555555555">
            <text:p>31:56:00</text:p>
          </table:table-cell>
          <table:table-cell office:value-type="string">
            <text:p>Siri</text:p>
          </table:table-cell>
          <table:table-cell office:value-type="string">
            <text:p>åja! kanskje det</text:p>
          </table:table-cell>
          <table:table-cell table:number-columns-repeated="250"/>
        </table:table-row>
        <table:table-row table:style-name="ro4">
          <table:table-cell office:value-type="float" office:value="0.293055555555556">
            <text:p>7:02:00</text:p>
          </table:table-cell>
          <table:table-cell table:formula="of:=SUM(([.D98]+[.B$2]))" office:value-type="float" office:value="1.36388888888889">
            <text:p>32:44:00</text:p>
          </table:table-cell>
          <table:table-cell table:formula="of:=SUM(([.D98]-[.C$2]))" office:value-type="float" office:value="0.301388888888886">
            <text:p>7:14:00</text:p>
          </table:table-cell>
          <table:table-cell table:formula="of:=SUM(([.A$2]+[.A98]))" office:value-type="float" office:value="1.33125">
            <text:p>31:57:00</text:p>
          </table:table-cell>
          <table:table-cell office:value-type="string">
            <text:p>Morten</text:p>
          </table:table-cell>
          <table:table-cell office:value-type="string">
            <text:p>det der er jo siste bilde, det er litt dårlig kvalitet men...</text:p>
          </table:table-cell>
          <table:table-cell table:style-name="ce5" office:value-type="string">
            <text:p>klikker seg ut av grafen til hjem-siden og viser siste bilde i systemet</text:p>
          </table:table-cell>
          <table:table-cell table:number-columns-repeated="249"/>
        </table:table-row>
        <table:table-row table:style-name="ro9">
          <table:table-cell table:style-name="Default" table:number-columns-repeated="3"/>
          <table:table-cell table:style-name="ce6" office:value-type="string">
            <text:p>Hypotesetesting, blir planten for lang for å holde seg oppe?</text:p>
          </table:table-cell>
          <table:table-cell table:style-name="Default" table:number-columns-repeated="2"/>
          <table:table-cell table:number-columns-repeated="250"/>
        </table:table-row>
        <table:table-row table:style-name="ro4">
          <table:table-cell office:value-type="float" office:value="0.300694444444444">
            <text:p>7:13:00</text:p>
          </table:table-cell>
          <table:table-cell table:formula="of:=SUM(([.D100]+[.B$2]))" office:value-type="float" office:value="1.37152777777777">
            <text:p>32:55:00</text:p>
          </table:table-cell>
          <table:table-cell table:formula="of:=SUM(([.D100]-[.C$2]))" office:value-type="float" office:value="0.309027777777774">
            <text:p>7:25:00</text:p>
          </table:table-cell>
          <table:table-cell table:formula="of:=SUM(([.A$2]+[.A100]))" office:value-type="float" office:value="1.33888888888888">
            <text:p>32:08:00</text:p>
          </table:table-cell>
          <table:table-cell office:value-type="string">
            <text:p>Nora</text:p>
          </table:table-cell>
          <table:table-cell office:value-type="string">
            <text:p>den har jo tydeligvis bare blitt for lang da, så har den plutselig bare faller ned</text:p>
          </table:table-cell>
          <table:table-cell table:style-name="ce5" office:value-type="string">
            <text:p>tar på plante. Siri starter siste video av planten på skjermen</text:p>
          </table:table-cell>
          <table:table-cell table:number-columns-repeated="249"/>
        </table:table-row>
        <table:table-row table:style-name="ro4">
          <table:table-cell office:value-type="float" office:value="0.304166666666667">
            <text:p>7:18:00</text:p>
          </table:table-cell>
          <table:table-cell table:formula="of:=SUM(([.D101]+[.B$2]))" office:value-type="float" office:value="1.375">
            <text:p>33:00:00</text:p>
          </table:table-cell>
          <table:table-cell table:formula="of:=SUM(([.D101]-[.C$2]))" office:value-type="float" office:value="0.312499999999997">
            <text:p>7:30:00</text:p>
          </table:table-cell>
          <table:table-cell table:formula="of:=SUM(([.A$2]+[.A101]))" office:value-type="float" office:value="1.34236111111111">
            <text:p>32:13:00</text:p>
          </table:table-cell>
          <table:table-cell office:value-type="string">
            <text:p>Alle</text:p>
          </table:table-cell>
          <table:table-cell table:style-name="Default"/>
          <table:table-cell table:style-name="ce5" office:value-type="string">
            <text:p>ler</text:p>
          </table:table-cell>
          <table:table-cell table:number-columns-repeated="249"/>
        </table:table-row>
        <table:table-row table:style-name="ro4">
          <table:table-cell office:value-type="float" office:value="0.304861111111111">
            <text:p>7:19:00</text:p>
          </table:table-cell>
          <table:table-cell table:formula="of:=SUM(([.D102]+[.B$2]))" office:value-type="float" office:value="1.37569444444444">
            <text:p>33:01:00</text:p>
          </table:table-cell>
          <table:table-cell table:formula="of:=SUM(([.D102]-[.C$2]))" office:value-type="float" office:value="0.313194444444441">
            <text:p>7:31:00</text:p>
          </table:table-cell>
          <table:table-cell table:formula="of:=SUM(([.A$2]+[.A102]))" office:value-type="float" office:value="1.34305555555555">
            <text:p>32:14:00</text:p>
          </table:table-cell>
          <table:table-cell office:value-type="string">
            <text:p>Nora</text:p>
          </table:table-cell>
          <table:table-cell office:value-type="string">
            <text:p>den <text:span text:style-name="T1">rister</text:span></text:p>
          </table:table-cell>
          <table:table-cell table:style-name="ce5" office:value-type="string">
            <text:p>rister på hodet</text:p>
          </table:table-cell>
          <table:table-cell table:style-name="ce5" office:value-type="string">
            <text:p>Refererer til plantespirene som "rister" i videoen</text:p>
          </table:table-cell>
          <table:table-cell table:number-columns-repeated="248"/>
        </table:table-row>
        <table:table-row table:style-name="ro4">
          <table:table-cell office:value-type="float" office:value="0.305555555555556">
            <text:p>7:20:00</text:p>
          </table:table-cell>
          <table:table-cell table:formula="of:=SUM(([.D103]+[.B$2]))" office:value-type="float" office:value="1.37638888888889">
            <text:p>33:02:00</text:p>
          </table:table-cell>
          <table:table-cell table:formula="of:=SUM(([.D103]-[.C$2]))" office:value-type="float" office:value="0.313888888888886">
            <text:p>7:32:00</text:p>
          </table:table-cell>
          <table:table-cell table:formula="of:=SUM(([.A$2]+[.A103]))" office:value-type="float" office:value="1.34375">
            <text:p>32:15:00</text:p>
          </table:table-cell>
          <table:table-cell office:value-type="string">
            <text:p>Siri</text:p>
          </table:table-cell>
          <table:table-cell office:value-type="string">
            <text:p>ja det <text:span text:style-name="T1">ser</text:span> jo sånn ut ((refererer til video på skjermen))...men vi kan se om...<text:span text:style-name="T1">ja der</text:span> var det en som <text:span text:style-name="T1">plutselig</text:span> falt ned</text:p>
          </table:table-cell>
          <table:table-cell/>
          <table:table-cell table:style-name="ce5" office:value-type="string">
            <text:p>Refererer til en plantespire som faller over ende i videoen</text:p>
          </table:table-cell>
          <table:table-cell table:number-columns-repeated="248"/>
        </table:table-row>
        <table:table-row table:style-name="ro4">
          <table:table-cell office:value-type="float" office:value="0.309027777777778">
            <text:p>7:25:00</text:p>
          </table:table-cell>
          <table:table-cell table:formula="of:=SUM(([.D104]+[.B$2]))" office:value-type="float" office:value="1.37986111111111">
            <text:p>33:07:00</text:p>
          </table:table-cell>
          <table:table-cell table:formula="of:=SUM(([.D104]-[.C$2]))" office:value-type="float" office:value="0.317361111111108">
            <text:p>7:37:00</text:p>
          </table:table-cell>
          <table:table-cell table:formula="of:=SUM(([.A$2]+[.A104]))" office:value-type="float" office:value="1.34722222222222">
            <text:p>32:20:00</text:p>
          </table:table-cell>
          <table:table-cell office:value-type="string">
            <text:p>Nora</text:p>
          </table:table-cell>
          <table:table-cell office:value-type="string">
            <text:p>den bare gav etter</text:p>
          </table:table-cell>
          <table:table-cell table:style-name="ce5" office:value-type="string">
            <text:p>Demonstrerer med handa at noe velter, mens hun lager tegneserielyd type PTSSJ!</text:p>
          </table:table-cell>
          <table:table-cell table:number-columns-repeated="249"/>
        </table:table-row>
        <table:table-row table:style-name="ro4">
          <table:table-cell office:value-type="float" office:value="0.311111111111111">
            <text:p>7:28:00</text:p>
          </table:table-cell>
          <table:table-cell table:formula="of:=SUM(([.D105]+[.B$2]))" office:value-type="float" office:value="1.38194444444444">
            <text:p>33:10:00</text:p>
          </table:table-cell>
          <table:table-cell table:formula="of:=SUM(([.D105]-[.C$2]))" office:value-type="float" office:value="0.319444444444441">
            <text:p>7:40:00</text:p>
          </table:table-cell>
          <table:table-cell table:formula="of:=SUM(([.A$2]+[.A105]))" office:value-type="float" office:value="1.34930555555555">
            <text:p>32:23:00</text:p>
          </table:table-cell>
          <table:table-cell office:value-type="string">
            <text:p>Siri</text:p>
          </table:table-cell>
          <table:table-cell office:value-type="string">
            <text:p>men de holder seg jo ganske...</text:p>
          </table:table-cell>
          <table:table-cell table:number-columns-repeated="250"/>
        </table:table-row>
        <table:table-row table:style-name="ro4">
          <table:table-cell office:value-type="float" office:value="0.311111111111111">
            <text:p>7:28:00</text:p>
          </table:table-cell>
          <table:table-cell table:formula="of:=SUM(([.D106]+[.B$2]))" office:value-type="float" office:value="1.38194444444444">
            <text:p>33:10:00</text:p>
          </table:table-cell>
          <table:table-cell table:formula="of:=SUM(([.D106]-[.C$2]))" office:value-type="float" office:value="0.319444444444441">
            <text:p>7:40:00</text:p>
          </table:table-cell>
          <table:table-cell table:formula="of:=SUM(([.A$2]+[.A106]))" office:value-type="float" office:value="1.34930555555555">
            <text:p>32:23:00</text:p>
          </table:table-cell>
          <table:table-cell office:value-type="string">
            <text:p>linda</text:p>
          </table:table-cell>
          <table:table-cell office:value-type="string">
            <text:p>...de holder seg sikkert fordi lyset er der enda da?</text:p>
          </table:table-cell>
          <table:table-cell table:number-columns-repeated="250"/>
        </table:table-row>
        <table:table-row table:style-name="ro4">
          <table:table-cell office:value-type="float" office:value="0.313888888888889">
            <text:p>7:32:00</text:p>
          </table:table-cell>
          <table:table-cell table:formula="of:=SUM(([.D107]+[.B$2]))" office:value-type="float" office:value="1.38472222222222">
            <text:p>33:14:00</text:p>
          </table:table-cell>
          <table:table-cell table:formula="of:=SUM(([.D107]-[.C$2]))" office:value-type="float" office:value="0.322222222222219">
            <text:p>7:44:00</text:p>
          </table:table-cell>
          <table:table-cell table:formula="of:=SUM(([.A$2]+[.A107]))" office:value-type="float" office:value="1.35208333333333">
            <text:p>32:27:00</text:p>
          </table:table-cell>
          <table:table-cell office:value-type="string">
            <text:p>Nora</text:p>
          </table:table-cell>
          <table:table-cell office:value-type="string">
            <text:p>Men det lyset er kanskje plassert <text:span text:style-name="T1">litt</text:span> skjevt</text:p>
          </table:table-cell>
          <table:table-cell table:style-name="ce5" office:value-type="string">
            <text:p>peker mot videoen på skjermen, demonstrer me hendene en skjev vinkel.</text:p>
          </table:table-cell>
          <table:table-cell table:style-name="ce5" office:value-type="string">
            <text:p>Man kan til dels se ut fra videoen at lyset er plassert over og litt til høyre for potten. </text:p>
          </table:table-cell>
          <table:table-cell table:number-columns-repeated="248"/>
        </table:table-row>
        <table:table-row table:style-name="ro4">
          <table:table-cell office:value-type="float" office:value="0.315277777777778">
            <text:p>7:34:00</text:p>
          </table:table-cell>
          <table:table-cell table:formula="of:=SUM(([.D108]+[.B$2]))" office:value-type="float" office:value="1.38611111111111">
            <text:p>33:16:00</text:p>
          </table:table-cell>
          <table:table-cell table:formula="of:=SUM(([.D108]-[.C$2]))" office:value-type="float" office:value="0.323611111111108">
            <text:p>7:46:00</text:p>
          </table:table-cell>
          <table:table-cell table:formula="of:=SUM(([.A$2]+[.A108]))" office:value-type="float" office:value="1.35347222222222">
            <text:p>32:29:00</text:p>
          </table:table-cell>
          <table:table-cell office:value-type="string">
            <text:p>linda</text:p>
          </table:table-cell>
          <table:table-cell office:value-type="string">
            <text:p>ja det var plassert litt her</text:p>
          </table:table-cell>
          <table:table-cell table:style-name="ce5" office:value-type="string">
            <text:p>beveger hånden mot planten fra siden.</text:p>
          </table:table-cell>
          <table:table-cell table:number-columns-repeated="249"/>
        </table:table-row>
        <table:table-row table:style-name="ro4">
          <table:table-cell office:value-type="float" office:value="0.315972222222222">
            <text:p>7:35:00</text:p>
          </table:table-cell>
          <table:table-cell table:formula="of:=SUM(([.D109]+[.B$2]))" office:value-type="float" office:value="1.38680555555555">
            <text:p>33:17:00</text:p>
          </table:table-cell>
          <table:table-cell table:formula="of:=SUM(([.D109]-[.C$2]))" office:value-type="float" office:value="0.324305555555552">
            <text:p>7:47:00</text:p>
          </table:table-cell>
          <table:table-cell table:formula="of:=SUM(([.A$2]+[.A109]))" office:value-type="float" office:value="1.35416666666666">
            <text:p>32:30:00</text:p>
          </table:table-cell>
          <table:table-cell office:value-type="string">
            <text:p>Fredrik</text:p>
          </table:table-cell>
          <table:table-cell office:value-type="string">
            <text:p>...men det er jo fortsatt lys <text:span text:style-name="T1">nå også</text:span> ikke sant</text:p>
          </table:table-cell>
          <table:table-cell table:style-name="ce5" office:value-type="string">
            <text:p>holder hånden over planten</text:p>
          </table:table-cell>
          <table:table-cell table:number-columns-repeated="249"/>
        </table:table-row>
        <table:table-row table:style-name="ro4">
          <table:table-cell office:value-type="float" office:value="0.320833333333333">
            <text:p>7:42:00</text:p>
          </table:table-cell>
          <table:table-cell table:formula="of:=SUM(([.D110]+[.B$2]))" office:value-type="float" office:value="1.39166666666666">
            <text:p>33:24:00</text:p>
          </table:table-cell>
          <table:table-cell table:formula="of:=SUM(([.D110]-[.C$2]))" office:value-type="float" office:value="0.329166666666663">
            <text:p>7:54:00</text:p>
          </table:table-cell>
          <table:table-cell table:formula="of:=SUM(([.A$2]+[.A110]))" office:value-type="float" office:value="1.35902777777777">
            <text:p>32:37:00</text:p>
          </table:table-cell>
          <table:table-cell office:value-type="string">
            <text:p>Siri</text:p>
          </table:table-cell>
          <table:table-cell office:value-type="string">
            <text:p>nå var det en annen som falt litt nedover og</text:p>
          </table:table-cell>
          <table:table-cell/>
          <table:table-cell table:style-name="ce5" office:value-type="string">
            <text:p>Refererer til en annen plantespire som knekker sammen i videoen</text:p>
          </table:table-cell>
          <table:table-cell table:number-columns-repeated="248"/>
        </table:table-row>
        <table:table-row table:style-name="ro4">
          <table:table-cell office:value-type="float" office:value="0.324305555555556">
            <text:p>7:47:00</text:p>
          </table:table-cell>
          <table:table-cell table:formula="of:=SUM(([.D111]+[.B$2]))" office:value-type="float" office:value="1.39513888888889">
            <text:p>33:29:00</text:p>
          </table:table-cell>
          <table:table-cell table:formula="of:=SUM(([.D111]-[.C$2]))" office:value-type="float" office:value="0.332638888888886">
            <text:p>7:59:00</text:p>
          </table:table-cell>
          <table:table-cell table:formula="of:=SUM(([.A$2]+[.A111]))" office:value-type="float" office:value="1.3625">
            <text:p>32:42:00</text:p>
          </table:table-cell>
          <table:table-cell office:value-type="string">
            <text:p>Fredrik</text:p>
          </table:table-cell>
          <table:table-cell office:value-type="string">
            <text:p>ja nå begynner de å</text:p>
          </table:table-cell>
          <table:table-cell table:style-name="ce5" office:value-type="string">
            <text:p>gestikulerer at spirene lener seg i en retning</text:p>
          </table:table-cell>
          <table:table-cell table:number-columns-repeated="249"/>
        </table:table-row>
        <table:table-row table:style-name="ro4">
          <table:table-cell office:value-type="float" office:value="0.325694444444444">
            <text:p>7:49:00</text:p>
          </table:table-cell>
          <table:table-cell table:formula="of:=SUM(([.D112]+[.B$2]))" office:value-type="float" office:value="1.39652777777777">
            <text:p>33:31:00</text:p>
          </table:table-cell>
          <table:table-cell table:formula="of:=SUM(([.D112]-[.C$2]))" office:value-type="float" office:value="0.334027777777774">
            <text:p>8:01:00</text:p>
          </table:table-cell>
          <table:table-cell table:formula="of:=SUM(([.A$2]+[.A112]))" office:value-type="float" office:value="1.36388888888888">
            <text:p>32:44:00</text:p>
          </table:table-cell>
          <table:table-cell office:value-type="string">
            <text:p>Nora</text:p>
          </table:table-cell>
          <table:table-cell office:value-type="string">
            <text:p>de blir jo så lange at de faller da</text:p>
          </table:table-cell>
          <table:table-cell table:number-columns-repeated="250"/>
        </table:table-row>
        <table:table-row table:style-name="ro4">
          <table:table-cell office:value-type="float" office:value="0.327777777777778">
            <text:p>7:52:00</text:p>
          </table:table-cell>
          <table:table-cell table:formula="of:=SUM(([.D113]+[.B$2]))" office:value-type="float" office:value="1.39861111111111">
            <text:p>33:34:00</text:p>
          </table:table-cell>
          <table:table-cell table:formula="of:=SUM(([.D113]-[.C$2]))" office:value-type="float" office:value="0.336111111111108">
            <text:p>8:04:00</text:p>
          </table:table-cell>
          <table:table-cell table:formula="of:=SUM(([.A$2]+[.A113]))" office:value-type="float" office:value="1.36597222222222">
            <text:p>32:47:00</text:p>
          </table:table-cell>
          <table:table-cell office:value-type="string">
            <text:p>Siri</text:p>
          </table:table-cell>
          <table:table-cell office:value-type="string">
            <text:p>men de vokste jo ikke <text:span text:style-name="T1">så</text:span> mye fra begynnelsen ((begynnelsen av videoen)) her til da de falt ((refererer til video på skjermen))</text:p>
          </table:table-cell>
          <table:table-cell table:style-name="ce5" office:value-type="string">
            <text:p>peker på skjermen og viser med musepeker begynnelsen og punktet der spirene falt i videoen. </text:p>
          </table:table-cell>
          <table:table-cell table:number-columns-repeated="249"/>
        </table:table-row>
        <table:table-row table:style-name="ro4">
          <table:table-cell office:value-type="float" office:value="0.329861111111111">
            <text:p>7:55:00</text:p>
          </table:table-cell>
          <table:table-cell table:formula="of:=SUM(([.D114]+[.B$2]))" office:value-type="float" office:value="1.40069444444444">
            <text:p>33:37:00</text:p>
          </table:table-cell>
          <table:table-cell table:formula="of:=SUM(([.D114]-[.C$2]))" office:value-type="float" office:value="0.338194444444441">
            <text:p>8:07:00</text:p>
          </table:table-cell>
          <table:table-cell table:formula="of:=SUM(([.A$2]+[.A114]))" office:value-type="float" office:value="1.36805555555555">
            <text:p>32:50:00</text:p>
          </table:table-cell>
          <table:table-cell office:value-type="string">
            <text:p>Fredrik</text:p>
          </table:table-cell>
          <table:table-cell table:style-name="ce8" office:value-type="string">
            <text:p>nei</text:p>
          </table:table-cell>
          <table:table-cell table:number-columns-repeated="250"/>
        </table:table-row>
        <table:table-row table:style-name="ro5">
          <table:table-cell office:value-type="float" office:value="0.331944444444444">
            <text:p>7:58:00</text:p>
          </table:table-cell>
          <table:table-cell table:formula="of:=SUM(([.D115]+[.B$2]))" office:value-type="float" office:value="1.40277777777777">
            <text:p>33:40:00</text:p>
          </table:table-cell>
          <table:table-cell table:formula="of:=SUM(([.D115]-[.C$2]))" office:value-type="float" office:value="0.340277777777774">
            <text:p>8:10:00</text:p>
          </table:table-cell>
          <table:table-cell table:formula="of:=SUM(([.A$2]+[.A115]))" office:value-type="float" office:value="1.37013888888888">
            <text:p>32:53:00</text:p>
          </table:table-cell>
          <table:table-cell office:value-type="string">
            <text:p>Siri</text:p>
          </table:table-cell>
          <table:table-cell office:value-type="string">
            <text:p>...så det virker jo...og disse her grafene er jo nesten helt flate</text:p>
          </table:table-cell>
          <table:table-cell table:style-name="ce5" office:value-type="string">
            <text:p>holder musepeker over grafen som viser de korrensponderende variablene i videoen. </text:p>
          </table:table-cell>
          <table:table-cell table:style-name="ce5" office:value-type="string">
            <text:p>Det at grafene er flate betyr at variablene er konstante. Refererer til at det ikke kan være eksterne faktorer som gjør at spirene faller</text:p>
          </table:table-cell>
          <table:table-cell table:number-columns-repeated="248"/>
        </table:table-row>
        <table:table-row table:style-name="ro5">
          <table:table-cell office:value-type="float" office:value="0.336111111111111">
            <text:p>8:04:00</text:p>
          </table:table-cell>
          <table:table-cell table:formula="of:=SUM(([.D116]+[.B$2]))" office:value-type="float" office:value="1.40694444444444">
            <text:p>33:46:00</text:p>
          </table:table-cell>
          <table:table-cell table:formula="of:=SUM(([.D116]-[.C$2]))" office:value-type="float" office:value="0.344444444444441">
            <text:p>8:16:00</text:p>
          </table:table-cell>
          <table:table-cell table:formula="of:=SUM(([.A$2]+[.A116]))" office:value-type="float" office:value="1.37430555555555">
            <text:p>32:59:00</text:p>
          </table:table-cell>
          <table:table-cell office:value-type="string">
            <text:p>Siri</text:p>
          </table:table-cell>
          <table:table-cell office:value-type="string">
            <text:p>...men <text:span text:style-name="T1">visner</text:span> den liksom bare av seg selv plutselig?</text:p>
          </table:table-cell>
          <table:table-cell table:style-name="ce5" office:value-type="string">
            <text:p>Virker veldig tvilende til at dette kan være tilfelle, skeptisk ansiktsutrykk og plutselig sies med litt sjelvende og rar stemme.</text:p>
          </table:table-cell>
          <table:table-cell table:number-columns-repeated="249"/>
        </table:table-row>
        <table:table-row table:style-name="ro6">
          <table:table-cell table:style-name="Default" table:number-columns-repeated="3"/>
          <table:table-cell table:style-name="ce6" office:value-type="string">
            <text:p>Vitenskapelig snakk om hvorfor planten ikke klarer å holde seg oppe</text:p>
          </table:table-cell>
          <table:table-cell table:style-name="Default" table:number-columns-repeated="2"/>
          <table:table-cell table:number-columns-repeated="250"/>
        </table:table-row>
        <table:table-row table:style-name="ro8">
          <table:table-cell office:value-type="float" office:value="0.339583333333333">
            <text:p>8:09:00</text:p>
          </table:table-cell>
          <table:table-cell table:formula="of:=SUM(([.D118]+[.B$2]))" office:value-type="float" office:value="1.41041666666666">
            <text:p>33:51:00</text:p>
          </table:table-cell>
          <table:table-cell table:formula="of:=SUM(([.D118]-[.C$2]))" office:value-type="float" office:value="0.347916666666663">
            <text:p>8:21:00</text:p>
          </table:table-cell>
          <table:table-cell table:formula="of:=SUM(([.A$2]+[.A118]))" office:value-type="float" office:value="1.37777777777777">
            <text:p>33:04:00</text:p>
          </table:table-cell>
          <table:table-cell office:value-type="string">
            <text:p>Nora</text:p>
          </table:table-cell>
          <table:table-cell office:value-type="string">
            <text:p>...nå har den kanskje ikke nok sånn cellulose for å holde seg oppe ... hmm?</text:p>
          </table:table-cell>
          <table:table-cell table:style-name="ce5" office:value-type="string">
            <text:p>holder på de plantene som henger ned fra potten, Sier setningen med veldig overbevisning, stopper opp, nikker spent og bekreftende mot Sjur mens hun lager en "ikke sant?"-lyd</text:p>
          </table:table-cell>
          <table:table-cell table:number-columns-repeated="249"/>
        </table:table-row>
        <table:table-row table:style-name="ro4">
          <table:table-cell office:value-type="float" office:value="0.344444444444444">
            <text:p>8:16:00</text:p>
          </table:table-cell>
          <table:table-cell table:formula="of:=SUM(([.D119]+[.B$2]))" office:value-type="float" office:value="1.41527777777777">
            <text:p>33:58:00</text:p>
          </table:table-cell>
          <table:table-cell table:formula="of:=SUM(([.D119]-[.C$2]))" office:value-type="float" office:value="0.352777777777774">
            <text:p>8:28:00</text:p>
          </table:table-cell>
          <table:table-cell table:formula="of:=SUM(([.A$2]+[.A119]))" office:value-type="float" office:value="1.38263888888888">
            <text:p>33:11:00</text:p>
          </table:table-cell>
          <table:table-cell office:value-type="string">
            <text:p>Alle</text:p>
          </table:table-cell>
          <table:table-cell table:style-name="Default"/>
          <table:table-cell table:style-name="ce5" office:value-type="string">
            <text:p>ler</text:p>
          </table:table-cell>
          <table:table-cell table:number-columns-repeated="249"/>
        </table:table-row>
        <table:table-row table:style-name="ro4">
          <table:table-cell office:value-type="float" office:value="0.345833333333333">
            <text:p>8:18:00</text:p>
          </table:table-cell>
          <table:table-cell table:formula="of:=SUM(([.D120]+[.B$2]))" office:value-type="float" office:value="1.41666666666666">
            <text:p>34:00:00</text:p>
          </table:table-cell>
          <table:table-cell table:formula="of:=SUM(([.D120]-[.C$2]))" office:value-type="float" office:value="0.354166666666663">
            <text:p>8:30:00</text:p>
          </table:table-cell>
          <table:table-cell table:formula="of:=SUM(([.A$2]+[.A120]))" office:value-type="float" office:value="1.38402777777777">
            <text:p>33:13:00</text:p>
          </table:table-cell>
          <table:table-cell office:value-type="string">
            <text:p>Nora</text:p>
          </table:table-cell>
          <table:table-cell office:value-type="string">
            <text:p>og det lager den jo av <text:span text:style-name="T1">glukose</text:span>...som kommer av fotosyntesen(!)</text:p>
          </table:table-cell>
          <table:table-cell table:style-name="ce5" office:value-type="string">
            <text:p>gestikulerer med hendene for å vise at noe avhenger av noe.</text:p>
          </table:table-cell>
          <table:table-cell table:number-columns-repeated="249"/>
        </table:table-row>
        <table:table-row table:style-name="ro4">
          <table:table-cell office:value-type="float" office:value="0.352083333333333">
            <text:p>8:27:00</text:p>
          </table:table-cell>
          <table:table-cell table:formula="of:=SUM(([.D121]+[.B$2]))" office:value-type="float" office:value="1.42291666666666">
            <text:p>34:09:00</text:p>
          </table:table-cell>
          <table:table-cell table:formula="of:=SUM(([.D121]-[.C$2]))" office:value-type="float" office:value="0.360416666666663">
            <text:p>8:39:00</text:p>
          </table:table-cell>
          <table:table-cell table:formula="of:=SUM(([.A$2]+[.A121]))" office:value-type="float" office:value="1.39027777777777">
            <text:p>33:22:00</text:p>
          </table:table-cell>
          <table:table-cell office:value-type="string">
            <text:p>Siri</text:p>
          </table:table-cell>
          <table:table-cell office:value-type="string">
            <text:p>og kanskje...</text:p>
          </table:table-cell>
          <table:table-cell table:number-columns-repeated="250"/>
        </table:table-row>
        <table:table-row table:style-name="ro4">
          <table:table-cell office:value-type="float" office:value="0.352777777777778">
            <text:p>8:28:00</text:p>
          </table:table-cell>
          <table:table-cell table:formula="of:=SUM(([.D122]+[.B$2]))" office:value-type="float" office:value="1.42361111111111">
            <text:p>34:10:00</text:p>
          </table:table-cell>
          <table:table-cell table:formula="of:=SUM(([.D122]-[.C$2]))" office:value-type="float" office:value="0.361111111111108">
            <text:p>8:40:00</text:p>
          </table:table-cell>
          <table:table-cell table:formula="of:=SUM(([.A$2]+[.A122]))" office:value-type="float" office:value="1.39097222222222">
            <text:p>33:23:00</text:p>
          </table:table-cell>
          <table:table-cell office:value-type="string">
            <text:p>Nora</text:p>
          </table:table-cell>
          <table:table-cell office:value-type="string">
            <text:p>...så har den blitt sånn lang også har den ikke nok cellulose! ... Til å stives opp ...</text:p>
          </table:table-cell>
          <table:table-cell table:style-name="ce5" office:value-type="string">
            <text:p>Viser med hendene at noe rettes opp.</text:p>
          </table:table-cell>
          <table:table-cell table:number-columns-repeated="249"/>
        </table:table-row>
        <table:table-row table:style-name="ro5">
          <table:table-cell office:value-type="float" office:value="0.353472222222222">
            <text:p>8:29:00</text:p>
          </table:table-cell>
          <table:table-cell table:formula="of:=SUM(([.D123]+[.B$2]))" office:value-type="float" office:value="1.42430555555555">
            <text:p>34:11:00</text:p>
          </table:table-cell>
          <table:table-cell table:formula="of:=SUM(([.D123]-[.C$2]))" office:value-type="float" office:value="0.361805555555552">
            <text:p>8:41:00</text:p>
          </table:table-cell>
          <table:table-cell table:formula="of:=SUM(([.A$2]+[.A123]))" office:value-type="float" office:value="1.39166666666666">
            <text:p>33:24:00</text:p>
          </table:table-cell>
          <table:table-cell office:value-type="string">
            <text:p>Siri</text:p>
          </table:table-cell>
          <table:table-cell office:value-type="string">
            <text:p>dere snakket jo om i sted at den kunne få litt cellulose...eller glukose eller noe sånt fra <text:span text:style-name="T1">frøet</text:span>...men da kan det hende at de har <text:span text:style-name="T1">brukt opp det</text:span>! også at de får så lite utbytte av det grønne lyset at den ikke klarer å lage <text:span text:style-name="T1">nok</text:span> glukose til å holde seg oppe</text:p>
          </table:table-cell>
          <table:table-cell table:number-columns-repeated="250"/>
        </table:table-row>
        <table:table-row table:style-name="ro4">
          <table:table-cell office:value-type="float" office:value="0.368055555555556">
            <text:p>8:50:00</text:p>
          </table:table-cell>
          <table:table-cell table:formula="of:=SUM(([.D124]+[.B$2]))" office:value-type="float" office:value="1.43888888888889">
            <text:p>34:32:00</text:p>
          </table:table-cell>
          <table:table-cell table:formula="of:=SUM(([.D124]-[.C$2]))" office:value-type="float" office:value="0.376388888888886">
            <text:p>9:02:00</text:p>
          </table:table-cell>
          <table:table-cell table:formula="of:=SUM(([.A$2]+[.A124]))" office:value-type="float" office:value="1.40625">
            <text:p>33:45:00</text:p>
          </table:table-cell>
          <table:table-cell office:value-type="string">
            <text:p>Sjur</text:p>
          </table:table-cell>
          <table:table-cell office:value-type="string">
            <text:p>hva er det som skjer når den ikke får nok av det grønne lyset? eller at det ((planten)) ikke får nok lys?</text:p>
          </table:table-cell>
          <table:table-cell table:style-name="ce5" office:value-type="string">
            <text:p>Nora blåser luft sakte ut av munnen og virker litt oppgitt over spørsmålet</text:p>
          </table:table-cell>
          <table:table-cell table:number-columns-repeated="249"/>
        </table:table-row>
        <table:table-row table:style-name="ro4">
          <table:table-cell office:value-type="float" office:value="0.371527777777778">
            <text:p>8:55:00</text:p>
          </table:table-cell>
          <table:table-cell table:formula="of:=SUM(([.D125]+[.B$2]))" office:value-type="float" office:value="1.44236111111111">
            <text:p>34:37:00</text:p>
          </table:table-cell>
          <table:table-cell table:formula="of:=SUM(([.D125]-[.C$2]))" office:value-type="float" office:value="0.379861111111108">
            <text:p>9:07:00</text:p>
          </table:table-cell>
          <table:table-cell table:formula="of:=SUM(([.A$2]+[.A125]))" office:value-type="float" office:value="1.40972222222222">
            <text:p>33:50:00</text:p>
          </table:table-cell>
          <table:table-cell office:value-type="string">
            <text:p>Siri</text:p>
          </table:table-cell>
          <table:table-cell office:value-type="string">
            <text:p>da klarer den ikke å gjennomføre fotosyntesen?</text:p>
          </table:table-cell>
          <table:table-cell table:number-columns-repeated="250"/>
        </table:table-row>
        <table:table-row table:style-name="ro4">
          <table:table-cell office:value-type="float" office:value="0.372222222222222">
            <text:p>8:56:00</text:p>
          </table:table-cell>
          <table:table-cell table:formula="of:=SUM(([.D126]+[.B$2]))" office:value-type="float" office:value="1.44305555555555">
            <text:p>34:38:00</text:p>
          </table:table-cell>
          <table:table-cell table:formula="of:=SUM(([.D126]-[.C$2]))" office:value-type="float" office:value="0.380555555555552">
            <text:p>9:08:00</text:p>
          </table:table-cell>
          <table:table-cell table:formula="of:=SUM(([.A$2]+[.A126]))" office:value-type="float" office:value="1.41041666666666">
            <text:p>33:51:00</text:p>
          </table:table-cell>
          <table:table-cell office:value-type="string">
            <text:p>Sjur</text:p>
          </table:table-cell>
          <table:table-cell office:value-type="string">
            <text:p>fordi</text:p>
          </table:table-cell>
          <table:table-cell table:number-columns-repeated="250"/>
        </table:table-row>
        <table:table-row table:style-name="ro4">
          <table:table-cell office:value-type="float" office:value="0.372916666666667">
            <text:p>8:57:00</text:p>
          </table:table-cell>
          <table:table-cell table:formula="of:=SUM(([.D127]+[.B$2]))" office:value-type="float" office:value="1.44375">
            <text:p>34:39:00</text:p>
          </table:table-cell>
          <table:table-cell table:formula="of:=SUM(([.D127]-[.C$2]))" office:value-type="float" office:value="0.381249999999997">
            <text:p>9:09:00</text:p>
          </table:table-cell>
          <table:table-cell table:formula="of:=SUM(([.A$2]+[.A127]))" office:value-type="float" office:value="1.41111111111111">
            <text:p>33:52:00</text:p>
          </table:table-cell>
          <table:table-cell office:value-type="string">
            <text:p>Siri</text:p>
          </table:table-cell>
          <table:table-cell office:value-type="string">
            <text:p>fordi da blir for få klorofyllmolekyler...atomer...eksitert</text:p>
          </table:table-cell>
          <table:table-cell table:number-columns-repeated="250"/>
        </table:table-row>
        <table:table-row table:style-name="ro4">
          <table:table-cell office:value-type="float" office:value="0.373611111111111">
            <text:p>8:58:00</text:p>
          </table:table-cell>
          <table:table-cell table:formula="of:=SUM(([.D128]+[.B$2]))" office:value-type="float" office:value="1.44444444444444">
            <text:p>34:40:00</text:p>
          </table:table-cell>
          <table:table-cell table:formula="of:=SUM(([.D128]-[.C$2]))" office:value-type="float" office:value="0.381944444444441">
            <text:p>9:10:00</text:p>
          </table:table-cell>
          <table:table-cell table:formula="of:=SUM(([.A$2]+[.A128]))" office:value-type="float" office:value="1.41180555555555">
            <text:p>33:53:00</text:p>
          </table:table-cell>
          <table:table-cell office:value-type="string">
            <text:p>Sjur</text:p>
          </table:table-cell>
          <table:table-cell office:value-type="string">
            <text:p>ja</text:p>
          </table:table-cell>
          <table:table-cell table:number-columns-repeated="250"/>
        </table:table-row>
        <table:table-row table:style-name="ro4">
          <table:table-cell office:value-type="float" office:value="0.381944444444444">
            <text:p>9:10:00</text:p>
          </table:table-cell>
          <table:table-cell table:formula="of:=SUM(([.D129]+[.B$2]))" office:value-type="float" office:value="1.45277777777777">
            <text:p>34:52:00</text:p>
          </table:table-cell>
          <table:table-cell table:formula="of:=SUM(([.D129]-[.C$2]))" office:value-type="float" office:value="0.390277777777774">
            <text:p>9:22:00</text:p>
          </table:table-cell>
          <table:table-cell table:formula="of:=SUM(([.A$2]+[.A129]))" office:value-type="float" office:value="1.42013888888888">
            <text:p>34:05:00</text:p>
          </table:table-cell>
          <table:table-cell office:value-type="string">
            <text:p>Nora</text:p>
          </table:table-cell>
          <table:table-cell office:value-type="string">
            <text:p>ja ... var det det som var svaret hele tiden? </text:p>
          </table:table-cell>
          <table:table-cell table:style-name="ce5" office:value-type="string">
            <text:p>Rister på skuldrene og ler</text:p>
          </table:table-cell>
          <table:table-cell table:number-columns-repeated="249"/>
        </table:table-row>
        <table:table-row table:style-name="ro14">
          <table:table-cell table:style-name="Default" table:number-columns-repeated="3"/>
          <table:table-cell table:style-name="ce6" office:value-type="string">
            <text:p>Intervensjon for å få elevene til å svare på spm. 3d</text:p>
          </table:table-cell>
          <table:table-cell table:style-name="Default" table:number-columns-repeated="2"/>
          <table:table-cell table:number-columns-repeated="250"/>
        </table:table-row>
        <table:table-row table:style-name="ro4">
          <table:table-cell office:value-type="float" office:value="0.386111111111111">
            <text:p>9:16:00</text:p>
          </table:table-cell>
          <table:table-cell table:formula="of:=SUM(([.D131]+[.B$2]))" office:value-type="float" office:value="1.45694444444444">
            <text:p>34:58:00</text:p>
          </table:table-cell>
          <table:table-cell table:formula="of:=SUM(([.D131]-[.C$2]))" office:value-type="float" office:value="0.394444444444441">
            <text:p>9:28:00</text:p>
          </table:table-cell>
          <table:table-cell table:formula="of:=SUM(([.A$2]+[.A131]))" office:value-type="float" office:value="1.42430555555555">
            <text:p>34:11:00</text:p>
          </table:table-cell>
          <table:table-cell office:value-type="string">
            <text:p>Sjur</text:p>
          </table:table-cell>
          <table:table-cell office:value-type="string">
            <text:p>men kan en bruke vann som ett mål for fotosyntese? ((refererer til spørsmål 3d))</text:p>
          </table:table-cell>
          <table:table-cell table:number-columns-repeated="250"/>
        </table:table-row>
        <table:table-row table:style-name="ro4">
          <table:table-cell office:value-type="float" office:value="0.3875">
            <text:p>9:18:00</text:p>
          </table:table-cell>
          <table:table-cell table:formula="of:=SUM(([.D132]+[.B$2]))" office:value-type="float" office:value="1.45833333333333">
            <text:p>35:00:00</text:p>
          </table:table-cell>
          <table:table-cell table:formula="of:=SUM(([.D132]-[.C$2]))" office:value-type="float" office:value="0.39583333333333">
            <text:p>9:30:00</text:p>
          </table:table-cell>
          <table:table-cell table:formula="of:=SUM(([.A$2]+[.A132]))" office:value-type="float" office:value="1.42569444444444">
            <text:p>34:13:00</text:p>
          </table:table-cell>
          <table:table-cell office:value-type="string">
            <text:p>Siri</text:p>
          </table:table-cell>
          <table:table-cell office:value-type="string">
            <text:p>istedetfor lyset mener du?</text:p>
          </table:table-cell>
          <table:table-cell table:number-columns-repeated="250"/>
        </table:table-row>
        <table:table-row table:style-name="ro4">
          <table:table-cell office:value-type="float" office:value="0.390277777777778">
            <text:p>9:22:00</text:p>
          </table:table-cell>
          <table:table-cell table:formula="of:=SUM(([.D133]+[.B$2]))" office:value-type="float" office:value="1.46111111111111">
            <text:p>35:04:00</text:p>
          </table:table-cell>
          <table:table-cell table:formula="of:=SUM(([.D133]-[.C$2]))" office:value-type="float" office:value="0.398611111111108">
            <text:p>9:34:00</text:p>
          </table:table-cell>
          <table:table-cell table:formula="of:=SUM(([.A$2]+[.A133]))" office:value-type="float" office:value="1.42847222222222">
            <text:p>34:17:00</text:p>
          </table:table-cell>
          <table:table-cell office:value-type="string">
            <text:p>Nora</text:p>
          </table:table-cell>
          <table:table-cell office:value-type="string">
            <text:p>...ja for hvis vannet nå...ehm..ble sånn rett igjen, grafen?</text:p>
          </table:table-cell>
          <table:table-cell table:style-name="ce5" office:value-type="string">
            <text:p>blir engasjert, gestikulerer graf som flater ut, ser på spørsmålsarket for å finne det rette ordet (flater ut)</text:p>
          </table:table-cell>
          <table:table-cell table:number-columns-repeated="249"/>
        </table:table-row>
        <table:table-row table:style-name="ro4">
          <table:table-cell office:value-type="float" office:value="0.394444444444444">
            <text:p>9:28:00</text:p>
          </table:table-cell>
          <table:table-cell table:formula="of:=SUM(([.D134]+[.B$2]))" office:value-type="float" office:value="1.46527777777777">
            <text:p>35:10:00</text:p>
          </table:table-cell>
          <table:table-cell table:formula="of:=SUM(([.D134]-[.C$2]))" office:value-type="float" office:value="0.402777777777774">
            <text:p>9:40:00</text:p>
          </table:table-cell>
          <table:table-cell table:formula="of:=SUM(([.A$2]+[.A134]))" office:value-type="float" office:value="1.43263888888888">
            <text:p>34:23:00</text:p>
          </table:table-cell>
          <table:table-cell office:value-type="string">
            <text:p>Siri</text:p>
          </table:table-cell>
          <table:table-cell office:value-type="string">
            <text:p>...ja her på grafen</text:p>
          </table:table-cell>
          <table:table-cell table:style-name="ce5" office:value-type="string">
            <text:p>beveger musepekeren langs grafen til den siste videoen</text:p>
          </table:table-cell>
          <table:table-cell table:number-columns-repeated="249"/>
        </table:table-row>
        <table:table-row table:style-name="ro4">
          <table:table-cell office:value-type="float" office:value="0.396527777777778">
            <text:p>9:31:00</text:p>
          </table:table-cell>
          <table:table-cell table:formula="of:=SUM(([.D135]+[.B$2]))" office:value-type="float" office:value="1.46736111111111">
            <text:p>35:13:00</text:p>
          </table:table-cell>
          <table:table-cell table:formula="of:=SUM(([.D135]-[.C$2]))" office:value-type="float" office:value="0.404861111111108">
            <text:p>9:43:00</text:p>
          </table:table-cell>
          <table:table-cell table:formula="of:=SUM(([.A$2]+[.A135]))" office:value-type="float" office:value="1.43472222222222">
            <text:p>34:26:00</text:p>
          </table:table-cell>
          <table:table-cell office:value-type="string">
            <text:p>Siri</text:p>
          </table:table-cell>
          <table:table-cell office:value-type="string">
            <text:p><text:span text:style-name="T2">lysfuktighet</text:span>, nei, <text:span text:style-name="T2">luftfuktighet</text:span> står det..<text:span text:style-name="T5">.</text:span><text:span text:style-name="T2"> jordtemperatur</text:span></text:p>
          </table:table-cell>
          <table:table-cell/>
          <table:table-cell table:style-name="ce5" office:value-type="string">
            <text:p>Leser opp variabelnavnene fra grafen i systemet</text:p>
          </table:table-cell>
          <table:table-cell table:number-columns-repeated="248"/>
        </table:table-row>
        <table:table-row table:style-name="ro4">
          <table:table-cell office:value-type="float" office:value="0.4">
            <text:p>9:36:00</text:p>
          </table:table-cell>
          <table:table-cell table:formula="of:=SUM(([.D136]+[.B$2]))" office:value-type="float" office:value="1.47083333333333">
            <text:p>35:18:00</text:p>
          </table:table-cell>
          <table:table-cell table:formula="of:=SUM(([.D136]-[.C$2]))" office:value-type="float" office:value="0.40833333333333">
            <text:p>9:48:00</text:p>
          </table:table-cell>
          <table:table-cell table:formula="of:=SUM(([.A$2]+[.A136]))" office:value-type="float" office:value="1.43819444444444">
            <text:p>34:31:00</text:p>
          </table:table-cell>
          <table:table-cell office:value-type="string">
            <text:p>Nora</text:p>
          </table:table-cell>
          <table:table-cell office:value-type="string">
            <text:p>...ja, siden grafen flatet ut...og igjen siden behovet for vann ikke...<text:span text:style-name="T1">var der</text:span>...så betyr det at...fotosyntesen går saktere!</text:p>
          </table:table-cell>
          <table:table-cell table:style-name="ce5" office:value-type="string">
            <text:p>ser på Sjur mens hun svarer.</text:p>
          </table:table-cell>
          <table:table-cell table:number-columns-repeated="249"/>
        </table:table-row>
        <table:table-row table:style-name="ro4">
          <table:table-cell office:value-type="float" office:value="0.407638888888889">
            <text:p>9:47:00</text:p>
          </table:table-cell>
          <table:table-cell table:formula="of:=SUM(([.D137]+[.B$2]))" office:value-type="float" office:value="1.47847222222222">
            <text:p>35:29:00</text:p>
          </table:table-cell>
          <table:table-cell table:formula="of:=SUM(([.D137]-[.C$2]))" office:value-type="float" office:value="0.415972222222219">
            <text:p>9:59:00</text:p>
          </table:table-cell>
          <table:table-cell table:formula="of:=SUM(([.A$2]+[.A137]))" office:value-type="float" office:value="1.44583333333333">
            <text:p>34:42:00</text:p>
          </table:table-cell>
          <table:table-cell office:value-type="string">
            <text:p>Siri</text:p>
          </table:table-cell>
          <table:table-cell office:value-type="string">
            <text:p>ja!</text:p>
          </table:table-cell>
          <table:table-cell table:style-name="ce5" office:value-type="string">
            <text:p>alle nikker</text:p>
          </table:table-cell>
          <table:table-cell table:number-columns-repeated="249"/>
        </table:table-row>
        <table:table-row table:style-name="ro4">
          <table:table-cell office:value-type="float" office:value="0.408333333333333">
            <text:p>9:48:00</text:p>
          </table:table-cell>
          <table:table-cell table:formula="of:=SUM(([.D138]+[.B$2]))" office:value-type="float" office:value="1.47916666666666">
            <text:p>35:30:00</text:p>
          </table:table-cell>
          <table:table-cell table:formula="of:=SUM(([.D138]-[.C$2]))" office:value-type="float" office:value="0.416666666666663">
            <text:p>10:00:00</text:p>
          </table:table-cell>
          <table:table-cell table:formula="of:=SUM(([.A$2]+[.A138]))" office:value-type="float" office:value="1.44652777777777">
            <text:p>34:43:00</text:p>
          </table:table-cell>
          <table:table-cell office:value-type="string">
            <text:p>Nora</text:p>
          </table:table-cell>
          <table:table-cell office:value-type="string">
            <text:p>at det ikke er like mye fotosyntese</text:p>
          </table:table-cell>
          <table:table-cell table:number-columns-repeated="250"/>
        </table:table-row>
        <table:table-row table:style-name="ro4">
          <table:table-cell office:value-type="float" office:value="0.409722222222222">
            <text:p>9:50:00</text:p>
          </table:table-cell>
          <table:table-cell table:formula="of:=SUM(([.D139]+[.B$2]))" office:value-type="float" office:value="1.48055555555555">
            <text:p>35:32:00</text:p>
          </table:table-cell>
          <table:table-cell table:formula="of:=SUM(([.D139]-[.C$2]))" office:value-type="float" office:value="0.418055555555552">
            <text:p>10:02:00</text:p>
          </table:table-cell>
          <table:table-cell table:formula="of:=SUM(([.A$2]+[.A139]))" office:value-type="float" office:value="1.44791666666666">
            <text:p>34:45:00</text:p>
          </table:table-cell>
          <table:table-cell office:value-type="string">
            <text:p>Sjur</text:p>
          </table:table-cell>
          <table:table-cell office:value-type="string">
            <text:p>det er en god teori</text:p>
          </table:table-cell>
          <table:table-cell table:number-columns-repeated="250"/>
        </table:table-row>
        <table:table-row table:style-name="ro4">
          <table:table-cell office:value-type="float" office:value="0.4125">
            <text:p>9:54:00</text:p>
          </table:table-cell>
          <table:table-cell table:formula="of:=SUM(([.D140]+[.B$2]))" office:value-type="float" office:value="1.48333333333333">
            <text:p>35:36:00</text:p>
          </table:table-cell>
          <table:table-cell table:formula="of:=SUM(([.D140]-[.C$2]))" office:value-type="float" office:value="0.42083333333333">
            <text:p>10:06:00</text:p>
          </table:table-cell>
          <table:table-cell table:formula="of:=SUM(([.A$2]+[.A140]))" office:value-type="float" office:value="1.45069444444444">
            <text:p>34:49:00</text:p>
          </table:table-cell>
          <table:table-cell office:value-type="string">
            <text:p>Nora</text:p>
          </table:table-cell>
          <table:table-cell office:value-type="string">
            <text:p>takk</text:p>
          </table:table-cell>
          <table:table-cell table:style-name="ce5" office:value-type="string">
            <text:p>alle ler</text:p>
          </table:table-cell>
          <table:table-cell table:number-columns-repeated="249"/>
        </table:table-row>
        <table:table-row table:style-name="ro4">
          <table:table-cell office:value-type="float" office:value="0.415277777777778">
            <text:p>9:58:00</text:p>
          </table:table-cell>
          <table:table-cell table:formula="of:=SUM(([.D141]+[.B$2]))" office:value-type="float" office:value="1.48611111111111">
            <text:p>35:40:00</text:p>
          </table:table-cell>
          <table:table-cell table:formula="of:=SUM(([.D141]-[.C$2]))" office:value-type="float" office:value="0.423611111111108">
            <text:p>10:10:00</text:p>
          </table:table-cell>
          <table:table-cell table:formula="of:=SUM(([.A$2]+[.A141]))" office:value-type="float" office:value="1.45347222222222">
            <text:p>34:53:00</text:p>
          </table:table-cell>
          <table:table-cell office:value-type="string">
            <text:p>Nora</text:p>
          </table:table-cell>
          <table:table-cell office:value-type="string">
            <text:p>så ja, det kan nok brukes som mål på raten av fotosyntese!</text:p>
          </table:table-cell>
          <table:table-cell table:style-name="ce5" office:value-type="string">
            <text:p>alle ser på oppgavearket.</text:p>
          </table:table-cell>
          <table:table-cell table:number-columns-repeated="249"/>
        </table:table-row>
        <table:table-row table:style-name="ro4">
          <table:table-cell office:value-type="float" office:value="0.417361111111111">
            <text:p>10:01:00</text:p>
          </table:table-cell>
          <table:table-cell table:formula="of:=SUM(([.D142]+[.B$2]))" office:value-type="float" office:value="1.48819444444444">
            <text:p>35:43:00</text:p>
          </table:table-cell>
          <table:table-cell table:formula="of:=SUM(([.D142]-[.C$2]))" office:value-type="float" office:value="0.425694444444441">
            <text:p>10:13:00</text:p>
          </table:table-cell>
          <table:table-cell table:formula="of:=SUM(([.A$2]+[.A142]))" office:value-type="float" office:value="1.45555555555555">
            <text:p>34:56:00</text:p>
          </table:table-cell>
          <table:table-cell office:value-type="string">
            <text:p>Siri</text:p>
          </table:table-cell>
          <table:table-cell office:value-type="string">
            <text:p>ja</text:p>
          </table:table-cell>
          <table:table-cell table:number-columns-repeated="250"/>
        </table:table-row>
        <table:table-row table:style-name="ro4">
          <table:table-cell office:value-type="float" office:value="0.418055555555556">
            <text:p>10:02:00</text:p>
          </table:table-cell>
          <table:table-cell table:formula="of:=SUM(([.D143]+[.B$2]))" office:value-type="float" office:value="1.48888888888889">
            <text:p>35:44:00</text:p>
          </table:table-cell>
          <table:table-cell table:formula="of:=SUM(([.D143]-[.C$2]))" office:value-type="float" office:value="0.426388888888886">
            <text:p>10:14:00</text:p>
          </table:table-cell>
          <table:table-cell table:formula="of:=SUM(([.A$2]+[.A143]))" office:value-type="float" office:value="1.45625">
            <text:p>34:57:00</text:p>
          </table:table-cell>
          <table:table-cell office:value-type="string">
            <text:p>Nora</text:p>
          </table:table-cell>
          <table:table-cell office:value-type="string">
            <text:p>er vi enige?</text:p>
          </table:table-cell>
          <table:table-cell table:number-columns-repeated="250"/>
        </table:table-row>
        <table:table-row table:style-name="ro4">
          <table:table-cell office:value-type="float" office:value="0.41875">
            <text:p>10:03:00</text:p>
          </table:table-cell>
          <table:table-cell table:formula="of:=SUM(([.D144]+[.B$2]))" office:value-type="float" office:value="1.48958333333333">
            <text:p>35:45:00</text:p>
          </table:table-cell>
          <table:table-cell table:formula="of:=SUM(([.D144]-[.C$2]))" office:value-type="float" office:value="0.42708333333333">
            <text:p>10:15:00</text:p>
          </table:table-cell>
          <table:table-cell table:formula="of:=SUM(([.A$2]+[.A144]))" office:value-type="float" office:value="1.45694444444444">
            <text:p>34:58:00</text:p>
          </table:table-cell>
          <table:table-cell office:value-type="string">
            <text:p>Siri</text:p>
          </table:table-cell>
          <table:table-cell office:value-type="string">
            <text:p>ja</text:p>
          </table:table-cell>
          <table:table-cell table:number-columns-repeated="250"/>
        </table:table-row>
        <table:table-row table:style-name="ro4">
          <table:table-cell office:value-type="float" office:value="0.41875">
            <text:p>10:03:00</text:p>
          </table:table-cell>
          <table:table-cell table:formula="of:=SUM(([.D145]+[.B$2]))" office:value-type="float" office:value="1.48958333333333">
            <text:p>35:45:00</text:p>
          </table:table-cell>
          <table:table-cell table:formula="of:=SUM(([.D145]-[.C$2]))" office:value-type="float" office:value="0.42708333333333">
            <text:p>10:15:00</text:p>
          </table:table-cell>
          <table:table-cell table:formula="of:=SUM(([.A$2]+[.A145]))" office:value-type="float" office:value="1.45694444444444">
            <text:p>34:58:00</text:p>
          </table:table-cell>
          <table:table-cell office:value-type="string">
            <text:p>Nora</text:p>
          </table:table-cell>
          <table:table-cell office:value-type="string">
            <text:p>ja</text:p>
          </table:table-cell>
          <table:table-cell table:number-columns-repeated="250"/>
        </table:table-row>
        <table:table-row table:style-name="ro4">
          <table:table-cell office:value-type="float" office:value="0.420138888888889">
            <text:p>10:05:00</text:p>
          </table:table-cell>
          <table:table-cell table:formula="of:=SUM(([.D146]+[.B$2]))" office:value-type="float" office:value="1.49097222222222">
            <text:p>35:47:00</text:p>
          </table:table-cell>
          <table:table-cell table:formula="of:=SUM(([.D146]-[.C$2]))" office:value-type="float" office:value="0.428472222222219">
            <text:p>10:17:00</text:p>
          </table:table-cell>
          <table:table-cell table:formula="of:=SUM(([.A$2]+[.A146]))" office:value-type="float" office:value="1.45833333333333">
            <text:p>35:00:00</text:p>
          </table:table-cell>
          <table:table-cell office:value-type="string">
            <text:p>Fredrik</text:p>
          </table:table-cell>
          <table:table-cell table:style-name="ce8" office:value-type="string">
            <text:p>helt enig</text:p>
          </table:table-cell>
          <table:table-cell table:style-name="ce5" office:value-type="string">
            <text:p>alle humrer</text:p>
          </table:table-cell>
          <table:table-cell table:number-columns-repeated="249"/>
        </table:table-row>
        <table:table-row table:style-name="ro4">
          <table:table-cell office:value-type="float" office:value="0.421527777777778">
            <text:p>10:07:00</text:p>
          </table:table-cell>
          <table:table-cell table:formula="of:=SUM(([.D147]+[.B$2]))" office:value-type="float" office:value="1.49236111111111">
            <text:p>35:49:00</text:p>
          </table:table-cell>
          <table:table-cell table:formula="of:=SUM(([.D147]-[.C$2]))" office:value-type="float" office:value="0.429861111111108">
            <text:p>10:19:00</text:p>
          </table:table-cell>
          <table:table-cell table:formula="of:=SUM(([.A$2]+[.A147]))" office:value-type="float" office:value="1.45972222222222">
            <text:p>35:02:00</text:p>
          </table:table-cell>
          <table:table-cell office:value-type="string">
            <text:p>Siri</text:p>
          </table:table-cell>
          <table:table-cell office:value-type="string">
            <text:p>vekstraten ((refererer til oppgave 4))</text:p>
          </table:table-cell>
          <table:table-cell table:number-columns-repeated="250"/>
        </table:table-row>
        <table:table-row table:style-name="ro4">
          <table:table-cell office:value-type="float" office:value="0.422222222222222">
            <text:p>10:08:00</text:p>
          </table:table-cell>
          <table:table-cell table:formula="of:=SUM(([.D148]+[.B$2]))" office:value-type="float" office:value="1.49305555555555">
            <text:p>35:50:00</text:p>
          </table:table-cell>
          <table:table-cell table:formula="of:=SUM(([.D148]-[.C$2]))" office:value-type="float" office:value="0.430555555555552">
            <text:p>10:20:00</text:p>
          </table:table-cell>
          <table:table-cell table:formula="of:=SUM(([.A$2]+[.A148]))" office:value-type="float" office:value="1.46041666666666">
            <text:p>35:03:00</text:p>
          </table:table-cell>
          <table:table-cell office:value-type="string">
            <text:p>Nora</text:p>
          </table:table-cell>
          <table:table-cell office:value-type="string">
            <text:p>har den vekstrate også ((refererer til system))</text:p>
          </table:table-cell>
          <table:table-cell table:number-columns-repeated="250"/>
        </table:table-row>
        <table:table-row table:style-name="ro4">
          <table:table-cell office:value-type="float" office:value="0.424305555555556">
            <text:p>10:11:00</text:p>
          </table:table-cell>
          <table:table-cell table:formula="of:=SUM(([.D149]+[.B$2]))" office:value-type="float" office:value="1.49513888888889">
            <text:p>35:53:00</text:p>
          </table:table-cell>
          <table:table-cell table:formula="of:=SUM(([.D149]-[.C$2]))" office:value-type="float" office:value="0.432638888888886">
            <text:p>10:23:00</text:p>
          </table:table-cell>
          <table:table-cell table:formula="of:=SUM(([.A$2]+[.A149]))" office:value-type="float" office:value="1.4625">
            <text:p>35:06:00</text:p>
          </table:table-cell>
          <table:table-cell office:value-type="string">
            <text:p>Siri</text:p>
          </table:table-cell>
          <table:table-cell office:value-type="string">
            <text:p>hvor er den henne da?</text:p>
          </table:table-cell>
          <table:table-cell table:number-columns-repeated="250"/>
        </table:table-row>
        <table:table-row table:style-name="ro4">
          <table:table-cell office:value-type="float" office:value="0.426388888888889">
            <text:p>10:14:00</text:p>
          </table:table-cell>
          <table:table-cell table:formula="of:=SUM(([.D150]+[.B$2]))" office:value-type="float" office:value="1.49722222222222">
            <text:p>35:56:00</text:p>
          </table:table-cell>
          <table:table-cell table:formula="of:=SUM(([.D150]-[.C$2]))" office:value-type="float" office:value="0.434722222222219">
            <text:p>10:26:00</text:p>
          </table:table-cell>
          <table:table-cell table:formula="of:=SUM(([.A$2]+[.A150]))" office:value-type="float" office:value="1.46458333333333">
            <text:p>35:09:00</text:p>
          </table:table-cell>
          <table:table-cell office:value-type="string">
            <text:p>Sjur</text:p>
          </table:table-cell>
          <table:table-cell office:value-type="string">
            <text:p>jeg tror vi kan slutte av</text:p>
          </table:table-cell>
          <table:table-cell/>
          <table:table-cell table:style-name="ce5" office:value-type="string">
            <text:p>tidsbegrensning. Lærer vil ha tid til oppsummering</text:p>
          </table:table-cell>
          <table:table-cell table:number-columns-repeated="248"/>
        </table:table-row>
        <table:table-row table:style-name="ro3">
          <table:table-cell table:style-name="Default" table:number-columns-repeated="3"/>
          <table:table-cell table:style-name="ce6" office:value-type="string">
            <text:p>De diskuterer at de har kommet seg gjennom hele arket uten å ha sett på alle spørsmålene</text:p>
          </table:table-cell>
          <table:table-cell table:style-name="Default" table:number-columns-repeated="2"/>
          <table:table-cell table:number-columns-repeated="250"/>
        </table:table-row>
        <table:table-row table:style-name="ro4">
          <table:table-cell office:value-type="float" office:value="0.432638888888889">
            <text:p>10:23:00</text:p>
          </table:table-cell>
          <table:table-cell table:formula="of:=SUM(([.D152]+[.B$2]))" office:value-type="float" office:value="1.50347222222222">
            <text:p>36:05:00</text:p>
          </table:table-cell>
          <table:table-cell table:formula="of:=SUM(([.D152]-[.C$2]))" office:value-type="float" office:value="0.440972222222219">
            <text:p>10:35:00</text:p>
          </table:table-cell>
          <table:table-cell table:formula="of:=SUM(([.A$2]+[.A152]))" office:value-type="float" office:value="1.47083333333333">
            <text:p>35:18:00</text:p>
          </table:table-cell>
          <table:table-cell office:value-type="string">
            <text:p>Nora</text:p>
          </table:table-cell>
          <table:table-cell office:value-type="string">
            <text:p>oi(!) der er jo bladenes utseende og sånt ((refererer til oppgave 4 c))</text:p>
          </table:table-cell>
          <table:table-cell table:style-name="ce5" office:value-type="string">
            <text:p>peker på oppgavearket.</text:p>
          </table:table-cell>
          <table:table-cell table:number-columns-repeated="249"/>
        </table:table-row>
        <table:table-row table:style-name="ro4">
          <table:table-cell office:value-type="float" office:value="0.434722222222222">
            <text:p>10:26:00</text:p>
          </table:table-cell>
          <table:table-cell table:formula="of:=SUM(([.D153]+[.B$2]))" office:value-type="float" office:value="1.50555555555555">
            <text:p>36:08:00</text:p>
          </table:table-cell>
          <table:table-cell table:formula="of:=SUM(([.D153]-[.C$2]))" office:value-type="float" office:value="0.443055555555552">
            <text:p>10:38:00</text:p>
          </table:table-cell>
          <table:table-cell table:formula="of:=SUM(([.A$2]+[.A153]))" office:value-type="float" office:value="1.47291666666666">
            <text:p>35:21:00</text:p>
          </table:table-cell>
          <table:table-cell office:value-type="string">
            <text:p>Siri</text:p>
          </table:table-cell>
          <table:table-cell office:value-type="string">
            <text:p><text:span text:style-name="T1">hæ! hva da</text:span>? "er det noen ulikeheter i bladenes utseende" ((leser opp oppgave 4c)). Ja, også har vi jo snakket om hvor mye de har vokst og sånn ((refererer til oppgave 5c))</text:p>
          </table:table-cell>
          <table:table-cell table:number-columns-repeated="250"/>
        </table:table-row>
        <table:table-row table:style-name="ro4">
          <table:table-cell office:value-type="float" office:value="0.438888888888889">
            <text:p>10:32:00</text:p>
          </table:table-cell>
          <table:table-cell table:formula="of:=SUM(([.D154]+[.B$2]))" office:value-type="float" office:value="1.50972222222222">
            <text:p>36:14:00</text:p>
          </table:table-cell>
          <table:table-cell table:formula="of:=SUM(([.D154]-[.C$2]))" office:value-type="float" office:value="0.447222222222219">
            <text:p>10:44:00</text:p>
          </table:table-cell>
          <table:table-cell table:formula="of:=SUM(([.A$2]+[.A154]))" office:value-type="float" office:value="1.47708333333333">
            <text:p>35:27:00</text:p>
          </table:table-cell>
          <table:table-cell office:value-type="string">
            <text:p>Fredrik</text:p>
          </table:table-cell>
          <table:table-cell office:value-type="string">
            <text:p>ja... uten å se på spørsmålet har vi jo på en måte</text:p>
          </table:table-cell>
          <table:table-cell table:number-columns-repeated="250"/>
        </table:table-row>
        <table:table-row table:style-name="ro4">
          <table:table-cell office:value-type="float" office:value="0.439583333333333">
            <text:p>10:33:00</text:p>
          </table:table-cell>
          <table:table-cell table:formula="of:=SUM(([.D155]+[.B$2]))" office:value-type="float" office:value="1.51041666666666">
            <text:p>36:15:00</text:p>
          </table:table-cell>
          <table:table-cell table:formula="of:=SUM(([.D155]-[.C$2]))" office:value-type="float" office:value="0.447916666666663">
            <text:p>10:45:00</text:p>
          </table:table-cell>
          <table:table-cell table:formula="of:=SUM(([.A$2]+[.A155]))" office:value-type="float" office:value="1.47777777777777">
            <text:p>35:28:00</text:p>
          </table:table-cell>
          <table:table-cell office:value-type="string">
            <text:p>Siri</text:p>
          </table:table-cell>
          <table:table-cell office:value-type="string">
            <text:p>...har vi jo egentlig svart på alt</text:p>
          </table:table-cell>
          <table:table-cell table:number-columns-repeated="250"/>
        </table:table-row>
        <table:table-row table:style-name="ro4">
          <table:table-cell office:value-type="float" office:value="0.444444444444444">
            <text:p>10:40:00</text:p>
          </table:table-cell>
          <table:table-cell table:formula="of:=SUM(([.D156]+[.B$2]))" office:value-type="float" office:value="1.51527777777777">
            <text:p>36:22:00</text:p>
          </table:table-cell>
          <table:table-cell table:formula="of:=SUM(([.D156]-[.C$2]))" office:value-type="float" office:value="0.452777777777774">
            <text:p>10:52:00</text:p>
          </table:table-cell>
          <table:table-cell table:formula="of:=SUM(([.A$2]+[.A156]))" office:value-type="float" office:value="1.48263888888888">
            <text:p>35:35:00</text:p>
          </table:table-cell>
          <table:table-cell office:value-type="string">
            <text:p>Nora</text:p>
          </table:table-cell>
          <table:table-cell office:value-type="string">
            <text:p>...filosofert litt</text:p>
          </table:table-cell>
          <table:table-cell table:number-columns-repeated="250"/>
        </table:table-row>
        <table:table-row table:style-name="ro4">
          <table:table-cell office:value-type="float" office:value="0.451388888888889">
            <text:p>10:50:00</text:p>
          </table:table-cell>
          <table:table-cell table:formula="of:=SUM(([.D157]+[.B$2]))" office:value-type="float" office:value="1.52222222222222">
            <text:p>36:32:00</text:p>
          </table:table-cell>
          <table:table-cell table:formula="of:=SUM(([.D157]-[.C$2]))" office:value-type="float" office:value="0.459722222222219">
            <text:p>11:02:00</text:p>
          </table:table-cell>
          <table:table-cell table:formula="of:=SUM(([.A$2]+[.A157]))" office:value-type="float" office:value="1.48958333333333">
            <text:p>35:45:00</text:p>
          </table:table-cell>
          <table:table-cell office:value-type="string">
            <text:p>Sjur</text:p>
          </table:table-cell>
          <table:table-cell office:value-type="string">
            <text:p>Da er timen nesten ferdig</text:p>
          </table:table-cell>
          <table:table-cell table:style-name="ce5" office:value-type="string">
            <text:p>snakker mot klasse</text:p>
          </table:table-cell>
          <table:table-cell table:number-columns-repeated="249"/>
        </table:table-row>
        <table:table-row table:style-name="ro4">
          <table:table-cell office:value-type="float" office:value="0.454861111111111">
            <text:p>10:55:00</text:p>
          </table:table-cell>
          <table:table-cell table:formula="of:=SUM(([.D158]+[.B$2]))" office:value-type="float" office:value="1.52569444444444">
            <text:p>36:37:00</text:p>
          </table:table-cell>
          <table:table-cell table:formula="of:=SUM(([.D158]-[.C$2]))" office:value-type="float" office:value="0.463194444444441">
            <text:p>11:07:00</text:p>
          </table:table-cell>
          <table:table-cell table:formula="of:=SUM(([.A$2]+[.A158]))" office:value-type="float" office:value="1.49305555555555">
            <text:p>35:50:00</text:p>
          </table:table-cell>
          <table:table-cell office:value-type="string">
            <text:p>Siri</text:p>
          </table:table-cell>
          <table:table-cell office:value-type="string">
            <text:p>oi(!) det gikk fort...tiden går fort når man snakker om fotosyntese</text:p>
          </table:table-cell>
          <table:table-cell table:style-name="ce5" office:value-type="string">
            <text:p>Siri og Nora ler</text:p>
          </table:table-cell>
          <table:table-cell table:number-columns-repeated="249"/>
        </table:table-row>
        <table:table-row table:style-name="ro4">
          <table:table-cell table:style-name="Default"/>
          <table:table-cell table:formula="of:=SUM(([.D159]+[.B$2]))" office:value-type="float" office:value="1.07083333333333">
            <text:p>25:42:00</text:p>
          </table:table-cell>
          <table:table-cell table:formula="of:=SUM(([.D159]-[.C$2]))" office:value-type="float" office:value="0.00833333333332997">
            <text:p>0:12:00</text:p>
          </table:table-cell>
          <table:table-cell table:formula="of:=SUM(([.A$2]+[.A159]))" office:value-type="float" office:value="1.03819444444444">
            <text:p>24:55:00</text:p>
          </table:table-cell>
          <table:table-cell table:style-name="Default" table:number-columns-repeated="2"/>
          <table:table-cell table:number-columns-repeated="250"/>
        </table:table-row>
        <table:table-row table:style-name="ro15">
          <table:table-cell table:style-name="Default" table:number-columns-repeated="2"/>
          <table:table-cell table:style-name="ce5" table:formula="of:=SUM(([.D160]-[.C$2]))" office:value-type="float" office:value="0">
            <text:p>#VERDI!</text:p>
          </table:table-cell>
          <table:table-cell table:style-name="ce6" office:value-type="string">
            <text:p>går over i klassediskusjon. kun lyd</text:p>
          </table:table-cell>
          <table:table-cell table:style-name="Default" table:number-columns-repeated="2"/>
          <table:table-cell table:number-columns-repeated="250"/>
        </table:table-row>
        <table:table-row table:style-name="ro9">
          <table:table-cell office:value-type="float" office:value="0.465972222222222">
            <text:p>11:11:00</text:p>
          </table:table-cell>
          <table:table-cell table:style-name="Default"/>
          <table:table-cell table:formula="of:=SUM(([.D161]-[.C$2]))" office:value-type="float" office:value="0.474305555555552">
            <text:p>11:23:00</text:p>
          </table:table-cell>
          <table:table-cell table:formula="of:=SUM(([.A$2]+[.A161]))" office:value-type="float" office:value="1.50416666666666">
            <text:p>36:06:00</text:p>
          </table:table-cell>
          <table:table-cell office:value-type="string">
            <text:p>Lærer</text:p>
          </table:table-cell>
          <table:table-cell office:value-type="string">
            <text:p>vi kan vel si at dette forsøket var et...jeg synes det ble ett mye mere interessant forsøk enn det jeg hadde tenkt meg på forhånd. Fordi det er mange ting som det ikke er noe fasitsvar på her. Vi har <text:span text:style-name="T1">rett og slett ikke</text:span> kunnet måle tilstrekkelig mange...altså sammenligne tilstrekkelig mange <text:span text:style-name="T1">ting</text:span>. Sånn at for eksempel den planten som sto i skapet...har den fotosyntese i det <text:span text:style-name="T1">hele tatt</text:span>? vi vet ikke en gang det. Flere av dere tok utgangspunkt i det at den hadde det. Men det kunne vært artig å høre forskjellige...hva dere svarte på noen av disse spørsmålene før vi tar pause...for det kanskje dere har forskjellige svar...skal vi gjøre <text:span text:style-name="T1">det</text:span>? bare høre litt på noe av de...jeg vet ikke. er det noen av disse som er ekstra interessante å...for eksempel 1c ((oppgave))... oppgave 1c der, hva svarte dere "hvis det var noen <text:span text:style-name="T1">forskjeller</text:span> i resultatene, hva kan årsaken ha vært?" ((leser fra oppgaveark))</text:p>
          </table:table-cell>
          <table:table-cell table:number-columns-repeated="250"/>
        </table:table-row>
        <table:table-row table:style-name="ro4">
          <table:table-cell office:value-type="float" office:value="0.509722222222222">
            <text:p>12:14:00</text:p>
          </table:table-cell>
          <table:table-cell table:style-name="Default"/>
          <table:table-cell table:formula="of:=SUM(([.D162]-[.C$2]))" office:value-type="float" office:value="0.518055555555552">
            <text:p>12:26:00</text:p>
          </table:table-cell>
          <table:table-cell table:formula="of:=SUM(([.A$2]+[.A162]))" office:value-type="float" office:value="1.54791666666666">
            <text:p>37:09:00</text:p>
          </table:table-cell>
          <table:table-cell office:value-type="string">
            <text:p>Lærer</text:p>
          </table:table-cell>
          <table:table-cell office:value-type="string">
            <text:p>hva var <text:span text:style-name="T1">hovedforskjellen</text:span> forresten? på de som sto der ((vindu)) og de som sto der ((skap))? Det kan vi høre med dere for eksempel ((henvender seg til gruppe 1))</text:p>
          </table:table-cell>
          <table:table-cell table:number-columns-repeated="250"/>
        </table:table-row>
        <table:table-row table:style-name="ro2">
          <table:table-cell office:value-type="float" office:value="0.513194444444444">
            <text:p>12:19:00</text:p>
          </table:table-cell>
          <table:table-cell table:style-name="Default"/>
          <table:table-cell table:formula="of:=SUM(([.D163]-[.C$2]))" office:value-type="float" office:value="0.521527777777774">
            <text:p>12:31:00</text:p>
          </table:table-cell>
          <table:table-cell table:formula="of:=SUM(([.A$2]+[.A163]))" office:value-type="float" office:value="1.55138888888888">
            <text:p>37:14:00</text:p>
          </table:table-cell>
          <table:table-cell office:value-type="string">
            <text:p>Gruppe 1</text:p>
          </table:table-cell>
          <table:table-cell office:value-type="string">
            <text:p>at de som står der ((vindu)) har mye mer <text:span text:style-name="T1">heliotropisme</text:span>...sånn at de beveger seg med lyset i løpet av dagen</text:p>
          </table:table-cell>
          <table:table-cell table:number-columns-repeated="250"/>
        </table:table-row>
        <table:table-row table:style-name="ro2">
          <table:table-cell office:value-type="float" office:value="0.516666666666667">
            <text:p>12:24:00</text:p>
          </table:table-cell>
          <table:table-cell table:style-name="Default"/>
          <table:table-cell table:formula="of:=SUM(([.D164]-[.C$2]))" office:value-type="float" office:value="0.524999999999997">
            <text:p>12:36:00</text:p>
          </table:table-cell>
          <table:table-cell table:formula="of:=SUM(([.A$2]+[.A164]))" office:value-type="float" office:value="1.55486111111111">
            <text:p>37:19:00</text:p>
          </table:table-cell>
          <table:table-cell office:value-type="string">
            <text:p>Lærer</text:p>
          </table:table-cell>
          <table:table-cell office:value-type="string">
            <text:p>ja</text:p>
          </table:table-cell>
          <table:table-cell table:number-columns-repeated="250"/>
        </table:table-row>
        <table:table-row table:style-name="ro4">
          <table:table-cell office:value-type="float" office:value="0.517361111111111">
            <text:p>12:25:00</text:p>
          </table:table-cell>
          <table:table-cell table:style-name="Default"/>
          <table:table-cell table:formula="of:=SUM(([.D165]-[.C$2]))" office:value-type="float" office:value="0.525694444444441">
            <text:p>12:37:00</text:p>
          </table:table-cell>
          <table:table-cell table:formula="of:=SUM(([.A$2]+[.A165]))" office:value-type="float" office:value="1.55555555555555">
            <text:p>37:20:00</text:p>
          </table:table-cell>
          <table:table-cell office:value-type="string">
            <text:p>Gruppe 1</text:p>
          </table:table-cell>
          <table:table-cell office:value-type="string">
            <text:p>mens de inni der ((skapet)) *** der er jo lyset fastmontert så det er jo på en måte ikke noe...heliotropisme...for det er jo på en måte...</text:p>
          </table:table-cell>
          <table:table-cell table:number-columns-repeated="250"/>
        </table:table-row>
        <table:table-row table:style-name="ro2">
          <table:table-cell office:value-type="float" office:value="0.521527777777778">
            <text:p>12:31:00</text:p>
          </table:table-cell>
          <table:table-cell table:style-name="Default"/>
          <table:table-cell table:formula="of:=SUM(([.D166]-[.C$2]))" office:value-type="float" office:value="0.529861111111108">
            <text:p>12:43:00</text:p>
          </table:table-cell>
          <table:table-cell table:formula="of:=SUM(([.A$2]+[.A166]))" office:value-type="float" office:value="1.55972222222222">
            <text:p>37:26:00</text:p>
          </table:table-cell>
          <table:table-cell office:value-type="string">
            <text:p>Gruppe 1</text:p>
          </table:table-cell>
          <table:table-cell office:value-type="string">
            <text:p>...Og de blir <text:span text:style-name="T1">høyere</text:span></text:p>
          </table:table-cell>
          <table:table-cell table:number-columns-repeated="250"/>
        </table:table-row>
        <table:table-row table:style-name="ro5">
          <table:table-cell office:value-type="float" office:value="0.525">
            <text:p>12:36:00</text:p>
          </table:table-cell>
          <table:table-cell table:style-name="Default"/>
          <table:table-cell table:formula="of:=SUM(([.D167]-[.C$2]))" office:value-type="float" office:value="0.53333333333333">
            <text:p>12:48:00</text:p>
          </table:table-cell>
          <table:table-cell table:formula="of:=SUM(([.A$2]+[.A167]))" office:value-type="float" office:value="1.56319444444444">
            <text:p>37:31:00</text:p>
          </table:table-cell>
          <table:table-cell office:value-type="string">
            <text:p>Lærer</text:p>
          </table:table-cell>
          <table:table-cell office:value-type="string">
            <text:p>De blir høyere! og hvordan kan man tolke det? Dere tolket det på en måte ((henvender seg til gruppe 2)) og dere tolket det på en annen måte ((henvender seg til gruppe 4)). Få høre dere først ((henvender seg til gruppe 4))</text:p>
          </table:table-cell>
          <table:table-cell table:number-columns-repeated="250"/>
        </table:table-row>
        <table:table-row table:style-name="ro2">
          <table:table-cell office:value-type="float" office:value="0.530555555555556">
            <text:p>12:44:00</text:p>
          </table:table-cell>
          <table:table-cell table:style-name="Default"/>
          <table:table-cell table:formula="of:=SUM(([.D168]-[.C$2]))" office:value-type="float" office:value="0.538888888888886">
            <text:p>12:56:00</text:p>
          </table:table-cell>
          <table:table-cell table:formula="of:=SUM(([.A$2]+[.A168]))" office:value-type="float" office:value="1.56875">
            <text:p>37:39:00</text:p>
          </table:table-cell>
          <table:table-cell office:value-type="string">
            <text:p>Siri</text:p>
          </table:table-cell>
          <table:table-cell office:value-type="string">
            <text:p>...ehm...vi sa så mye...eeh</text:p>
          </table:table-cell>
          <table:table-cell table:number-columns-repeated="250"/>
        </table:table-row>
        <table:table-row table:style-name="ro2">
          <table:table-cell office:value-type="float" office:value="0.533333333333333">
            <text:p>12:48:00</text:p>
          </table:table-cell>
          <table:table-cell table:style-name="Default"/>
          <table:table-cell table:formula="of:=SUM(([.D169]-[.C$2]))" office:value-type="float" office:value="0.541666666666663">
            <text:p>13:00:00</text:p>
          </table:table-cell>
          <table:table-cell table:formula="of:=SUM(([.A$2]+[.A169]))" office:value-type="float" office:value="1.57152777777777">
            <text:p>37:43:00</text:p>
          </table:table-cell>
          <table:table-cell office:value-type="string">
            <text:p>Nora</text:p>
          </table:table-cell>
          <table:table-cell office:value-type="string">
            <text:p>Hva var spørmålet? om hvorfor den...</text:p>
          </table:table-cell>
          <table:table-cell table:number-columns-repeated="250"/>
        </table:table-row>
        <table:table-row table:style-name="ro4">
          <table:table-cell office:value-type="float" office:value="0.535416666666667">
            <text:p>12:51:00</text:p>
          </table:table-cell>
          <table:table-cell table:style-name="Default"/>
          <table:table-cell table:formula="of:=SUM(([.D170]-[.C$2]))" office:value-type="float" office:value="0.543749999999997">
            <text:p>13:03:00</text:p>
          </table:table-cell>
          <table:table-cell table:formula="of:=SUM(([.A$2]+[.A170]))" office:value-type="float" office:value="1.57361111111111">
            <text:p>37:46:00</text:p>
          </table:table-cell>
          <table:table-cell office:value-type="string">
            <text:p>Lærer</text:p>
          </table:table-cell>
          <table:table-cell office:value-type="string">
            <text:p>hvorfor blir de plantene høyere enn de der? ((refererer til plante i skap i forhold til plante i vindu))...For det var det jo helt åpenbart at de ble</text:p>
          </table:table-cell>
          <table:table-cell table:number-columns-repeated="250"/>
        </table:table-row>
        <table:table-row table:style-name="ro2">
          <table:table-cell office:value-type="float" office:value="0.540277777777778">
            <text:p>12:58:00</text:p>
          </table:table-cell>
          <table:table-cell table:style-name="Default"/>
          <table:table-cell table:formula="of:=SUM(([.D171]-[.C$2]))" office:value-type="float" office:value="0.548611111111108">
            <text:p>13:10:00</text:p>
          </table:table-cell>
          <table:table-cell table:formula="of:=SUM(([.A$2]+[.A171]))" office:value-type="float" office:value="1.57847222222222">
            <text:p>37:53:00</text:p>
          </table:table-cell>
          <table:table-cell office:value-type="string">
            <text:p>Nora</text:p>
          </table:table-cell>
          <table:table-cell office:value-type="string">
            <text:p>vi hadde ikke sånn klart svar på det, men</text:p>
          </table:table-cell>
          <table:table-cell table:number-columns-repeated="250"/>
        </table:table-row>
        <table:table-row table:style-name="ro2">
          <table:table-cell office:value-type="float" office:value="0.541666666666667">
            <text:p>13:00:00</text:p>
          </table:table-cell>
          <table:table-cell table:style-name="Default"/>
          <table:table-cell table:formula="of:=SUM(([.D172]-[.C$2]))" office:value-type="float" office:value="0.549999999999997">
            <text:p>13:12:00</text:p>
          </table:table-cell>
          <table:table-cell table:formula="of:=SUM(([.A$2]+[.A172]))" office:value-type="float" office:value="1.57986111111111">
            <text:p>37:55:00</text:p>
          </table:table-cell>
          <table:table-cell office:value-type="string">
            <text:p>Siri</text:p>
          </table:table-cell>
          <table:table-cell office:value-type="string">
            <text:p>...dere sa det om frøet</text:p>
          </table:table-cell>
          <table:table-cell table:number-columns-repeated="250"/>
        </table:table-row>
        <table:table-row table:style-name="ro2">
          <table:table-cell office:value-type="float" office:value="0.542361111111111">
            <text:p>13:01:00</text:p>
          </table:table-cell>
          <table:table-cell table:style-name="Default"/>
          <table:table-cell table:formula="of:=SUM(([.D173]-[.C$2]))" office:value-type="float" office:value="0.550694444444441">
            <text:p>13:13:00</text:p>
          </table:table-cell>
          <table:table-cell table:formula="of:=SUM(([.A$2]+[.A173]))" office:value-type="float" office:value="1.58055555555555">
            <text:p>37:56:00</text:p>
          </table:table-cell>
          <table:table-cell office:value-type="string">
            <text:p>Nora</text:p>
          </table:table-cell>
          <table:table-cell office:value-type="string">
            <text:p>ja! det fikk energi fra frøet</text:p>
          </table:table-cell>
          <table:table-cell table:number-columns-repeated="250"/>
        </table:table-row>
        <table:table-row table:style-name="ro2">
          <table:table-cell office:value-type="float" office:value="0.543055555555556">
            <text:p>13:02:00</text:p>
          </table:table-cell>
          <table:table-cell table:style-name="Default"/>
          <table:table-cell table:formula="of:=SUM(([.D174]-[.C$2]))" office:value-type="float" office:value="0.551388888888886">
            <text:p>13:14:00</text:p>
          </table:table-cell>
          <table:table-cell table:formula="of:=SUM(([.A$2]+[.A174]))" office:value-type="float" office:value="1.58125">
            <text:p>37:57:00</text:p>
          </table:table-cell>
          <table:table-cell office:value-type="string">
            <text:p>Lærer</text:p>
          </table:table-cell>
          <table:table-cell office:value-type="string">
            <text:p>de fikk?</text:p>
          </table:table-cell>
          <table:table-cell table:number-columns-repeated="250"/>
        </table:table-row>
        <table:table-row table:style-name="ro2">
          <table:table-cell office:value-type="float" office:value="0.54375">
            <text:p>13:03:00</text:p>
          </table:table-cell>
          <table:table-cell table:style-name="Default"/>
          <table:table-cell table:formula="of:=SUM(([.D175]-[.C$2]))" office:value-type="float" office:value="0.55208333333333">
            <text:p>13:15:00</text:p>
          </table:table-cell>
          <table:table-cell table:formula="of:=SUM(([.A$2]+[.A175]))" office:value-type="float" office:value="1.58194444444444">
            <text:p>37:58:00</text:p>
          </table:table-cell>
          <table:table-cell office:value-type="string">
            <text:p>Nora</text:p>
          </table:table-cell>
          <table:table-cell office:value-type="string">
            <text:p>energi fra frøet</text:p>
          </table:table-cell>
          <table:table-cell table:number-columns-repeated="250"/>
        </table:table-row>
        <table:table-row table:style-name="ro2">
          <table:table-cell office:value-type="float" office:value="0.545833333333333">
            <text:p>13:06:00</text:p>
          </table:table-cell>
          <table:table-cell table:style-name="Default"/>
          <table:table-cell table:formula="of:=SUM(([.D176]-[.C$2]))" office:value-type="float" office:value="0.554166666666663">
            <text:p>13:18:00</text:p>
          </table:table-cell>
          <table:table-cell table:formula="of:=SUM(([.A$2]+[.A176]))" office:value-type="float" office:value="1.58402777777777">
            <text:p>38:01:00</text:p>
          </table:table-cell>
          <table:table-cell office:value-type="string">
            <text:p>Lærer </text:p>
          </table:table-cell>
          <table:table-cell office:value-type="string">
            <text:p>okei! </text:p>
          </table:table-cell>
          <table:table-cell table:number-columns-repeated="250"/>
        </table:table-row>
        <table:table-row table:style-name="ro2">
          <table:table-cell office:value-type="float" office:value="0.547222222222222">
            <text:p>13:08:00</text:p>
          </table:table-cell>
          <table:table-cell table:style-name="Default"/>
          <table:table-cell table:formula="of:=SUM(([.D177]-[.C$2]))" office:value-type="float" office:value="0.555555555555552">
            <text:p>13:20:00</text:p>
          </table:table-cell>
          <table:table-cell table:formula="of:=SUM(([.A$2]+[.A177]))" office:value-type="float" office:value="1.58541666666666">
            <text:p>38:03:00</text:p>
          </table:table-cell>
          <table:table-cell office:value-type="string">
            <text:p>Fredrik</text:p>
          </table:table-cell>
          <table:table-cell office:value-type="string">
            <text:p>men de andre hadde jo også frø med energi...så...men det var jo ikke</text:p>
          </table:table-cell>
          <table:table-cell table:number-columns-repeated="250"/>
        </table:table-row>
        <table:table-row table:style-name="ro8">
          <table:table-cell office:value-type="float" office:value="0.552083333333333">
            <text:p>13:15:00</text:p>
          </table:table-cell>
          <table:table-cell table:style-name="Default"/>
          <table:table-cell table:formula="of:=SUM(([.D178]-[.C$2]))" office:value-type="float" office:value="0.560416666666663">
            <text:p>13:27:00</text:p>
          </table:table-cell>
          <table:table-cell table:formula="of:=SUM(([.A$2]+[.A178]))" office:value-type="float" office:value="1.59027777777777">
            <text:p>38:10:00</text:p>
          </table:table-cell>
          <table:table-cell office:value-type="string">
            <text:p>Siri</text:p>
          </table:table-cell>
          <table:table-cell office:value-type="string">
            <text:p>...men det vi tenkte på var atte siden det var så lite lys inni skapet... åja(!) nei...ja(!) siden det var så lite lys inni skapet så kunne ikke de... enten så kunne de kanskje ikke utføre fotosyntesen, eller utføre den veldig <text:span text:style-name="T1">dårlig</text:span>. Så da måtte kanskje planten finne en annen måte å vokse på. Og da kan det hende at den klarte å utnytte...<text:span text:style-name="T1">vannet og næringssaltene</text:span> i <text:span text:style-name="T1">jorda</text:span> og næringen i frøet?</text:p>
          </table:table-cell>
          <table:table-cell table:number-columns-repeated="250"/>
        </table:table-row>
        <table:table-row table:style-name="ro2">
          <table:table-cell office:value-type="float" office:value="0.578472222222222">
            <text:p>13:53:00</text:p>
          </table:table-cell>
          <table:table-cell table:style-name="Default"/>
          <table:table-cell table:formula="of:=SUM(([.D179]-[.C$2]))" office:value-type="float" office:value="0.586805555555552">
            <text:p>14:05:00</text:p>
          </table:table-cell>
          <table:table-cell table:formula="of:=SUM(([.A$2]+[.A179]))" office:value-type="float" office:value="1.61666666666666">
            <text:p>38:48:00</text:p>
          </table:table-cell>
          <table:table-cell office:value-type="string">
            <text:p>Lærer</text:p>
          </table:table-cell>
          <table:table-cell office:value-type="string">
            <text:p>okei. Hva sa dere om dette? ((henvender seg til gruppe 2))</text:p>
          </table:table-cell>
          <table:table-cell table:number-columns-repeated="250"/>
        </table:table-row>
        <table:table-row table:style-name="ro2">
          <table:table-cell office:value-type="float" office:value="0.579861111111111">
            <text:p>13:55:00</text:p>
          </table:table-cell>
          <table:table-cell table:style-name="Default"/>
          <table:table-cell table:formula="of:=SUM(([.D180]-[.C$2]))" office:value-type="float" office:value="0.588194444444441">
            <text:p>14:07:00</text:p>
          </table:table-cell>
          <table:table-cell table:formula="of:=SUM(([.A$2]+[.A180]))" office:value-type="float" office:value="1.61805555555555">
            <text:p>38:50:00</text:p>
          </table:table-cell>
          <table:table-cell office:value-type="string">
            <text:p>Gruppe 2</text:p>
          </table:table-cell>
          <table:table-cell office:value-type="string">
            <text:p>vi sa at den kanskje strakk seg for å...finne mere lys</text:p>
          </table:table-cell>
          <table:table-cell table:number-columns-repeated="250"/>
        </table:table-row>
        <table:table-row table:style-name="ro5">
          <table:table-cell office:value-type="float" office:value="0.588194444444444">
            <text:p>14:07:00</text:p>
          </table:table-cell>
          <table:table-cell table:style-name="Default"/>
          <table:table-cell table:formula="of:=SUM(([.D181]-[.C$2]))" office:value-type="float" office:value="0.596527777777774">
            <text:p>14:19:00</text:p>
          </table:table-cell>
          <table:table-cell table:formula="of:=SUM(([.A$2]+[.A181]))" office:value-type="float" office:value="1.62638888888888">
            <text:p>39:02:00</text:p>
          </table:table-cell>
          <table:table-cell office:value-type="string">
            <text:p>Lærer</text:p>
          </table:table-cell>
          <table:table-cell office:value-type="string">
            <text:p>at den der inne ((skapet)) strakk seg fordi den ikke var fornøyd med lyset... så den strakk seg videre og videre og videre? Kan det være en god forklaring? det hadde kanskje ikke dere tenkt på heller? ((henvender seg til Morten og Sjur))</text:p>
          </table:table-cell>
          <table:table-cell table:number-columns-repeated="250"/>
        </table:table-row>
        <table:table-row table:style-name="ro9">
          <table:table-cell office:value-type="float" office:value="0.588888888888889">
            <text:p>14:08:00</text:p>
          </table:table-cell>
          <table:table-cell table:style-name="Default"/>
          <table:table-cell table:formula="of:=SUM(([.D182]-[.C$2]))" office:value-type="float" office:value="0.597222222222219">
            <text:p>14:20:00</text:p>
          </table:table-cell>
          <table:table-cell table:formula="of:=SUM(([.A$2]+[.A182]))" office:value-type="float" office:value="1.62708333333333">
            <text:p>39:03:00</text:p>
          </table:table-cell>
          <table:table-cell office:value-type="string">
            <text:p>Lærer</text:p>
          </table:table-cell>
          <table:table-cell office:value-type="string">
            <text:p>Fordi det er en god forklaring... De av dere som hadde biologi i fjor...hvordan noen planter...altså...husk at...frøene som dere sier har opplagsnæring, de har stivelse. Det kan de komme ganske langt med. Og når frøene spirer så er det om å gjøre <text:span text:style-name="T1">å få bladene ut i lyset</text:span>. Og ett alternativ kan være at disse fant jo ikke noe lys! ((planten i skapet)), så de fortsatte med å strekke seg enda videre for å komme til ett lys. Men en annen forklaring - en helt annen forklaring - kan være at disse ((planten i skapet)) fikk jo ly hele døgnet og derfor skjedde det mer fotosyntese og derfor ble de større. Det går også an å svare <text:span text:style-name="T1">det</text:span>, men da burde man testet det videre. Det som er fint med disse forsøkene her er at man må rett og slett gruble på forskjellige ting og se hva som mangler i forsøket også må man lage nye forsøk videre. Og det er sånne typer oppgaver man får til eksamen nå faktisk: tolk dette! og det kan være mange forskjellige tolkninger. </text:p>
          </table:table-cell>
          <table:table-cell table:number-columns-repeated="250"/>
        </table:table-row>
        <table:table-row table:style-name="ro5">
          <table:table-cell office:value-type="float" office:value="0.631944444444444">
            <text:p>15:10:00</text:p>
          </table:table-cell>
          <table:table-cell table:style-name="Default"/>
          <table:table-cell table:formula="of:=SUM(([.D183]-[.C$2]))" office:value-type="float" office:value="0.640277777777774">
            <text:p>15:22:00</text:p>
          </table:table-cell>
          <table:table-cell table:formula="of:=SUM(([.A$2]+[.A183]))" office:value-type="float" office:value="1.67013888888888">
            <text:p>40:05:00</text:p>
          </table:table-cell>
          <table:table-cell office:value-type="string">
            <text:p>Lærer</text:p>
          </table:table-cell>
          <table:table-cell office:value-type="string">
            <text:p>Også det med jordfuktighet har jeg lyst til...hva sa dere om det...om at den flata ut ((refererer til oppgave 3c))...altså alt det som hadde med jordfuktighet å gjøre. Hva svarte dere på det? ((henvender seg til gruppe 1))</text:p>
          </table:table-cell>
          <table:table-cell table:number-columns-repeated="250"/>
        </table:table-row>
        <table:table-row table:style-name="ro2">
          <table:table-cell office:value-type="float" office:value="0.6375">
            <text:p>15:18:00</text:p>
          </table:table-cell>
          <table:table-cell table:style-name="Default"/>
          <table:table-cell table:formula="of:=SUM(([.D184]-[.C$2]))" office:value-type="float" office:value="0.64583333333333">
            <text:p>15:30:00</text:p>
          </table:table-cell>
          <table:table-cell table:formula="of:=SUM(([.A$2]+[.A184]))" office:value-type="float" office:value="1.67569444444444">
            <text:p>40:13:00</text:p>
          </table:table-cell>
          <table:table-cell office:value-type="string">
            <text:p>Gruppe 1 </text:p>
          </table:table-cell>
          <table:table-cell office:value-type="string">
            <text:p>vi kom ikke til det</text:p>
          </table:table-cell>
          <table:table-cell table:number-columns-repeated="250"/>
        </table:table-row>
        <table:table-row table:style-name="ro2">
          <table:table-cell office:value-type="float" office:value="0.639583333333333">
            <text:p>15:21:00</text:p>
          </table:table-cell>
          <table:table-cell table:style-name="Default"/>
          <table:table-cell table:formula="of:=SUM(([.D185]-[.C$2]))" office:value-type="float" office:value="0.647916666666663">
            <text:p>15:33:00</text:p>
          </table:table-cell>
          <table:table-cell table:formula="of:=SUM(([.A$2]+[.A185]))" office:value-type="float" office:value="1.67777777777777">
            <text:p>40:16:00</text:p>
          </table:table-cell>
          <table:table-cell office:value-type="string">
            <text:p>Lærer</text:p>
          </table:table-cell>
          <table:table-cell office:value-type="string">
            <text:p>dere ((henvender seg til gruppe 3))</text:p>
          </table:table-cell>
          <table:table-cell table:number-columns-repeated="250"/>
        </table:table-row>
        <table:table-row table:style-name="ro4">
          <table:table-cell office:value-type="float" office:value="0.646527777777778">
            <text:p>15:31:00</text:p>
          </table:table-cell>
          <table:table-cell table:style-name="Default"/>
          <table:table-cell table:formula="of:=SUM(([.D186]-[.C$2]))" office:value-type="float" office:value="0.654861111111108">
            <text:p>15:43:00</text:p>
          </table:table-cell>
          <table:table-cell table:formula="of:=SUM(([.A$2]+[.A186]))" office:value-type="float" office:value="1.68472222222222">
            <text:p>40:26:00</text:p>
          </table:table-cell>
          <table:table-cell office:value-type="string">
            <text:p>Lærer</text:p>
          </table:table-cell>
          <table:table-cell office:value-type="string">
            <text:p>Det var det med jordfuktighet som er spørsmål tre...etter at man har vannet den starter den med høy jordfuktighet, så gikk den ganske bratt ned, så flata den ut på slutten. Og hvordan kan man tolke det?</text:p>
          </table:table-cell>
          <table:table-cell table:number-columns-repeated="250"/>
        </table:table-row>
        <table:table-row table:style-name="ro4">
          <table:table-cell office:value-type="float" office:value="0.65625">
            <text:p>15:45:00</text:p>
          </table:table-cell>
          <table:table-cell table:style-name="Default"/>
          <table:table-cell table:formula="of:=SUM(([.D187]-[.C$2]))" office:value-type="float" office:value="0.66458333333333">
            <text:p>15:57:00</text:p>
          </table:table-cell>
          <table:table-cell table:formula="of:=SUM(([.A$2]+[.A187]))" office:value-type="float" office:value="1.69444444444444">
            <text:p>40:40:00</text:p>
          </table:table-cell>
          <table:table-cell office:value-type="string">
            <text:p>Gruppe 3</text:p>
          </table:table-cell>
          <table:table-cell office:value-type="string">
            <text:p>ehm...at det var forskjell på absorbasjonen fordi plantene <text:span text:style-name="T1">vokste</text:span> forskjellig. Og...fordi...den flatet ut fordi det var på en måte slutt på veksten. at den vokste mindre</text:p>
          </table:table-cell>
          <table:table-cell table:number-columns-repeated="250"/>
        </table:table-row>
        <table:table-row table:style-name="ro2">
          <table:table-cell office:value-type="float" office:value="0.672222222222222">
            <text:p>16:08:00</text:p>
          </table:table-cell>
          <table:table-cell table:style-name="Default"/>
          <table:table-cell table:formula="of:=SUM(([.D188]-[.C$2]))" office:value-type="float" office:value="0.680555555555552">
            <text:p>16:20:00</text:p>
          </table:table-cell>
          <table:table-cell table:formula="of:=SUM(([.A$2]+[.A188]))" office:value-type="float" office:value="1.71041666666666">
            <text:p>41:03:00</text:p>
          </table:table-cell>
          <table:table-cell office:value-type="string">
            <text:p>Lærer</text:p>
          </table:table-cell>
          <table:table-cell office:value-type="string">
            <text:p>Vokste mindre og da tok den opp mindre vann?</text:p>
          </table:table-cell>
          <table:table-cell table:number-columns-repeated="250"/>
        </table:table-row>
        <table:table-row table:style-name="ro2">
          <table:table-cell office:value-type="float" office:value="0.673611111111111">
            <text:p>16:10:00</text:p>
          </table:table-cell>
          <table:table-cell table:style-name="Default"/>
          <table:table-cell table:formula="of:=SUM(([.D189]-[.C$2]))" office:value-type="float" office:value="0.681944444444441">
            <text:p>16:22:00</text:p>
          </table:table-cell>
          <table:table-cell table:formula="of:=SUM(([.A$2]+[.A189]))" office:value-type="float" office:value="1.71180555555555">
            <text:p>41:05:00</text:p>
          </table:table-cell>
          <table:table-cell office:value-type="string">
            <text:p>Gruppe 3 </text:p>
          </table:table-cell>
          <table:table-cell office:value-type="string">
            <text:p>ja</text:p>
          </table:table-cell>
          <table:table-cell table:number-columns-repeated="250"/>
        </table:table-row>
        <table:table-row table:style-name="ro2">
          <table:table-cell office:value-type="float" office:value="0.673611111111111">
            <text:p>16:10:00</text:p>
          </table:table-cell>
          <table:table-cell table:style-name="Default"/>
          <table:table-cell table:formula="of:=SUM(([.D190]-[.C$2]))" office:value-type="float" office:value="0.681944444444441">
            <text:p>16:22:00</text:p>
          </table:table-cell>
          <table:table-cell table:formula="of:=SUM(([.A$2]+[.A190]))" office:value-type="float" office:value="1.71180555555555">
            <text:p>41:05:00</text:p>
          </table:table-cell>
          <table:table-cell office:value-type="string">
            <text:p>Lærer</text:p>
          </table:table-cell>
          <table:table-cell office:value-type="string">
            <text:p>okei. Svarte dere noe annet ((henvender seg til gruppe 4))</text:p>
          </table:table-cell>
          <table:table-cell table:number-columns-repeated="250"/>
        </table:table-row>
        <table:table-row table:style-name="ro5">
          <table:table-cell office:value-type="float" office:value="0.676388888888889">
            <text:p>16:14:00</text:p>
          </table:table-cell>
          <table:table-cell table:style-name="Default"/>
          <table:table-cell table:formula="of:=SUM(([.D191]-[.C$2]))" office:value-type="float" office:value="0.684722222222219">
            <text:p>16:26:00</text:p>
          </table:table-cell>
          <table:table-cell table:formula="of:=SUM(([.A$2]+[.A191]))" office:value-type="float" office:value="1.71458333333333">
            <text:p>41:09:00</text:p>
          </table:table-cell>
          <table:table-cell office:value-type="string">
            <text:p>Siri</text:p>
          </table:table-cell>
          <table:table-cell office:value-type="string">
            <text:p>vi svarte at når...eller nå tenkte jeg det at...ja, plantene kunne jo utnytte veldig lite av fotosyntesen, og hvis de kunne utnytte litt av fotosyntesen, så gjorde de det veldig mye når de <text:span text:style-name="T1">først fikk vann</text:span>. Fordi da fikk de...da kunne de liksom...utvikle</text:p>
          </table:table-cell>
          <table:table-cell table:number-columns-repeated="250"/>
        </table:table-row>
        <table:table-row table:style-name="ro4">
          <table:table-cell office:value-type="float" office:value="0.694444444444444">
            <text:p>16:40:00</text:p>
          </table:table-cell>
          <table:table-cell table:style-name="Default"/>
          <table:table-cell table:formula="of:=SUM(([.D192]-[.C$2]))" office:value-type="float" office:value="0.702777777777774">
            <text:p>16:52:00</text:p>
          </table:table-cell>
          <table:table-cell table:formula="of:=SUM(([.A$2]+[.A192]))" office:value-type="float" office:value="1.73263888888888">
            <text:p>41:35:00</text:p>
          </table:table-cell>
          <table:table-cell office:value-type="string">
            <text:p>Lærer</text:p>
          </table:table-cell>
          <table:table-cell office:value-type="string">
            <text:p>Så du tenkte at fotosyntesen gikk <text:span text:style-name="T1">saktere</text:span> jo mindre vann det var... og dermed ble det også tatt opp mindre vann</text:p>
          </table:table-cell>
          <table:table-cell table:number-columns-repeated="250"/>
        </table:table-row>
        <table:table-row table:style-name="ro2">
          <table:table-cell office:value-type="float" office:value="0.695833333333333">
            <text:p>16:42:00</text:p>
          </table:table-cell>
          <table:table-cell table:style-name="Default"/>
          <table:table-cell table:formula="of:=SUM(([.D193]-[.C$2]))" office:value-type="float" office:value="0.704166666666663">
            <text:p>16:54:00</text:p>
          </table:table-cell>
          <table:table-cell table:formula="of:=SUM(([.A$2]+[.A193]))" office:value-type="float" office:value="1.73402777777777">
            <text:p>41:37:00</text:p>
          </table:table-cell>
          <table:table-cell office:value-type="string">
            <text:p>Siri</text:p>
          </table:table-cell>
          <table:table-cell office:value-type="string">
            <text:p>nei.. kanskje ikke</text:p>
          </table:table-cell>
          <table:table-cell table:number-columns-repeated="250"/>
        </table:table-row>
        <table:table-row table:style-name="ro2">
          <table:table-cell office:value-type="float" office:value="0.696527777777778">
            <text:p>16:43:00</text:p>
          </table:table-cell>
          <table:table-cell table:style-name="Default"/>
          <table:table-cell table:formula="of:=SUM(([.D194]-[.C$2]))" office:value-type="float" office:value="0.704861111111108">
            <text:p>16:55:00</text:p>
          </table:table-cell>
          <table:table-cell table:formula="of:=SUM(([.A$2]+[.A194]))" office:value-type="float" office:value="1.73472222222222">
            <text:p>41:38:00</text:p>
          </table:table-cell>
          <table:table-cell office:value-type="string">
            <text:p>Nora</text:p>
          </table:table-cell>
          <table:table-cell office:value-type="string">
            <text:p>Når fotosyntesen går saktere er det ikke behov</text:p>
          </table:table-cell>
          <table:table-cell table:number-columns-repeated="250"/>
        </table:table-row>
        <table:table-row table:style-name="ro2">
          <table:table-cell office:value-type="float" office:value="0.700694444444444">
            <text:p>16:49:00</text:p>
          </table:table-cell>
          <table:table-cell table:style-name="Default"/>
          <table:table-cell table:formula="of:=SUM(([.D195]-[.C$2]))" office:value-type="float" office:value="0.709027777777774">
            <text:p>17:01:00</text:p>
          </table:table-cell>
          <table:table-cell table:formula="of:=SUM(([.A$2]+[.A195]))" office:value-type="float" office:value="1.73888888888888">
            <text:p>41:44:00</text:p>
          </table:table-cell>
          <table:table-cell office:value-type="string">
            <text:p>Lærer</text:p>
          </table:table-cell>
          <table:table-cell office:value-type="string">
            <text:p>åja(!) sånn ja</text:p>
          </table:table-cell>
          <table:table-cell table:number-columns-repeated="250"/>
        </table:table-row>
        <table:table-row table:style-name="ro4">
          <table:table-cell office:value-type="float" office:value="0.701388888888889">
            <text:p>16:50:00</text:p>
          </table:table-cell>
          <table:table-cell table:style-name="Default"/>
          <table:table-cell table:formula="of:=SUM(([.D196]-[.C$2]))" office:value-type="float" office:value="0.709722222222219">
            <text:p>17:02:00</text:p>
          </table:table-cell>
          <table:table-cell table:formula="of:=SUM(([.A$2]+[.A196]))" office:value-type="float" office:value="1.73958333333333">
            <text:p>41:45:00</text:p>
          </table:table-cell>
          <table:table-cell office:value-type="string">
            <text:p>Siri</text:p>
          </table:table-cell>
          <table:table-cell office:value-type="string">
            <text:p>nei, det var helt på slutten når den flata ut...når fotosyntesen gikk saktere på slutten så var det ikke behov for vann fordi da gikk ikke fotosyntesen uansett!</text:p>
          </table:table-cell>
          <table:table-cell table:number-columns-repeated="250"/>
        </table:table-row>
        <table:table-row table:style-name="ro2">
          <table:table-cell office:value-type="float" office:value="0.708333333333333">
            <text:p>17:00:00</text:p>
          </table:table-cell>
          <table:table-cell table:style-name="Default"/>
          <table:table-cell table:formula="of:=SUM(([.D197]-[.C$2]))" office:value-type="float" office:value="0.716666666666663">
            <text:p>17:12:00</text:p>
          </table:table-cell>
          <table:table-cell table:formula="of:=SUM(([.A$2]+[.A197]))" office:value-type="float" office:value="1.74652777777777">
            <text:p>41:55:00</text:p>
          </table:table-cell>
          <table:table-cell office:value-type="string">
            <text:p>Lærer</text:p>
          </table:table-cell>
          <table:table-cell office:value-type="string">
            <text:p>spennende, hadde dere noen andre forklaringer ((henvender seg til gruppe 2))</text:p>
          </table:table-cell>
          <table:table-cell table:number-columns-repeated="250"/>
        </table:table-row>
        <table:table-row table:style-name="ro8">
          <table:table-cell office:value-type="float" office:value="0.711805555555556">
            <text:p>17:05:00</text:p>
          </table:table-cell>
          <table:table-cell table:style-name="Default"/>
          <table:table-cell table:formula="of:=SUM(([.D198]-[.C$2]))" office:value-type="float" office:value="0.720138888888886">
            <text:p>17:17:00</text:p>
          </table:table-cell>
          <table:table-cell table:formula="of:=SUM(([.A$2]+[.A198]))" office:value-type="float" office:value="1.75">
            <text:p>42:00:00</text:p>
          </table:table-cell>
          <table:table-cell office:value-type="string">
            <text:p>Gruppe 2</text:p>
          </table:table-cell>
          <table:table-cell office:value-type="string">
            <text:p>ja, eller vi var jo ikke sikre da, men vi hadde to forsjellige som vi tenkte på. Og da var det også det at det med at når den først fikk vann. At når den fikk mye vann så brukte den mer også, så kanskje det at den klarte å utnytte det bedre når den fikk mye. Men også det med at det ble eller var ubalanse mellom jorden og luften. </text:p>
          </table:table-cell>
          <table:table-cell table:number-columns-repeated="250"/>
        </table:table-row>
        <table:table-row table:style-name="ro2">
          <table:table-cell office:value-type="float" office:value="0.729166666666667">
            <text:p>17:30:00</text:p>
          </table:table-cell>
          <table:table-cell table:style-name="Default"/>
          <table:table-cell table:formula="of:=SUM(([.D199]-[.C$2]))" office:value-type="float" office:value="0.737499999999997">
            <text:p>17:42:00</text:p>
          </table:table-cell>
          <table:table-cell table:formula="of:=SUM(([.A$2]+[.A199]))" office:value-type="float" office:value="1.76736111111111">
            <text:p>42:25:00</text:p>
          </table:table-cell>
          <table:table-cell office:value-type="string">
            <text:p>Lærer</text:p>
          </table:table-cell>
          <table:table-cell office:value-type="string">
            <text:p>jorden og luften? Hva tenker du på da at?</text:p>
          </table:table-cell>
          <table:table-cell table:number-columns-repeated="250"/>
        </table:table-row>
        <table:table-row table:style-name="ro2">
          <table:table-cell office:value-type="float" office:value="0.733333333333333">
            <text:p>17:36:00</text:p>
          </table:table-cell>
          <table:table-cell table:style-name="Default"/>
          <table:table-cell table:formula="of:=SUM(([.D200]-[.C$2]))" office:value-type="float" office:value="0.741666666666663">
            <text:p>17:48:00</text:p>
          </table:table-cell>
          <table:table-cell table:formula="of:=SUM(([.A$2]+[.A200]))" office:value-type="float" office:value="1.77152777777777">
            <text:p>42:31:00</text:p>
          </table:table-cell>
          <table:table-cell office:value-type="string">
            <text:p>Gruppe 2</text:p>
          </table:table-cell>
          <table:table-cell office:value-type="string">
            <text:p>nei at det fordamper mer vann fra jorden</text:p>
          </table:table-cell>
          <table:table-cell table:number-columns-repeated="250"/>
        </table:table-row>
        <table:table-row table:style-name="ro2">
          <table:table-cell office:value-type="float" office:value="0.736805555555556">
            <text:p>17:41:00</text:p>
          </table:table-cell>
          <table:table-cell table:style-name="Default"/>
          <table:table-cell table:formula="of:=SUM(([.D201]-[.C$2]))" office:value-type="float" office:value="0.745138888888886">
            <text:p>17:53:00</text:p>
          </table:table-cell>
          <table:table-cell table:formula="of:=SUM(([.A$2]+[.A201]))" office:value-type="float" office:value="1.775">
            <text:p>42:36:00</text:p>
          </table:table-cell>
          <table:table-cell office:value-type="string">
            <text:p>Lærer</text:p>
          </table:table-cell>
          <table:table-cell office:value-type="string">
            <text:p>når det er fuktig i jorda?</text:p>
          </table:table-cell>
          <table:table-cell table:number-columns-repeated="250"/>
        </table:table-row>
        <table:table-row table:style-name="ro2">
          <table:table-cell office:value-type="float" office:value="0.7375">
            <text:p>17:42:00</text:p>
          </table:table-cell>
          <table:table-cell table:style-name="Default"/>
          <table:table-cell table:formula="of:=SUM(([.D202]-[.C$2]))" office:value-type="float" office:value="0.74583333333333">
            <text:p>17:54:00</text:p>
          </table:table-cell>
          <table:table-cell table:formula="of:=SUM(([.A$2]+[.A202]))" office:value-type="float" office:value="1.77569444444444">
            <text:p>42:37:00</text:p>
          </table:table-cell>
          <table:table-cell office:value-type="string">
            <text:p>Gruppe 2</text:p>
          </table:table-cell>
          <table:table-cell office:value-type="string">
            <text:p>når det er fuktig i jorda</text:p>
          </table:table-cell>
          <table:table-cell table:number-columns-repeated="250"/>
        </table:table-row>
        <table:table-row table:style-name="ro2">
          <table:table-cell office:value-type="float" office:value="0.738888888888889">
            <text:p>17:44:00</text:p>
          </table:table-cell>
          <table:table-cell table:style-name="Default"/>
          <table:table-cell table:formula="of:=SUM(([.D203]-[.C$2]))" office:value-type="float" office:value="0.747222222222219">
            <text:p>17:56:00</text:p>
          </table:table-cell>
          <table:table-cell table:formula="of:=SUM(([.A$2]+[.A203]))" office:value-type="float" office:value="1.77708333333333">
            <text:p>42:39:00</text:p>
          </table:table-cell>
          <table:table-cell office:value-type="string">
            <text:p>Lærer</text:p>
          </table:table-cell>
          <table:table-cell office:value-type="string">
            <text:p>hm! hadde dere tenkt på den ((henvender seg til Sjur))</text:p>
          </table:table-cell>
          <table:table-cell table:number-columns-repeated="250"/>
        </table:table-row>
        <table:table-row table:style-name="ro2">
          <table:table-cell office:value-type="float" office:value="0.739583333333333">
            <text:p>17:45:00</text:p>
          </table:table-cell>
          <table:table-cell table:style-name="Default"/>
          <table:table-cell table:formula="of:=SUM(([.D204]-[.C$2]))" office:value-type="float" office:value="0.747916666666663">
            <text:p>17:57:00</text:p>
          </table:table-cell>
          <table:table-cell table:formula="of:=SUM(([.A$2]+[.A204]))" office:value-type="float" office:value="1.77777777777777">
            <text:p>42:40:00</text:p>
          </table:table-cell>
          <table:table-cell office:value-type="string">
            <text:p>Sjur</text:p>
          </table:table-cell>
          <table:table-cell office:value-type="string">
            <text:p>nei</text:p>
          </table:table-cell>
          <table:table-cell table:number-columns-repeated="250"/>
        </table:table-row>
        <table:table-row table:style-name="ro15">
          <table:table-cell office:value-type="float" office:value="0.743055555555556">
            <text:p>17:50:00</text:p>
          </table:table-cell>
          <table:table-cell table:style-name="Default"/>
          <table:table-cell table:formula="of:=SUM(([.D205]-[.C$2]))" office:value-type="float" office:value="0.751388888888886">
            <text:p>18:02:00</text:p>
          </table:table-cell>
          <table:table-cell table:formula="of:=SUM(([.A$2]+[.A205]))" office:value-type="float" office:value="1.78125">
            <text:p>42:45:00</text:p>
          </table:table-cell>
          <table:table-cell office:value-type="string">
            <text:p>Lærer</text:p>
          </table:table-cell>
          <table:table-cell office:value-type="string">
            <text:p>altså rett og slett hvis man har to kar uten noen plantefrø i, i det hele tatt. det burde man jo<text:span text:style-name="T1"> sjekka</text:span> isåfall. Kanskje rett og slett den som har høyest luftfuktighet også, nei jordfuktighet også fordamper raskest sånn at kurven...det...det høres jo veldig riktig ut ut fra det lille vi kan om fysikk. Jo mer fuktighet det er ett sted jo <text:span text:style-name="T1">fortere</text:span> fordamper det, jo <text:span text:style-name="T1">fortere</text:span> går fordampningen. Inntil det er kommet lengre ned. Jeg vil si at - det er masse flere ting å diskutere her. Og er det noe flere. Hadde dere noen betraktninger på spørsmålene som ikke er kommet frem her? ((henvender seg til gruppe 1))</text:p>
          </table:table-cell>
          <table:table-cell table:number-columns-repeated="250"/>
        </table:table-row>
        <table:table-row table:style-name="ro2">
          <table:table-cell office:value-type="float" office:value="0.770833333333333">
            <text:p>18:30:00</text:p>
          </table:table-cell>
          <table:table-cell table:style-name="Default"/>
          <table:table-cell table:formula="of:=SUM(([.D206]-[.C$2]))" office:value-type="float" office:value="0.779166666666663">
            <text:p>18:42:00</text:p>
          </table:table-cell>
          <table:table-cell table:formula="of:=SUM(([.A$2]+[.A206]))" office:value-type="float" office:value="1.80902777777777">
            <text:p>43:25:00</text:p>
          </table:table-cell>
          <table:table-cell office:value-type="string">
            <text:p>Gruppe 1</text:p>
          </table:table-cell>
          <table:table-cell office:value-type="string">
            <text:p>nei, det var bare det at vi var litt usikre på, vi skjønte ikke hvorfor de plantene i skapet vokste så utrolig høyt. </text:p>
          </table:table-cell>
          <table:table-cell table:number-columns-repeated="250"/>
        </table:table-row>
        <table:table-row table:style-name="ro2">
          <table:table-cell office:value-type="float" office:value="0.776388888888889">
            <text:p>18:38:00</text:p>
          </table:table-cell>
          <table:table-cell table:style-name="Default"/>
          <table:table-cell table:formula="of:=SUM(([.D207]-[.C$2]))" office:value-type="float" office:value="0.784722222222219">
            <text:p>18:50:00</text:p>
          </table:table-cell>
          <table:table-cell table:formula="of:=SUM(([.A$2]+[.A207]))" office:value-type="float" office:value="1.81458333333333">
            <text:p>43:33:00</text:p>
          </table:table-cell>
          <table:table-cell office:value-type="string">
            <text:p>Lærer</text:p>
          </table:table-cell>
          <table:table-cell office:value-type="string">
            <text:p>nei. Fikk dere ett svar nå, ett mulig svar?</text:p>
          </table:table-cell>
          <table:table-cell table:number-columns-repeated="250"/>
        </table:table-row>
        <table:table-row table:style-name="ro2">
          <table:table-cell office:value-type="float" office:value="0.777777777777778">
            <text:p>18:40:00</text:p>
          </table:table-cell>
          <table:table-cell table:style-name="Default"/>
          <table:table-cell table:formula="of:=SUM(([.D208]-[.C$2]))" office:value-type="float" office:value="0.786111111111108">
            <text:p>18:52:00</text:p>
          </table:table-cell>
          <table:table-cell table:formula="of:=SUM(([.A$2]+[.A208]))" office:value-type="float" office:value="1.81597222222222">
            <text:p>43:35:00</text:p>
          </table:table-cell>
          <table:table-cell office:value-type="string">
            <text:p>Gruppe 1</text:p>
          </table:table-cell>
          <table:table-cell office:value-type="string">
            <text:p>ja, men vi er fremdeles usikre på hvorfor</text:p>
          </table:table-cell>
          <table:table-cell/>
          <table:table-cell table:style-name="ce5" office:value-type="string">
            <text:p>hvordan det relaterer til modellen?</text:p>
          </table:table-cell>
          <table:table-cell table:number-columns-repeated="248"/>
        </table:table-row>
        <table:table-row table:style-name="ro4">
          <table:table-cell office:value-type="float" office:value="0.778472222222222">
            <text:p>18:41:00</text:p>
          </table:table-cell>
          <table:table-cell table:style-name="Default"/>
          <table:table-cell table:formula="of:=SUM(([.D209]-[.C$2]))" office:value-type="float" office:value="0.786805555555552">
            <text:p>18:53:00</text:p>
          </table:table-cell>
          <table:table-cell table:formula="of:=SUM(([.A$2]+[.A209]))" office:value-type="float" office:value="1.81666666666666">
            <text:p>43:36:00</text:p>
          </table:table-cell>
          <table:table-cell office:value-type="string">
            <text:p>Lærer</text:p>
          </table:table-cell>
          <table:table-cell office:value-type="string">
            <text:p>at cellene rett og slett strekker seg lengre, hver eneste celle strekker seg lengre fordi det utskilles hormoner for eksempel på grunn av at det er så lite lys? Så den<text:span text:style-name="T1"> leter</text:span> etter lys</text:p>
          </table:table-cell>
          <table:table-cell table:number-columns-repeated="250"/>
        </table:table-row>
        <table:table-row table:style-name="ro2">
          <table:table-cell office:value-type="float" office:value="0.7875">
            <text:p>18:54:00</text:p>
          </table:table-cell>
          <table:table-cell table:style-name="Default"/>
          <table:table-cell table:formula="of:=SUM(([.D210]-[.C$2]))" office:value-type="float" office:value="0.79583333333333">
            <text:p>19:06:00</text:p>
          </table:table-cell>
          <table:table-cell table:formula="of:=SUM(([.A$2]+[.A210]))" office:value-type="float" office:value="1.82569444444444">
            <text:p>43:49:00</text:p>
          </table:table-cell>
          <table:table-cell office:value-type="string">
            <text:p>Gruppe 1</text:p>
          </table:table-cell>
          <table:table-cell office:value-type="string">
            <text:p>ja, det kan godt hende</text:p>
          </table:table-cell>
          <table:table-cell table:number-columns-repeated="250"/>
        </table:table-row>
        <table:table-row table:style-name="ro2">
          <table:table-cell office:value-type="float" office:value="0.788194444444444">
            <text:p>18:55:00</text:p>
          </table:table-cell>
          <table:table-cell table:style-name="Default"/>
          <table:table-cell table:formula="of:=SUM(([.D211]-[.C$2]))" office:value-type="float" office:value="0.796527777777774">
            <text:p>19:07:00</text:p>
          </table:table-cell>
          <table:table-cell table:formula="of:=SUM(([.A$2]+[.A211]))" office:value-type="float" office:value="1.82638888888888">
            <text:p>43:50:00</text:p>
          </table:table-cell>
          <table:table-cell office:value-type="string">
            <text:p>Lærer</text:p>
          </table:table-cell>
          <table:table-cell office:value-type="string">
            <text:p>det er ihvertfall en teori (emph)</text:p>
          </table:table-cell>
          <table:table-cell table:number-columns-repeated="250"/>
        </table:table-row>
        <table:table-row table:style-name="ro2">
          <table:table-cell office:value-type="float" office:value="0.790972222222222">
            <text:p>18:59:00</text:p>
          </table:table-cell>
          <table:table-cell table:style-name="Default"/>
          <table:table-cell table:formula="of:=SUM(([.D212]-[.C$2]))" office:value-type="float" office:value="0.799305555555552">
            <text:p>19:11:00</text:p>
          </table:table-cell>
          <table:table-cell table:formula="of:=SUM(([.A$2]+[.A212]))" office:value-type="float" office:value="1.82916666666666">
            <text:p>43:54:00</text:p>
          </table:table-cell>
          <table:table-cell office:value-type="string">
            <text:p>Lærer</text:p>
          </table:table-cell>
          <table:table-cell office:value-type="string">
            <text:p>Det var det dere kom med tror jeg ((henvender seg til gruppe 3)) eller dere ((gruppe 4))</text:p>
          </table:table-cell>
          <table:table-cell table:number-columns-repeated="250"/>
        </table:table-row>
        <table:table-row table:style-name="ro2">
          <table:table-cell office:value-type="float" office:value="0.791666666666667">
            <text:p>19:00:00</text:p>
          </table:table-cell>
          <table:table-cell table:style-name="Default"/>
          <table:table-cell table:formula="of:=SUM(([.D213]-[.C$2]))" office:value-type="float" office:value="0.799999999999997">
            <text:p>19:12:00</text:p>
          </table:table-cell>
          <table:table-cell table:formula="of:=SUM(([.A$2]+[.A213]))" office:value-type="float" office:value="1.82986111111111">
            <text:p>43:55:00</text:p>
          </table:table-cell>
          <table:table-cell office:value-type="string">
            <text:p>Siri</text:p>
          </table:table-cell>
          <table:table-cell office:value-type="string">
            <text:p>begge deler</text:p>
          </table:table-cell>
          <table:table-cell table:number-columns-repeated="250"/>
        </table:table-row>
        <table:table-row table:style-name="ro14">
          <table:table-cell office:value-type="float" office:value="0.795138888888889">
            <text:p>19:05:00</text:p>
          </table:table-cell>
          <table:table-cell table:style-name="Default"/>
          <table:table-cell table:formula="of:=SUM(([.D214]-[.C$2]))" office:value-type="float" office:value="0.803472222222219">
            <text:p>19:17:00</text:p>
          </table:table-cell>
          <table:table-cell table:formula="of:=SUM(([.A$2]+[.A214]))" office:value-type="float" office:value="1.83333333333333">
            <text:p>44:00:00</text:p>
          </table:table-cell>
          <table:table-cell office:value-type="string">
            <text:p>Lærer</text:p>
          </table:table-cell>
          <table:table-cell office:value-type="string">
            <text:p>jeg synes at konklusjonen på dette her er at det er ett typisk åpent forsøk hvor heller ikke de som setter det opp egentlig vet alt. <text:span text:style-name="T1">Jeg</text:span> visste ihvertfall ikke alt, jeg tror ikke <text:span text:style-name="T1">dere</text:span> visste alt ((Sjur og Morten)) hva som kom til å skje og hvorfor. Vi følger noen kurver, også stimulerer vi diskusjonen og det er jo det egentlig forsøk i naturfag <text:span text:style-name="T1">skal være</text:span> bygget opp på den måten. Sette opp hypotese, hva tror du skjer. Hvordan tolker du det som har skjedd. Det er de <text:span text:style-name="T1">beste</text:span> forsøkene egentlig for da må vi tenke og finne ut at <text:span text:style-name="T1">jøss</text:span> dette skjønner vi jo ikke helt, vi må gjøre flere forsøk. Mens <text:span text:style-name="T1">alt for mange</text:span> forsøk i skolen er jo sånn elektrolyse, <text:span text:style-name="T1">stikk</text:span> ned to stenger. hvorfor blir det rødt på den ene og klorgass på den andre. Altså det er liksom så forutsigbart alt sammen. Så sånn sett synes jeg dette var veldig vellykket. </text:p>
          </table:table-cell>
          <table:table-cell table:number-columns-repeated="25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ourier" svg:font-family="Courier"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20P0" style:volatile="true">
      <number:currency-symbol/>
      <number:text> </number:text>
      <number:number number:decimal-places="0" number:min-integer-digits="1" number:grouping="true"/>
      <number:text> </number:text>
    </number:currency-style>
    <number:currency-style style:name="N120P1" style:volatile="true">
      <number:currency-symbol/>
      <number:text> (</number:text>
      <number:number number:decimal-places="0" number:min-integer-digits="1" number:grouping="true"/>
      <number:text>)</number:text>
    </number:currency-style>
    <number:currency-style style:name="N120P2" style:volatile="true">
      <number:currency-symbol/>
      <number:text>- </number:text>
    </number:currency-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number:text>
    </number:number-style>
    <number:number-style style:name="N124P1" style:volatile="true">
      <number:text>  (</number:text>
      <number:number number:decimal-places="0" number:min-integer-digits="1" number:grouping="true"/>
      <number:text>)</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currency-style style:name="N127P0" style:volatile="true">
      <number:currency-symbol/>
      <number:text> </number:text>
      <number:number number:decimal-places="2" number:min-integer-digits="1" number:grouping="true"/>
      <number:text> </number:text>
    </number:currency-style>
    <number:currency-style style:name="N127P1" style:volatile="true">
      <number:currency-symbol/>
      <number:text> (</number:text>
      <number:number number:decimal-places="2" number:min-integer-digits="1" number:grouping="true"/>
      <number:text>)</number:text>
    </number:currency-style>
    <number:currency-style style:name="N127P2" style:volatile="true">
      <number:currency-symbol/>
      <number:text>- </number:text>
    </number:currency-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currency-style style:name="N135P0" style:volatile="true">
      <number:currency-symbol>$</number:currency-symbol>
      <number:number number:decimal-places="2" number:min-integer-digits="1" number:grouping="true"/>
    </number:currency-style>
    <number:currency-style style:name="N135">
      <style:text-properties fo:color="#ff0000"/>
      <number:text>-</number:text>
      <number:currency-symbol>$</number:currency-symbol>
      <number:number number:decimal-places="2" number:min-integer-digits="1" number:grouping="true"/>
      <style:map style:condition="value()&gt;=0" style:apply-style-name="N135P0"/>
    </number:currency-style>
    <number:time-style style:name="N116">
      <number:hours/>
      <number:text>:</number:text>
      <number:minutes number:style="long"/>
    </number:time-style>
    <number:time-style style:name="N132P0" style:volatile="true" number:truncate-on-overflow="false">
      <number:hours/>
      <number:text>:</number:text>
      <number:minutes number:style="long"/>
      <number:text>:</number:text>
      <number:seconds number:style="long"/>
    </number:time-style>
    <number:text-style style:name="N132">
      <number:text-content/>
      <style:map style:condition="value()&gt;=0" style:apply-style-name="N132P0"/>
    </number:text-style>
    <number:time-style style:name="N134P0" style:volatile="true">
      <number:hours/>
      <number:text>:</number:text>
      <number:minutes number:style="long"/>
      <number:text>:</number:text>
      <number:seconds number:style="long"/>
    </number:time-style>
    <number:text-style style:name="N134">
      <number:text-content/>
      <style:map style:condition="value()&gt;=0" style:apply-style-name="N134P0"/>
    </number:text-style>
    <style:style style:name="Default" style:family="table-cell" style:data-style-name="N0">
      <style:table-cell-properties style:cell-protect="protected" style:print-content="true" fo:background-color="transparent" style:vertical-align="middle"/>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0"/>
    <style:style style:name="Currency_20__5b_0_5d_" style:display-name="Currency [0]" style:family="table-cell" style:parent-style-name="Default" style:data-style-name="N124"/>
    <style:style style:name="Comma" style:family="table-cell" style:parent-style-name="Default" style:data-style-name="N127"/>
    <style:style style:name="Comma_20__5b_0_5d_" style:display-name="Comma [0]" style:family="table-cell" style:parent-style-name="Default" style:data-style-name="N120"/>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6">11/26/2013</text:date>, <text:time>14:32:17</text:time></text:p>
        </style:region-right>
      </style:header>
      <style:header-left style:display="false"/>
      <style:footer>
        <text:p>Sid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date>2013-11-26T14:32:17</dc:date>
    <meta:editing-duration>PT48M11S</meta:editing-duration>
    <meta:editing-cycles>3</meta:editing-cycles>
    <meta:document-statistic meta:table-count="1" meta:cell-count="1221" meta:object-count="0"/>
  </office:meta>
</office:document-meta>
</file>